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3.1591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4.645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4311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1783in" fo:break-before="auto" style:use-optimal-row-height="fals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fo:background-color="#ff3333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fo:border="0.0008in solid #000000"/>
      <style:text-properties style:font-name="Arial1" fo:font-size="12pt" style:font-size-asian="12pt" style:font-size-complex="12pt"/>
    </style:style>
    <style:style style:name="ce32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9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42" style:family="table-cell" style:parent-style-name="Default">
      <style:text-properties style:font-name="Arial1"/>
    </style:style>
    <style:style style:name="ce4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4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0" office:value-type="string">
            <text:p>Custom mark</text:p>
          </table:table-cell>
          <table:table-cell table:style-name="ce15" office:value-type="string">
            <text:p>Images updated</text:p>
          </table:table-cell>
          <table:table-cell table:number-columns-repeated="1017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6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2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9" table:formula="of:=DEC2HEX([.D5])" office:value-type="string" office:string-value="4B0">
            <text:p>4B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/>
          <table:table-cell table:style-name="ce2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9" table:formula="of:=DEC2HEX([.D6])" office:value-type="string" office:string-value="5F3">
            <text:p>5F3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2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9" table:formula="of:=DEC2HEX([.D7])" office:value-type="string" office:string-value="4AD">
            <text:p>4AD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2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9" table:formula="of:=DEC2HEX([.D8])" office:value-type="string" office:string-value="5F1">
            <text:p>5F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2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9" table:formula="of:=DEC2HEX([.D9])" office:value-type="string" office:string-value="5F2">
            <text:p>5F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2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9" table:formula="of:=DEC2HEX([.D10])" office:value-type="string" office:string-value="5F4">
            <text:p>5F4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6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9" table:formula="of:=DEC2HEX([.D11])" office:value-type="string" office:string-value="7D5">
            <text:p>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9" table:formula="of:=DEC2HEX([.D12])" office:value-type="string" office:string-value="17D5">
            <text:p>1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9" table:formula="of:=DEC2HEX([.D13])" office:value-type="string" office:string-value="27D5">
            <text:p>2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9" table:formula="of:=DEC2HEX([.D14])" office:value-type="string" office:string-value="37D5">
            <text:p>3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9" table:formula="of:=DEC2HEX([.D15])" office:value-type="string" office:string-value="47D5">
            <text:p>4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6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9" table:formula="of:=DEC2HEX([.D16])" office:value-type="string" office:string-value="7C5">
            <text:p>7C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6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9" table:formula="of:=DEC2HEX([.D17])" office:value-type="string" office:string-value="7DA">
            <text:p>7D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9" table:formula="of:=DEC2HEX([.D18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6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9" table:formula="of:=DEC2HEX([.D19])" office:value-type="string" office:string-value="7C7">
            <text:p>7C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5">
            <text:p>233000435</text:p>
          </table:table-cell>
          <table:table-cell table:style-name="ce6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9" table:formula="of:=DEC2HEX([.D20])" office:value-type="string" office:string-value="7C8">
            <text:p>7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table:number-columns-spanned="1" table:number-rows-spanned="2"/>
          <table:table-cell table:style-name="ce6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9" table:formula="of:=DEC2HEX([.D21])" office:value-type="string" office:string-value="7E1">
            <text:p>7E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6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9" table:formula="of:=DEC2HEX([.D22])" office:value-type="string" office:string-value="7E2">
            <text:p>7E2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6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9" table:formula="of:=DEC2HEX([.D23])" office:value-type="string" office:string-value="4AF">
            <text:p>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9" table:formula="of:=DEC2HEX([.D24])" office:value-type="string" office:string-value="14AF">
            <text:p>1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9" table:formula="of:=DEC2HEX([.D25])" office:value-type="string" office:string-value="24AF">
            <text:p>2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6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9" table:formula="of:=DEC2HEX([.D26])" office:value-type="string" office:string-value="43A">
            <text:p>43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9" table:formula="of:=DEC2HEX([.D27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6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9" table:formula="of:=DEC2HEX([.D28])" office:value-type="string" office:string-value="439">
            <text:p>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9" table:formula="of:=DEC2HEX([.D29])" office:value-type="string" office:string-value="1439">
            <text:p>1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9" table:formula="of:=DEC2HEX([.D30])" office:value-type="string" office:string-value="2439">
            <text:p>2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6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9" table:formula="of:=DEC2HEX([.D31])" office:value-type="string" office:string-value="5F0">
            <text:p>5F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6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9" table:formula="of:=DEC2HEX([.D32])" office:value-type="string" office:string-value="640">
            <text:p>64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6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9" table:formula="of:=DEC2HEX([.D33])" office:value-type="string" office:string-value="652">
            <text:p>65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6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9" table:formula="of:=DEC2HEX([.D34])" office:value-type="string" office:string-value="7DF">
            <text:p>7D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 office:value-type="float" office:value="233000824">
            <text:p>233000824</text:p>
          </table:table-cell>
          <table:table-cell table:style-name="ce2" office:value-type="string">
            <text:p>5Ds BG Character Decks</text:p>
          </table:table-cell>
          <table:table-cell table:style-name="ce2"/>
          <table:table-cell table:style-name="ce9" table:formula="of:=DEC2HEX([.D35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9" table:formula="of:=DEC2HEX([.D36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00">
            <text:p>233001000</text:p>
          </table:table-cell>
          <table:table-cell table:style-name="ce2" office:value-type="float" office:value="233001048">
            <text:p>233001048</text:p>
          </table:table-cell>
          <table:table-cell table:style-name="ce6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9" table:formula="of:=DEC2HEX([.D37])" office:value-type="string" office:string-value="5F7">
            <text:p>5F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6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9" table:formula="of:=DEC2HEX([.D38])" office:value-type="string" office:string-value="5F8">
            <text:p>5F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6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9" table:formula="of:=DEC2HEX([.D39])" office:value-type="string" office:string-value="5F9">
            <text:p>5F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6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9" table:formula="of:=DEC2HEX([.D40])" office:value-type="string" office:string-value="7D0">
            <text:p>7D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6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9" table:formula="of:=DEC2HEX([.D41])" office:value-type="string" office:string-value="7DB">
            <text:p>7DB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00">
            <text:p>233001200</text:p>
          </table:table-cell>
          <table:table-cell table:style-name="ce2" office:value-type="float" office:value="233001249">
            <text:p>233001249</text:p>
          </table:table-cell>
          <table:table-cell table:style-name="ce6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9" table:formula="of:=DEC2HEX([.D42])" office:value-type="string" office:string-value="4C9">
            <text:p>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9" table:formula="of:=DEC2HEX([.D43])" office:value-type="string" office:string-value="14C9">
            <text:p>1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9" table:formula="of:=DEC2HEX([.D44])" office:value-type="string" office:string-value="24C9">
            <text:p>2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6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9" table:formula="of:=DEC2HEX([.D45])" office:value-type="string" office:string-value="9D0">
            <text:p>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6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6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6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6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9" table:formula="of:=DEC2HEX([.D53])" office:value-type="string" office:string-value="7E0">
            <text:p>7E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6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6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33001420">
            <text:p>233001420</text:p>
          </table:table-cell>
          <table:table-cell table:style-name="ce4" office:value-type="float" office:value="233001438">
            <text:p>233001438</text:p>
          </table:table-cell>
          <table:table-cell table:style-name="ce8" office:value-type="string">
            <text:p>Sapphire☆Dream</text:p>
          </table:table-cell>
          <table:table-cell table:style-name="ce4" office:value-type="float" office:value="2014">
            <text:p>2014</text:p>
          </table:table-cell>
          <table:table-cell table:style-name="ce9" table:formula="of:=DEC2HEX([.D56])" office:value-type="string" office:string-value="7DE">
            <text:p>7DE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33001500">
            <text:p>233001500</text:p>
          </table:table-cell>
          <table:table-cell table:style-name="ce4" office:value-type="float" office:value="233001514">
            <text:p>233001514</text:p>
          </table:table-cell>
          <table:table-cell table:style-name="ce8" office:value-type="string">
            <text:p>Flash Resistance Reindeer</text:p>
          </table:table-cell>
          <table:table-cell table:style-name="ce4" office:value-type="float" office:value="1226">
            <text:p>1226</text:p>
          </table:table-cell>
          <table:table-cell table:style-name="ce9" table:formula="of:=DEC2HEX([.D57])" office:value-type="string" office:string-value="4CA">
            <text:p>4C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2"/>
          <table:table-cell office:value-type="string">
            <text:p>Complete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3"/>
          <table:table-cell office:value-type="string">
            <text:p>WIP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4"/>
          <table:table-cell office:value-type="string">
            <text:p>Need to do</text:p>
          </table:table-cell>
          <table:table-cell table:number-columns-repeated="1017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31"/>
        <table:table-column table:style-name="co6" table:default-cell-style-name="ce31"/>
        <table:table-column table:style-name="co7" table:default-cell-style-name="ce31"/>
        <table:table-column table:style-name="co4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4" table:number-columns-repeated="1017" table:default-cell-style-name="ce31"/>
        <table:table-row table:style-name="ro5">
          <table:table-cell table:style-name="ce26" office:value-type="string" table:number-columns-spanned="7" table:number-rows-spanned="1">
            <text:p>Card IDs will be listed by the numbers after the [ 233 ] XXXXXX. Using this range to ensure no conflicts.</text:p>
          </table:table-cell>
          <table:covered-table-cell table:number-columns-repeated="6" table:style-name="ce3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7" table:number-columns-repeated="26"/>
          <table:table-cell table:number-columns-repeated="998"/>
        </table:table-row>
        <table:table-row table:style-name="ro7">
          <table:table-cell table:style-name="ce28" office:value-type="string">
            <text:p>ID</text:p>
          </table:table-cell>
          <table:table-cell table:style-name="ce28" office:value-type="string">
            <text:p>Card name</text:p>
          </table:table-cell>
          <table:table-cell table:style-name="ce34"/>
          <table:table-cell table:style-name="ce34" office:value-type="string">
            <text:p>Needs pic</text:p>
          </table:table-cell>
          <table:table-cell table:style-name="ce34" office:value-type="string">
            <text:p>Needs script</text:p>
          </table:table-cell>
          <table:table-cell table:style-name="ce34"/>
          <table:table-cell table:style-name="ce34" office:value-type="string">
            <text:p>Comment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0">
            <text:p>0</text:p>
          </table:table-cell>
          <table:table-cell table:style-name="ce29" office:value-type="string">
            <text:p>Apex Roc of the Ice B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">
            <text:p>1</text:p>
          </table:table-cell>
          <table:table-cell table:style-name="ce29" office:value-type="string">
            <text:p>Elemental HERO Spear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">
            <text:p>2</text:p>
          </table:table-cell>
          <table:table-cell table:style-name="ce29" office:value-type="string">
            <text:p>Elemental HERO Burn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">
            <text:p>3</text:p>
          </table:table-cell>
          <table:table-cell table:style-name="ce29" office:value-type="string">
            <text:p>Elemental HERO Pendulum Mi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">
            <text:p>4</text:p>
          </table:table-cell>
          <table:table-cell table:style-name="ce29" office:value-type="string">
            <text:p>Elemental HERO Lunara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">
            <text:p>5</text:p>
          </table:table-cell>
          <table:table-cell table:style-name="ce29" office:value-type="string">
            <text:p>Elemental HERO Flower Valkyr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">
            <text:p>6</text:p>
          </table:table-cell>
          <table:table-cell table:style-name="ce29" office:value-type="string">
            <text:p>Elemental HERO Illusion Star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Need to code Pend effect, or fix altogether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">
            <text:p>7</text:p>
          </table:table-cell>
          <table:table-cell table:style-name="ce29" office:value-type="string">
            <text:p>Elemental HERO Crush Chas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">
            <text:p>8</text:p>
          </table:table-cell>
          <table:table-cell table:style-name="ce29" office:value-type="string">
            <text:p>Mecha Phantom Beast Speecheeta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">
            <text:p>9</text:p>
          </table:table-cell>
          <table:table-cell table:style-name="ce29" office:value-type="string">
            <text:p>Mecha Phantom Beast Altairaff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">
            <text:p>10</text:p>
          </table:table-cell>
          <table:table-cell table:style-name="ce29" office:value-type="string">
            <text:p>Majespecter Unicorn - Kirin (Custom Errata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">
            <text:p>11</text:p>
          </table:table-cell>
          <table:table-cell table:style-name="ce29" office:value-type="string">
            <text:p>Majespecter Reindeer – Mikazuc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">
            <text:p>12</text:p>
          </table:table-cell>
          <table:table-cell table:style-name="ce29" office:value-type="string">
            <text:p>Majespecter Dog - Hachi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">
            <text:p>13</text:p>
          </table:table-cell>
          <table:table-cell table:style-name="ce29" office:value-type="string">
            <text:p>Majespecter Dragon – Sei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">
            <text:p>14</text:p>
          </table:table-cell>
          <table:table-cell table:style-name="ce29" office:value-type="string">
            <text:p>Majespecter Snake - Oroc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5">
            <text:p>15</text:p>
          </table:table-cell>
          <table:table-cell table:style-name="ce29" office:value-type="string">
            <text:p>Majespecter Slug - Katsu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">
            <text:p>16</text:p>
          </table:table-cell>
          <table:table-cell table:style-name="ce29" office:value-type="string">
            <text:p>Advance Aeri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">
            <text:p>17</text:p>
          </table:table-cell>
          <table:table-cell table:style-name="ce29" office:value-type="string">
            <text:p>Mecha Phantom Beast Kamaita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8">
            <text:p>18</text:p>
          </table:table-cell>
          <table:table-cell table:style-name="ce29" office:value-type="string">
            <text:p>Wished by the World Chal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9">
            <text:p>19</text:p>
          </table:table-cell>
          <table:table-cell table:style-name="ce29" office:value-type="string">
            <text:p>Enlightened by the World Chal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">
            <text:p>20</text:p>
          </table:table-cell>
          <table:table-cell table:style-name="ce29" office:value-type="string">
            <text:p>Leopard of the Ice B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">
            <text:p>21</text:p>
          </table:table-cell>
          <table:table-cell table:style-name="ce29" office:value-type="string">
            <text:p>Number 171: Elite Equestrian Star Goldri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">
            <text:p>22</text:p>
          </table:table-cell>
          <table:table-cell table:style-name="ce29" office:value-type="string">
            <text:p>Bandito, Trickster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">
            <text:p>23</text:p>
          </table:table-cell>
          <table:table-cell table:style-name="ce29" office:value-type="string">
            <text:p>Itachi, Ninja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">
            <text:p>24</text:p>
          </table:table-cell>
          <table:table-cell table:style-name="ce29" office:value-type="string">
            <text:p>Sakura, Medic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">
            <text:p>25</text:p>
          </table:table-cell>
          <table:table-cell table:style-name="ce29" office:value-type="string">
            <text:p>Tahz, Scavenger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">
            <text:p>26</text:p>
          </table:table-cell>
          <table:table-cell table:style-name="ce29" office:value-type="string">
            <text:p>Ambush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">
            <text:p>27</text:p>
          </table:table-cell>
          <table:table-cell table:style-name="ce29" office:value-type="string">
            <text:p>Reallocation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8">
            <text:p>28</text:p>
          </table:table-cell>
          <table:table-cell table:style-name="ce29" office:value-type="string">
            <text:p>Resolution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9">
            <text:p>29</text:p>
          </table:table-cell>
          <table:table-cell table:style-name="ce29" office:value-type="string">
            <text:p>Furryparadise, Crazy City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">
            <text:p>30</text:p>
          </table:table-cell>
          <table:table-cell table:style-name="ce29" office:value-type="string">
            <text:p>Fubuki, Justice of the Ice B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">
            <text:p>31</text:p>
          </table:table-cell>
          <table:table-cell table:style-name="ce29" office:value-type="string">
            <text:p>Valkyrie Ká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">
            <text:p>32</text:p>
          </table:table-cell>
          <table:table-cell table:style-name="ce29" office:value-type="string">
            <text:p>Majespecter Pegasus -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">
            <text:p>33</text:p>
          </table:table-cell>
          <table:table-cell table:style-name="ce29" office:value-type="string">
            <text:p>Majespecter Phoenix - Suzak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">
            <text:p>34</text:p>
          </table:table-cell>
          <table:table-cell table:style-name="ce29" office:value-type="string">
            <text:p>Majespecter Resc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">
            <text:p>35</text:p>
          </table:table-cell>
          <table:table-cell table:style-name="ce29" office:value-type="string">
            <text:p>Majespecter Rabbit - Inab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6">
            <text:p>36</text:p>
          </table:table-cell>
          <table:table-cell table:style-name="ce29" office:value-type="string">
            <text:p>Elemental HERO Speed 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">
            <text:p>37</text:p>
          </table:table-cell>
          <table:table-cell table:style-name="ce29" office:value-type="string">
            <text:p>Elemental HERO Scarlet Gall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">
            <text:p>38</text:p>
          </table:table-cell>
          <table:table-cell table:style-name="ce29" office:value-type="string">
            <text:p>Gem-Knight Trainer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9">
            <text:p>39</text:p>
          </table:table-cell>
          <table:table-cell table:style-name="ce29" office:value-type="string">
            <text:p>Hieratic Seal of the Guardian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">
            <text:p>40</text:p>
          </table:table-cell>
          <table:table-cell table:style-name="ce29" office:value-type="string">
            <text:p>Hieratic Dragon of Sat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">
            <text:p>41</text:p>
          </table:table-cell>
          <table:table-cell table:style-name="ce29" office:value-type="string">
            <text:p>T.G. Anthro Racer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">
            <text:p>42</text:p>
          </table:table-cell>
          <table:table-cell table:style-name="ce29" office:value-type="string">
            <text:p>Elemental HERO Mudballman (custom errata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">
            <text:p>43</text:p>
          </table:table-cell>
          <table:table-cell table:style-name="ce29" office:value-type="string">
            <text:p>Number 170: Storm Diver 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4">
            <text:p>44</text:p>
          </table:table-cell>
          <table:table-cell table:style-name="ce29" office:value-type="string">
            <text:p>Number 187: Flareburner Perfomer 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">
            <text:p>100</text:p>
          </table:table-cell>
          <table:table-cell table:style-name="ce29" office:value-type="string">
            <text:p>ZPD Officer - Hopps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">
            <text:p>101</text:p>
          </table:table-cell>
          <table:table-cell table:style-name="ce29" office:value-type="string">
            <text:p>ZPD Officer - Hopps (standard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">
            <text:p>102</text:p>
          </table:table-cell>
          <table:table-cell table:style-name="ce29" office:value-type="string">
            <text:p>ZPD Officer - Wild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">
            <text:p>103</text:p>
          </table:table-cell>
          <table:table-cell table:style-name="ce29" office:value-type="string">
            <text:p>ZPD Officer - Clawhaus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">
            <text:p>104</text:p>
          </table:table-cell>
          <table:table-cell table:style-name="ce29" office:value-type="string">
            <text:p>ZPD Officer - McH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5">
            <text:p>105</text:p>
          </table:table-cell>
          <table:table-cell table:style-name="ce29" office:value-type="string">
            <text:p>ZPD Central Headquarter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">
            <text:p>106</text:p>
          </table:table-cell>
          <table:table-cell table:style-name="ce29" office:value-type="string">
            <text:p>ZPD Chief - Bog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">
            <text:p>107</text:p>
          </table:table-cell>
          <table:table-cell table:style-name="ce29" office:value-type="string">
            <text:p>ZPD Officer - Fangmey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8">
            <text:p>108</text:p>
          </table:table-cell>
          <table:table-cell table:style-name="ce29" office:value-type="string">
            <text:p>ZPD Officer - Delgat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9">
            <text:p>109</text:p>
          </table:table-cell>
          <table:table-cell table:style-name="ce29" office:value-type="string">
            <text:p>ZPD Officer - Byakur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">
            <text:p>110</text:p>
          </table:table-cell>
          <table:table-cell table:style-name="ce29" office:value-type="string">
            <text:p>ZPD Officer - Penningt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">
            <text:p>111</text:p>
          </table:table-cell>
          <table:table-cell table:style-name="ce29" office:value-type="string">
            <text:p>ZPD Inspe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">
            <text:p>112</text:p>
          </table:table-cell>
          <table:table-cell table:style-name="ce29" office:value-type="string">
            <text:p>ZPD Arre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">
            <text:p>113</text:p>
          </table:table-cell>
          <table:table-cell table:style-name="ce29" office:value-type="string">
            <text:p>ZPD Officer - Higgin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">
            <text:p>114</text:p>
          </table:table-cell>
          <table:table-cell table:style-name="ce29" office:value-type="string">
            <text:p>ZPD Veteran Officer - Hopps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">
            <text:p>115</text:p>
          </table:table-cell>
          <table:table-cell table:style-name="ce29" office:value-type="string">
            <text:p>ZPD Veteran Officer - Wilde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">
            <text:p>116</text:p>
          </table:table-cell>
          <table:table-cell table:style-name="ce29" office:value-type="string">
            <text:p>ZPD Veteran Officer - Hopp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">
            <text:p>117</text:p>
          </table:table-cell>
          <table:table-cell table:style-name="ce29" office:value-type="string">
            <text:p>ZPD Veteran Officer - Wild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8">
            <text:p>118</text:p>
          </table:table-cell>
          <table:table-cell table:style-name="ce29" office:value-type="string">
            <text:p>ZPD Ra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9">
            <text:p>119</text:p>
          </table:table-cell>
          <table:table-cell table:style-name="ce29" office:value-type="string">
            <text:p>ZPD Officer - Snarlov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">
            <text:p>120</text:p>
          </table:table-cell>
          <table:table-cell table:style-name="ce29" office:value-type="string">
            <text:p>ZPD Emergency Dispatc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">
            <text:p>121</text:p>
          </table:table-cell>
          <table:table-cell table:style-name="ce29" office:value-type="string">
            <text:p>ZPD Officer - Mab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">
            <text:p>122</text:p>
          </table:table-cell>
          <table:table-cell table:style-name="ce29" office:value-type="string">
            <text:p>ZPD Officer - Shinse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">
            <text:p>123</text:p>
          </table:table-cell>
          <table:table-cell table:style-name="ce29" office:value-type="string">
            <text:p>ZPD Detective - Oat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30" office:value-type="float" office:value="124">
            <text:p>124</text:p>
          </table:table-cell>
          <table:table-cell table:style-name="ce30" office:value-type="string">
            <text:p>ZPD Carrot Pen Recorder</text:p>
          </table:table-cell>
          <table:table-cell table:style-name="ce30" table:number-columns-repeated="4"/>
          <table:table-cell table:style-name="ce30" office:value-type="string">
            <text:p>Currently not scripted due to complexity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">
            <text:p>125</text:p>
          </table:table-cell>
          <table:table-cell table:style-name="ce29" office:value-type="string">
            <text:p>ZPD Secret Investig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">
            <text:p>126</text:p>
          </table:table-cell>
          <table:table-cell table:style-name="ce29" office:value-type="string">
            <text:p>ZPD Motorcyc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">
            <text:p>127</text:p>
          </table:table-cell>
          <table:table-cell table:style-name="ce29" office:value-type="string">
            <text:p>Furry Veteran Officer -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8">
            <text:p>128</text:p>
          </table:table-cell>
          <table:table-cell table:style-name="ce29" office:value-type="string">
            <text:p>Furry Rookie Officer - Ky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9">
            <text:p>129</text:p>
          </table:table-cell>
          <table:table-cell table:style-name="ce29" office:value-type="string">
            <text:p>ZPD Scheme Intercep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">
            <text:p>130</text:p>
          </table:table-cell>
          <table:table-cell table:style-name="ce29" office:value-type="string">
            <text:p>ZPD Veteran Officer - Sakura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0">
            <text:p>140</text:p>
          </table:table-cell>
          <table:table-cell table:style-name="ce29" office:value-type="string">
            <text:p>Magical Girl of Fairytal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1">
            <text:p>141</text:p>
          </table:table-cell>
          <table:table-cell table:style-name="ce29" office:value-type="string">
            <text:p>Magical Girl of Invoc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2">
            <text:p>142</text:p>
          </table:table-cell>
          <table:table-cell table:style-name="ce29" office:value-type="string">
            <text:p>Magicial Girl of Studi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3">
            <text:p>143</text:p>
          </table:table-cell>
          <table:table-cell table:style-name="ce29" office:value-type="string">
            <text:p>Magicial Girl of Animal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4">
            <text:p>144</text:p>
          </table:table-cell>
          <table:table-cell table:style-name="ce29" office:value-type="string">
            <text:p>Supreme Magicial Girl of Eleg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5">
            <text:p>145</text:p>
          </table:table-cell>
          <table:table-cell table:style-name="ce29" office:value-type="string">
            <text:p>Supreme Magicial Girl of Miracl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6">
            <text:p>146</text:p>
          </table:table-cell>
          <table:table-cell table:style-name="ce29" office:value-type="string">
            <text:p>Magical Girl of Music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7">
            <text:p>147</text:p>
          </table:table-cell>
          <table:table-cell table:style-name="ce29" office:value-type="string">
            <text:p>Magicial Girl of New Spr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0">
            <text:p>160</text:p>
          </table:table-cell>
          <table:table-cell table:style-name="ce29" office:value-type="string">
            <text:p>ZP Delta Ranger - Pink Sh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1">
            <text:p>161</text:p>
          </table:table-cell>
          <table:table-cell table:style-name="ce29" office:value-type="string">
            <text:p>ZP Delta Ranger - Yellow Shury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2">
            <text:p>162</text:p>
          </table:table-cell>
          <table:table-cell table:style-name="ce29" office:value-type="string">
            <text:p>ZP Delta Ranger - Green Kitsu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3">
            <text:p>163</text:p>
          </table:table-cell>
          <table:table-cell table:style-name="ce29" office:value-type="string">
            <text:p>ZP Delta Ranger - Blue To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4">
            <text:p>164</text:p>
          </table:table-cell>
          <table:table-cell table:style-name="ce29" office:value-type="string">
            <text:p>ZP Delta Ranger - Red Higu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5">
            <text:p>165</text:p>
          </table:table-cell>
          <table:table-cell table:style-name="ce29" office:value-type="string">
            <text:p>ZP Delta Commander - Eclipse Yag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6">
            <text:p>166</text:p>
          </table:table-cell>
          <table:table-cell table:style-name="ce29" office:value-type="string">
            <text:p>ZP Delta Command Ba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7">
            <text:p>167</text:p>
          </table:table-cell>
          <table:table-cell table:style-name="ce29" office:value-type="string">
            <text:p>ZP Delta Beast - Tokozuchi-no-S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8">
            <text:p>168</text:p>
          </table:table-cell>
          <table:table-cell table:style-name="ce29" office:value-type="string">
            <text:p>ZP Delta Beast - Kokoh-no-Shuryohy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9">
            <text:p>169</text:p>
          </table:table-cell>
          <table:table-cell table:style-name="ce29" office:value-type="string">
            <text:p>ZP Delta Beast - Midorikaze-no-Yo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0">
            <text:p>170</text:p>
          </table:table-cell>
          <table:table-cell table:style-name="ce29" office:value-type="string">
            <text:p>ZP Delta Beast - Aogaikai-no-Konsei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1">
            <text:p>171</text:p>
          </table:table-cell>
          <table:table-cell table:style-name="ce29" office:value-type="string">
            <text:p>ZP Delta Beast - Shinkugaen-no-Oniku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2">
            <text:p>172</text:p>
          </table:table-cell>
          <table:table-cell table:style-name="ce29" office:value-type="string">
            <text:p>ZP Delta Beast Commander - Shikkokuya-no-Kouyag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3">
            <text:p>173</text:p>
          </table:table-cell>
          <table:table-cell table:style-name="ce29" office:value-type="string">
            <text:p>ZP Delta Captu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4">
            <text:p>174</text:p>
          </table:table-cell>
          <table:table-cell table:style-name="ce29" office:value-type="string">
            <text:p>ZP Delta Ranger - White U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5">
            <text:p>175</text:p>
          </table:table-cell>
          <table:table-cell table:style-name="ce29" office:value-type="string">
            <text:p>ZP Delta Beast - Shiroseisai-no-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0">
            <text:p>200</text:p>
          </table:table-cell>
          <table:table-cell table:style-name="ce29" office:value-type="string">
            <text:p>Sanctuary of the Eon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1">
            <text:p>201</text:p>
          </table:table-cell>
          <table:table-cell table:style-name="ce29" office:value-type="string">
            <text:p>Psychic Dragon Ara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2">
            <text:p>202</text:p>
          </table:table-cell>
          <table:table-cell table:style-name="ce29" office:value-type="string">
            <text:p>Psychic Dragon Hange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3">
            <text:p>203</text:p>
          </table:table-cell>
          <table:table-cell table:style-name="ce29" office:value-type="string">
            <text:p>Psychic Dragon Kit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4">
            <text:p>204</text:p>
          </table:table-cell>
          <table:table-cell table:style-name="ce29" office:value-type="string">
            <text:p>Psychic Dragon Mikaz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5">
            <text:p>205</text:p>
          </table:table-cell>
          <table:table-cell table:style-name="ce29" office:value-type="string">
            <text:p>Psychic Dragon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6">
            <text:p>206</text:p>
          </table:table-cell>
          <table:table-cell table:style-name="ce29" office:value-type="string">
            <text:p>Psychic Dragon Emper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7">
            <text:p>207</text:p>
          </table:table-cell>
          <table:table-cell table:style-name="ce29" office:value-type="string">
            <text:p>Psychic Dragon Kas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8">
            <text:p>208</text:p>
          </table:table-cell>
          <table:table-cell table:style-name="ce29" office:value-type="string">
            <text:p>Psychic Dragon Sato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9">
            <text:p>209</text:p>
          </table:table-cell>
          <table:table-cell table:style-name="ce29" office:value-type="string">
            <text:p>Psychic Dragon Ha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0">
            <text:p>210</text:p>
          </table:table-cell>
          <table:table-cell table:style-name="ce29" office:value-type="string">
            <text:p>Psychic Dragon Hi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1">
            <text:p>211</text:p>
          </table:table-cell>
          <table:table-cell table:style-name="ce29" office:value-type="string">
            <text:p>Psychic Dragon Take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2">
            <text:p>212</text:p>
          </table:table-cell>
          <table:table-cell table:style-name="ce29" office:value-type="string">
            <text:p>Psychic Dragon Masat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3">
            <text:p>213</text:p>
          </table:table-cell>
          <table:table-cell table:style-name="ce29" office:value-type="string">
            <text:p>Psychic Dragon Soldier Jik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4">
            <text:p>214</text:p>
          </table:table-cell>
          <table:table-cell table:style-name="ce29" office:value-type="string">
            <text:p>Psychic Dragon Soldier Kuk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5">
            <text:p>215</text:p>
          </table:table-cell>
          <table:table-cell table:style-name="ce29" office:value-type="string">
            <text:p>Psychic Dragon Soldier Shok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6">
            <text:p>216</text:p>
          </table:table-cell>
          <table:table-cell table:style-name="ce29" office:value-type="string">
            <text:p>Psychic Dragon Hero Shin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7">
            <text:p>217</text:p>
          </table:table-cell>
          <table:table-cell table:style-name="ce29" office:value-type="string">
            <text:p>Psychic Dragon Hero Rin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8">
            <text:p>218</text:p>
          </table:table-cell>
          <table:table-cell table:style-name="ce29" office:value-type="string">
            <text:p>Psychic Dragon Destroyer Wuj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9">
            <text:p>219</text:p>
          </table:table-cell>
          <table:table-cell table:style-name="ce29" office:value-type="string">
            <text:p>Psychic Dragon Airi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0">
            <text:p>220</text:p>
          </table:table-cell>
          <table:table-cell table:style-name="ce29" office:value-type="string">
            <text:p>Psychic Dragon Sere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1">
            <text:p>221</text:p>
          </table:table-cell>
          <table:table-cell table:style-name="ce29" office:value-type="string">
            <text:p>Psychic Dragon Tamer Wata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2">
            <text:p>222</text:p>
          </table:table-cell>
          <table:table-cell table:style-name="ce29" office:value-type="string">
            <text:p>Psychic Dragon Minib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3">
            <text:p>223</text:p>
          </table:table-cell>
          <table:table-cell table:style-name="ce29" office:value-type="string">
            <text:p>Psychic Dragon Chita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4">
            <text:p>224</text:p>
          </table:table-cell>
          <table:table-cell table:style-name="ce29" office:value-type="string">
            <text:p>Psychic Dragon Shige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5">
            <text:p>225</text:p>
          </table:table-cell>
          <table:table-cell table:style-name="ce29" office:value-type="string">
            <text:p>Psychic Dragon Hig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6">
            <text:p>226</text:p>
          </table:table-cell>
          <table:table-cell table:style-name="ce29" office:value-type="string">
            <text:p>Psychic Dragon Trainer Ib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7">
            <text:p>227</text:p>
          </table:table-cell>
          <table:table-cell table:style-name="ce29" office:value-type="string">
            <text:p>Psychic Dragon Mange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8">
            <text:p>228</text:p>
          </table:table-cell>
          <table:table-cell table:style-name="ce29" office:value-type="string">
            <text:p>Psychic Dragon Star Tend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9">
            <text:p>229</text:p>
          </table:table-cell>
          <table:table-cell table:style-name="ce29" office:value-type="string">
            <text:p>Psychic Dragon Star Nara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0">
            <text:p>230</text:p>
          </table:table-cell>
          <table:table-cell table:style-name="ce29" office:value-type="string">
            <text:p>Psychic Ear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1">
            <text:p>231</text:p>
          </table:table-cell>
          <table:table-cell table:style-name="ce29" office:value-type="string">
            <text:p>Spirit Jewel of the Psychic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2">
            <text:p>232</text:p>
          </table:table-cell>
          <table:table-cell table:style-name="ce29" office:value-type="string">
            <text:p>Psychic Dragon Force Brea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3">
            <text:p>233</text:p>
          </table:table-cell>
          <table:table-cell table:style-name="ce29" office:value-type="string">
            <text:p>Psychic Dragon Flame Se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4">
            <text:p>234</text:p>
          </table:table-cell>
          <table:table-cell table:style-name="ce29" office:value-type="string">
            <text:p>Psychic Dragon Multiple Reflection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Needs to figure out how to do it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5">
            <text:p>235</text:p>
          </table:table-cell>
          <table:table-cell table:style-name="ce29" office:value-type="string">
            <text:p>Psychic Dragon Refle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6">
            <text:p>236</text:p>
          </table:table-cell>
          <table:table-cell table:style-name="ce29" office:value-type="string">
            <text:p>Psychic Dragon Resto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7">
            <text:p>237</text:p>
          </table:table-cell>
          <table:table-cell table:style-name="ce29" office:value-type="string">
            <text:p>Psychic Dragon Regene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9">
            <text:p>239</text:p>
          </table:table-cell>
          <table:table-cell table:style-name="ce29" office:value-type="string">
            <text:p>Shinreiryu Ga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0">
            <text:p>240</text:p>
          </table:table-cell>
          <table:table-cell table:style-name="ce29" office:value-type="string">
            <text:p>Shinreiryu Final D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1">
            <text:p>241</text:p>
          </table:table-cell>
          <table:table-cell table:style-name="ce29" office:value-type="string">
            <text:p>Psychic Dragon Spirit Fly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2">
            <text:p>242</text:p>
          </table:table-cell>
          <table:table-cell table:style-name="ce29" office:value-type="string">
            <text:p>Psychic Dragon Conqueror Rekkyuz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3">
            <text:p>243</text:p>
          </table:table-cell>
          <table:table-cell table:style-name="ce29" office:value-type="string">
            <text:p>Psychic Dragon Kyome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4">
            <text:p>244</text:p>
          </table:table-cell>
          <table:table-cell table:style-name="ce29" office:value-type="string">
            <text:p>Psychic Dragon Haku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5">
            <text:p>245</text:p>
          </table:table-cell>
          <table:table-cell table:style-name="ce29" office:value-type="string">
            <text:p>Number 110: Psychic Dragon Scarlet Shock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6">
            <text:p>246</text:p>
          </table:table-cell>
          <table:table-cell table:style-name="ce29" office:value-type="string">
            <text:p>Number C110: Psychic Dragon Crimson Bl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7">
            <text:p>247</text:p>
          </table:table-cell>
          <table:table-cell table:style-name="ce29" office:value-type="string">
            <text:p>Number 128: Psychic Dragon Supreme Emperor Ryuk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8">
            <text:p>248</text:p>
          </table:table-cell>
          <table:table-cell table:style-name="ce29" office:value-type="string">
            <text:p>Psychic Dragon Kai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9">
            <text:p>249</text:p>
          </table:table-cell>
          <table:table-cell table:style-name="ce29" office:value-type="string">
            <text:p>Number 145: Psychic Dragon Shinsho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0">
            <text:p>250</text:p>
          </table:table-cell>
          <table:table-cell table:style-name="ce29" office:value-type="string">
            <text:p>Number 130: Psychic Dragon Azure Mir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1">
            <text:p>251</text:p>
          </table:table-cell>
          <table:table-cell table:style-name="ce29" office:value-type="string">
            <text:p>Psychic Dragon Princess Latia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2">
            <text:p>252</text:p>
          </table:table-cell>
          <table:table-cell table:style-name="ce29" office:value-type="string">
            <text:p>Psychic Dragon Prince Latio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3">
            <text:p>253</text:p>
          </table:table-cell>
          <table:table-cell table:style-name="ce29" office:value-type="string">
            <text:p>Psychic Dragon Delta Eon Latia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4">
            <text:p>254</text:p>
          </table:table-cell>
          <table:table-cell table:style-name="ce29" office:value-type="string">
            <text:p>Psychic Dragon Eon Princess Latias E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5">
            <text:p>255</text:p>
          </table:table-cell>
          <table:table-cell table:style-name="ce29" office:value-type="string">
            <text:p>Psychic Dragon Nexus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6">
            <text:p>256</text:p>
          </table:table-cell>
          <table:table-cell table:style-name="ce29" office:value-type="string">
            <text:p>Psychic Dragon Rub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7">
            <text:p>257</text:p>
          </table:table-cell>
          <table:table-cell table:style-name="ce29" office:value-type="string">
            <text:p>Psychic Dragon Sapp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8">
            <text:p>258</text:p>
          </table:table-cell>
          <table:table-cell table:style-name="ce29" office:value-type="string">
            <text:p>Psychic Dragon Lea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9">
            <text:p>259</text:p>
          </table:table-cell>
          <table:table-cell table:style-name="ce29" office:value-type="string">
            <text:p>Psychic Dragon Cryst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0">
            <text:p>260</text:p>
          </table:table-cell>
          <table:table-cell table:style-name="ce29" office:value-type="string">
            <text:p>Psychic Dragon Soul C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1">
            <text:p>261</text:p>
          </table:table-cell>
          <table:table-cell table:style-name="ce29" office:value-type="string">
            <text:p>Shinreiryu Magic Deflection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2">
            <text:p>262</text:p>
          </table:table-cell>
          <table:table-cell table:style-name="ce29" office:value-type="string">
            <text:p>Number 121: Psychic Dragon Creator Emperor Shinkaryu Alpha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3">
            <text:p>263</text:p>
          </table:table-cell>
          <table:table-cell table:style-name="ce29" office:value-type="string">
            <text:p>Psychic Dragon Twin Strik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1">
            <text:p>271</text:p>
          </table:table-cell>
          <table:table-cell table:style-name="ce29" office:value-type="string">
            <text:p>Psychic Hero Espy Sho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2">
            <text:p>272</text:p>
          </table:table-cell>
          <table:table-cell table:style-name="ce29" office:value-type="string">
            <text:p>Psychic Hero Blizzard Strik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3">
            <text:p>273</text:p>
          </table:table-cell>
          <table:table-cell table:style-name="ce29" office:value-type="string">
            <text:p>Psychic Hero Jolt 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4">
            <text:p>274</text:p>
          </table:table-cell>
          <table:table-cell table:style-name="ce29" office:value-type="string">
            <text:p>Psychic Hero Flare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5">
            <text:p>275</text:p>
          </table:table-cell>
          <table:table-cell table:style-name="ce29" office:value-type="string">
            <text:p>Psychic Hero Night Daz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6">
            <text:p>276</text:p>
          </table:table-cell>
          <table:table-cell table:style-name="ce29" office:value-type="string">
            <text:p>Psychic Hero Sylvan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7">
            <text:p>277</text:p>
          </table:table-cell>
          <table:table-cell table:style-name="ce29" office:value-type="string">
            <text:p>Psychic Hero Leaf Rush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8">
            <text:p>278</text:p>
          </table:table-cell>
          <table:table-cell table:style-name="ce29" office:value-type="string">
            <text:p>Psychic Hero Vapor Bl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9">
            <text:p>279</text:p>
          </table:table-cell>
          <table:table-cell table:style-name="ce29" office:value-type="string">
            <text:p>Psychic Hero Revival Ca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0">
            <text:p>300</text:p>
          </table:table-cell>
          <table:table-cell table:style-name="ce29" office:value-type="string">
            <text:p>Rider Deer Honor Guard Ichigay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1">
            <text:p>301</text:p>
          </table:table-cell>
          <table:table-cell table:style-name="ce29" office:value-type="string">
            <text:p>Rider Deer Gensu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2">
            <text:p>302</text:p>
          </table:table-cell>
          <table:table-cell table:style-name="ce29" office:value-type="string">
            <text:p>Rider Deer Rikush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3">
            <text:p>303</text:p>
          </table:table-cell>
          <table:table-cell table:style-name="ce29" office:value-type="string">
            <text:p>Rider Deer Koj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4">
            <text:p>304</text:p>
          </table:table-cell>
          <table:table-cell table:style-name="ce29" office:value-type="string">
            <text:p>Rider Deer Shos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5">
            <text:p>305</text:p>
          </table:table-cell>
          <table:table-cell table:style-name="ce29" office:value-type="string">
            <text:p>Rider Deer Jun'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6">
            <text:p>306</text:p>
          </table:table-cell>
          <table:table-cell table:style-name="ce29" office:value-type="string">
            <text:p>Rider Deer Recruitm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7">
            <text:p>307</text:p>
          </table:table-cell>
          <table:table-cell table:style-name="ce29" office:value-type="string">
            <text:p>Rider Deer Advance Promo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8">
            <text:p>308</text:p>
          </table:table-cell>
          <table:table-cell table:style-name="ce29" office:value-type="string">
            <text:p>Rider Deer Shangjia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9">
            <text:p>309</text:p>
          </table:table-cell>
          <table:table-cell table:style-name="ce29" office:value-type="string">
            <text:p>Rider Deer Daxi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0">
            <text:p>310</text:p>
          </table:table-cell>
          <table:table-cell table:style-name="ce29" office:value-type="string">
            <text:p>Rider Deer Zhongxi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1">
            <text:p>311</text:p>
          </table:table-cell>
          <table:table-cell table:style-name="ce29" office:value-type="string">
            <text:p>Rider Deer Shangwe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2">
            <text:p>312</text:p>
          </table:table-cell>
          <table:table-cell table:style-name="ce29" office:value-type="string">
            <text:p>Rider Deer Xueyu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3">
            <text:p>313</text:p>
          </table:table-cell>
          <table:table-cell table:style-name="ce29" office:value-type="string">
            <text:p>Rider Deer Elite Academ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5">
            <text:p>315</text:p>
          </table:table-cell>
          <table:table-cell table:style-name="ce29" office:value-type="string">
            <text:p>SG Catcher Y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6">
            <text:p>316</text:p>
          </table:table-cell>
          <table:table-cell table:style-name="ce29" office:value-type="string">
            <text:p>SG Transformation Yumi - Fantasy Knigh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7">
            <text:p>317</text:p>
          </table:table-cell>
          <table:table-cell table:style-name="ce29" office:value-type="string">
            <text:p>SG Transformation Yumi - Wild West Shoo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8">
            <text:p>318</text:p>
          </table:table-cell>
          <table:table-cell table:style-name="ce29" office:value-type="string">
            <text:p>SG Transformation Yumi - Miracle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9">
            <text:p>319</text:p>
          </table:table-cell>
          <table:table-cell table:style-name="ce29" office:value-type="string">
            <text:p>SG Transformation Yumi - Genie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0">
            <text:p>320</text:p>
          </table:table-cell>
          <table:table-cell table:style-name="ce29" office:value-type="string">
            <text:p>SG Transformation Yumi - Dragon Figh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1">
            <text:p>321</text:p>
          </table:table-cell>
          <table:table-cell table:style-name="ce29" office:value-type="string">
            <text:p>SG Transformation Yumi - Cyber A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2">
            <text:p>322</text:p>
          </table:table-cell>
          <table:table-cell table:style-name="ce29" office:value-type="string">
            <text:p>SG Catcher Ke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3">
            <text:p>323</text:p>
          </table:table-cell>
          <table:table-cell table:style-name="ce29" office:value-type="string">
            <text:p>SG Transformation Kei - Fantasy Knigh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4">
            <text:p>324</text:p>
          </table:table-cell>
          <table:table-cell table:style-name="ce29" office:value-type="string">
            <text:p>SG Transformation Kei - Wild West Shoo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5">
            <text:p>325</text:p>
          </table:table-cell>
          <table:table-cell table:style-name="ce29" office:value-type="string">
            <text:p>SG Transformation Kei - Miracle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6">
            <text:p>326</text:p>
          </table:table-cell>
          <table:table-cell table:style-name="ce29" office:value-type="string">
            <text:p>SG Transformation Kei - Genie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7">
            <text:p>327</text:p>
          </table:table-cell>
          <table:table-cell table:style-name="ce29" office:value-type="string">
            <text:p>SG Transformation Kei - Dragon Figh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8">
            <text:p>328</text:p>
          </table:table-cell>
          <table:table-cell table:style-name="ce29" office:value-type="string">
            <text:p>SG Transformation Kei - Cyber A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9">
            <text:p>329</text:p>
          </table:table-cell>
          <table:table-cell table:style-name="ce29" office:value-type="string">
            <text:p>SG Supporter Ak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0">
            <text:p>330</text:p>
          </table:table-cell>
          <table:table-cell table:style-name="ce29" office:value-type="string">
            <text:p>SG Supporter Nats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1">
            <text:p>331</text:p>
          </table:table-cell>
          <table:table-cell table:style-name="ce29" office:value-type="string">
            <text:p>SG Morph Gear (Blue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2">
            <text:p>332</text:p>
          </table:table-cell>
          <table:table-cell table:style-name="ce29" office:value-type="string">
            <text:p>SG Morph Gear (Red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3">
            <text:p>333</text:p>
          </table:table-cell>
          <table:table-cell table:style-name="ce29" office:value-type="string">
            <text:p>SG Dash Hoo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4">
            <text:p>334</text:p>
          </table:table-cell>
          <table:table-cell table:style-name="ce29" office:value-type="string">
            <text:p>SG Monkey Rad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5">
            <text:p>335</text:p>
          </table:table-cell>
          <table:table-cell table:style-name="ce29" office:value-type="string">
            <text:p>SG Stun Club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6">
            <text:p>336</text:p>
          </table:table-cell>
          <table:table-cell table:style-name="ce29" office:value-type="string">
            <text:p>SG Time N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7">
            <text:p>337</text:p>
          </table:table-cell>
          <table:table-cell table:style-name="ce29" office:value-type="string">
            <text:p>SG Sky Soar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8">
            <text:p>338</text:p>
          </table:table-cell>
          <table:table-cell table:style-name="ce29" office:value-type="string">
            <text:p>SG RC C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9">
            <text:p>339</text:p>
          </table:table-cell>
          <table:table-cell table:style-name="ce29" office:value-type="string">
            <text:p>SG Water N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0">
            <text:p>340</text:p>
          </table:table-cell>
          <table:table-cell table:style-name="ce29" office:value-type="string">
            <text:p>SG Slingback Shoo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1">
            <text:p>341</text:p>
          </table:table-cell>
          <table:table-cell table:style-name="ce29" office:value-type="string">
            <text:p>SG Training Ar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2">
            <text:p>342</text:p>
          </table:table-cell>
          <table:table-cell table:style-name="ce29" office:value-type="string">
            <text:p>SG Mad Scientist Tomo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3">
            <text:p>343</text:p>
          </table:table-cell>
          <table:table-cell table:style-name="ce29" office:value-type="string">
            <text:p>SG Sports Ra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4">
            <text:p>344</text:p>
          </table:table-cell>
          <table:table-cell table:style-name="ce29" office:value-type="string">
            <text:p>SG-U Freaky Monkey Whi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5">
            <text:p>345</text:p>
          </table:table-cell>
          <table:table-cell table:style-name="ce29" office:value-type="string">
            <text:p>SG-U Freaky Monkey Bl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6">
            <text:p>346</text:p>
          </table:table-cell>
          <table:table-cell table:style-name="ce29" office:value-type="string">
            <text:p>SG-U Freaky Monkey Yell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7">
            <text:p>347</text:p>
          </table:table-cell>
          <table:table-cell table:style-name="ce29" office:value-type="string">
            <text:p>SG-U Freaky Monkey Pin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8">
            <text:p>348</text:p>
          </table:table-cell>
          <table:table-cell table:style-name="ce29" office:value-type="string">
            <text:p>SG-U Freaky Monkey Re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9">
            <text:p>349</text:p>
          </table:table-cell>
          <table:table-cell table:style-name="ce29" office:value-type="string">
            <text:p>SG-U Leader Spec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0">
            <text:p>350</text:p>
          </table:table-cell>
          <table:table-cell table:style-name="ce29" office:value-type="string">
            <text:p>Mechanical Dragon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1">
            <text:p>351</text:p>
          </table:table-cell>
          <table:table-cell table:style-name="ce29" office:value-type="string">
            <text:p>Erpeta Metensar Hawksbi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2">
            <text:p>352</text:p>
          </table:table-cell>
          <table:table-cell table:style-name="ce29" office:value-type="string">
            <text:p>Erpeta Metensar Lizar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3">
            <text:p>353</text:p>
          </table:table-cell>
          <table:table-cell table:style-name="ce29" office:value-type="string">
            <text:p>Erpeta Metensar Ghari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4">
            <text:p>354</text:p>
          </table:table-cell>
          <table:table-cell table:style-name="ce29" office:value-type="string">
            <text:p>Erpeta Metensar Pit Vip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5">
            <text:p>355</text:p>
          </table:table-cell>
          <table:table-cell table:style-name="ce29" office:value-type="string">
            <text:p>Erpeta Metensar Tuata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6">
            <text:p>356</text:p>
          </table:table-cell>
          <table:table-cell table:style-name="ce29" office:value-type="string">
            <text:p>Erpeta Metensar Alligat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7">
            <text:p>357</text:p>
          </table:table-cell>
          <table:table-cell table:style-name="ce29" office:value-type="string">
            <text:p>Erpeta Metensar Anaconda</text:p>
          </table:table-cell>
          <table:table-cell table:style-name="ce29" table:number-columns-repeated="4"/>
          <table:table-cell table:style-name="ce29" office:value-type="string">
            <text:p>Need to check on the equip effects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8">
            <text:p>358</text:p>
          </table:table-cell>
          <table:table-cell table:style-name="ce29" office:value-type="string">
            <text:p>Erpeta Metensar Tortoise</text:p>
          </table:table-cell>
          <table:table-cell table:style-name="ce29" table:number-columns-repeated="4"/>
          <table:table-cell table:style-name="ce29" office:value-type="string">
            <text:p>Need to make sure the equipped monster isn't being negated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9">
            <text:p>359</text:p>
          </table:table-cell>
          <table:table-cell table:style-name="ce29" office:value-type="string">
            <text:p>Erpeta Metensar Eternity Ruler Ouroboro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60">
            <text:p>360</text:p>
          </table:table-cell>
          <table:table-cell table:style-name="ce29" office:value-type="string">
            <text:p>Erpeta Metensar Eternity Ruler Samsa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1">
            <text:p>371</text:p>
          </table:table-cell>
          <table:table-cell table:style-name="ce29" office:value-type="string">
            <text:p>Lifestream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2">
            <text:p>372</text:p>
          </table:table-cell>
          <table:table-cell table:style-name="ce29" office:value-type="string">
            <text:p>Lifestream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3">
            <text:p>373</text:p>
          </table:table-cell>
          <table:table-cell table:style-name="ce29" office:value-type="string">
            <text:p>Lifestream Priest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4">
            <text:p>374</text:p>
          </table:table-cell>
          <table:table-cell table:style-name="ce29" office:value-type="string">
            <text:p>Lifestream Merch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5">
            <text:p>375</text:p>
          </table:table-cell>
          <table:table-cell table:style-name="ce29" office:value-type="string">
            <text:p>Lifestream Sacred Storm Dragon Kamikaz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6">
            <text:p>376</text:p>
          </table:table-cell>
          <table:table-cell table:style-name="ce29" office:value-type="string">
            <text:p>Lifestream Sacred Earth Dragon 'Aina Ak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7">
            <text:p>377</text:p>
          </table:table-cell>
          <table:table-cell table:style-name="ce29" office:value-type="string">
            <text:p>Lifestream Ice Dragon Poli'a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8">
            <text:p>378</text:p>
          </table:table-cell>
          <table:table-cell table:style-name="ce29" office:value-type="string">
            <text:p>Lifestream Burning Dragon Kagutsuc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9">
            <text:p>379</text:p>
          </table:table-cell>
          <table:table-cell table:style-name="ce29" office:value-type="string">
            <text:p>Lifestream Palad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0">
            <text:p>380</text:p>
          </table:table-cell>
          <table:table-cell table:style-name="ce29" office:value-type="string">
            <text:p>Lifestream Dracoma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1">
            <text:p>381</text:p>
          </table:table-cell>
          <table:table-cell table:style-name="ce29" office:value-type="string">
            <text:p>Lifestream Shri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2">
            <text:p>382</text:p>
          </table:table-cell>
          <table:table-cell table:style-name="ce29" office:value-type="string">
            <text:p>Lifestream Indigo Protection Wind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3">
            <text:p>383</text:p>
          </table:table-cell>
          <table:table-cell table:style-name="ce29" office:value-type="string">
            <text:p>Lifestream Emerald A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4">
            <text:p>384</text:p>
          </table:table-cell>
          <table:table-cell table:style-name="ce29" office:value-type="string">
            <text:p>Lifestream Snow Wave Regene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1">
            <text:p>401</text:p>
          </table:table-cell>
          <table:table-cell table:style-name="ce29" office:value-type="string">
            <text:p>Skystorm Mecha Jet - Sonic Arr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2">
            <text:p>402</text:p>
          </table:table-cell>
          <table:table-cell table:style-name="ce29" office:value-type="string">
            <text:p>Skystorm Mecha Jet - Golden Cyclo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3">
            <text:p>403</text:p>
          </table:table-cell>
          <table:table-cell table:style-name="ce29" office:value-type="string">
            <text:p>Skystorm Mecha Jet - Red Bl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4">
            <text:p>404</text:p>
          </table:table-cell>
          <table:table-cell table:style-name="ce29" office:value-type="string">
            <text:p>Skystorm Mecha Jet - Pink Impul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5">
            <text:p>405</text:p>
          </table:table-cell>
          <table:table-cell table:style-name="ce29" office:value-type="string">
            <text:p>Skystorm Mecha Jet - Cream Ga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6">
            <text:p>406</text:p>
          </table:table-cell>
          <table:table-cell table:style-name="ce29" office:value-type="string">
            <text:p>Skystorm Mecha Jet - Black Spe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7">
            <text:p>407</text:p>
          </table:table-cell>
          <table:table-cell table:style-name="ce29" office:value-type="string">
            <text:p>Skystorm Mecha Fortress - Blue Typho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8">
            <text:p>408</text:p>
          </table:table-cell>
          <table:table-cell table:style-name="ce29" office:value-type="string">
            <text:p>Skystorm Mecha Fighter Jet - X-Tornad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9">
            <text:p>409</text:p>
          </table:table-cell>
          <table:table-cell table:style-name="ce29" office:value-type="string">
            <text:p>Skystorm Mecha Fighter Jet - Cyclo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0">
            <text:p>410</text:p>
          </table:table-cell>
          <table:table-cell table:style-name="ce29" office:value-type="string">
            <text:p>Skystorm Mecha Ba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5">
            <text:p>415</text:p>
          </table:table-cell>
          <table:table-cell table:style-name="ce29" office:value-type="string">
            <text:p>TRON Zoo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6">
            <text:p>416</text:p>
          </table:table-cell>
          <table:table-cell table:style-name="ce29" office:value-type="string">
            <text:p>TRON Zoo Fo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7">
            <text:p>417</text:p>
          </table:table-cell>
          <table:table-cell table:style-name="ce29" office:value-type="string">
            <text:p>TRON Zoo Cheeta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8">
            <text:p>418</text:p>
          </table:table-cell>
          <table:table-cell table:style-name="ce29" office:value-type="string">
            <text:p>TRON Zoo Rhin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9">
            <text:p>419</text:p>
          </table:table-cell>
          <table:table-cell table:style-name="ce29" office:value-type="string">
            <text:p>TRON Zoo Wol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0">
            <text:p>420</text:p>
          </table:table-cell>
          <table:table-cell table:style-name="ce29" office:value-type="string">
            <text:p>TRON Zoo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1">
            <text:p>421</text:p>
          </table:table-cell>
          <table:table-cell table:style-name="ce29" office:value-type="string">
            <text:p>TRON Door L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2">
            <text:p>422</text:p>
          </table:table-cell>
          <table:table-cell table:style-name="ce29" office:value-type="string">
            <text:p>TRON Zoo Be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3">
            <text:p>423</text:p>
          </table:table-cell>
          <table:table-cell table:style-name="ce29" office:value-type="string">
            <text:p>TRON Zoo Shee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4">
            <text:p>424</text:p>
          </table:table-cell>
          <table:table-cell table:style-name="ce29" office:value-type="string">
            <text:p>TRON Zoo Flash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5">
            <text:p>425</text:p>
          </table:table-cell>
          <table:table-cell table:style-name="ce29" office:value-type="string">
            <text:p>TRON Zoo Flash Fo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6">
            <text:p>426</text:p>
          </table:table-cell>
          <table:table-cell table:style-name="ce29" office:value-type="string">
            <text:p>TRON Zoo Flash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7">
            <text:p>427</text:p>
          </table:table-cell>
          <table:table-cell table:style-name="ce29" office:value-type="string">
            <text:p>TRON Zoo Ti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8">
            <text:p>428</text:p>
          </table:table-cell>
          <table:table-cell table:style-name="ce29" office:value-type="string">
            <text:p>TRON Zoo Utop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9">
            <text:p>429</text:p>
          </table:table-cell>
          <table:table-cell table:style-name="ce29" office:value-type="string">
            <text:p>TRON Zoo Particle Ru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0">
            <text:p>430</text:p>
          </table:table-cell>
          <table:table-cell table:style-name="ce29" office:value-type="string">
            <text:p>TRON Zoo Photon Ru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1">
            <text:p>431</text:p>
          </table:table-cell>
          <table:table-cell table:style-name="ce29" office:value-type="string">
            <text:p>TRON Zoo Speed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2">
            <text:p>432</text:p>
          </table:table-cell>
          <table:table-cell table:style-name="ce29" office:value-type="string">
            <text:p>TRON Zoo Captu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3">
            <text:p>433</text:p>
          </table:table-cell>
          <table:table-cell table:style-name="ce29" office:value-type="string">
            <text:p>TRON Zoo Recover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4">
            <text:p>434</text:p>
          </table:table-cell>
          <table:table-cell table:style-name="ce29" office:value-type="string">
            <text:p>TRON Zoo Token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0">
            <text:p>460</text:p>
          </table:table-cell>
          <table:table-cell table:style-name="ce29" office:value-type="string">
            <text:p>Battlefield of the Resistance Avatar - Imperial Tower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1">
            <text:p>461</text:p>
          </table:table-cell>
          <table:table-cell table:style-name="ce29" office:value-type="string">
            <text:p>Resistance Avatar – Rabbit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2">
            <text:p>462</text:p>
          </table:table-cell>
          <table:table-cell table:style-name="ce29" office:value-type="string">
            <text:p>Resistance Avatar – Dog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3">
            <text:p>463</text:p>
          </table:table-cell>
          <table:table-cell table:style-name="ce29" office:value-type="string">
            <text:p>Resistance Avatar – Wolf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4">
            <text:p>464</text:p>
          </table:table-cell>
          <table:table-cell table:style-name="ce29" office:value-type="string">
            <text:p>Resistance Avatar – Cat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5">
            <text:p>465</text:p>
          </table:table-cell>
          <table:table-cell table:style-name="ce29" office:value-type="string">
            <text:p>Resistance Avatar – Bird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6">
            <text:p>466</text:p>
          </table:table-cell>
          <table:table-cell table:style-name="ce29" office:value-type="string">
            <text:p>Resistance Avatar – Bear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7">
            <text:p>467</text:p>
          </table:table-cell>
          <table:table-cell table:style-name="ce29" office:value-type="string">
            <text:p>Resistance Avatar – Hedgehog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8">
            <text:p>468</text:p>
          </table:table-cell>
          <table:table-cell table:style-name="ce29" office:value-type="string">
            <text:p>Red Wispon – Burst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9">
            <text:p>469</text:p>
          </table:table-cell>
          <table:table-cell table:style-name="ce29" office:value-type="string">
            <text:p>Ivory Wispon – Lightning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0">
            <text:p>470</text:p>
          </table:table-cell>
          <table:table-cell table:style-name="ce29" office:value-type="string">
            <text:p>Blue Wispon – Cube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1">
            <text:p>471</text:p>
          </table:table-cell>
          <table:table-cell table:style-name="ce29" office:value-type="string">
            <text:p>Indigo Wispon – Asteroid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2">
            <text:p>472</text:p>
          </table:table-cell>
          <table:table-cell table:style-name="ce29" office:value-type="string">
            <text:p>Yellow Wispon – Drill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3">
            <text:p>473</text:p>
          </table:table-cell>
          <table:table-cell table:style-name="ce29" office:value-type="string">
            <text:p>Green Wispon – Hover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4">
            <text:p>474</text:p>
          </table:table-cell>
          <table:table-cell table:style-name="ce29" office:value-type="string">
            <text:p>Violet Wispon – Void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5">
            <text:p>475</text:p>
          </table:table-cell>
          <table:table-cell table:style-name="ce29" office:value-type="string">
            <text:p>Resistance Avatar Rookie Squirrel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6">
            <text:p>476</text:p>
          </table:table-cell>
          <table:table-cell table:style-name="ce29" office:value-type="string">
            <text:p>Resistance Battlemech Omega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0">
            <text:p>500</text:p>
          </table:table-cell>
          <table:table-cell table:style-name="ce29" office:value-type="string">
            <text:p>Diver Deer Elite Shichej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1">
            <text:p>501</text:p>
          </table:table-cell>
          <table:table-cell table:style-name="ce29" office:value-type="string">
            <text:p>Diver Deer Kiku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2">
            <text:p>502</text:p>
          </table:table-cell>
          <table:table-cell table:style-name="ce29" office:value-type="string">
            <text:p>Diver Deer Shuku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3">
            <text:p>503</text:p>
          </table:table-cell>
          <table:table-cell table:style-name="ce29" office:value-type="string">
            <text:p>Diver Deer Rind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4">
            <text:p>504</text:p>
          </table:table-cell>
          <table:table-cell table:style-name="ce29" office:value-type="string">
            <text:p>Diver Deer Hishikus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5">
            <text:p>505</text:p>
          </table:table-cell>
          <table:table-cell table:style-name="ce29" office:value-type="string">
            <text:p>Diver Deer Hyacin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6">
            <text:p>506</text:p>
          </table:table-cell>
          <table:table-cell table:style-name="ce29" office:value-type="string">
            <text:p>Diver Deer Kami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7">
            <text:p>507</text:p>
          </table:table-cell>
          <table:table-cell table:style-name="ce29" office:value-type="string">
            <text:p>Diver Deer Anemo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8">
            <text:p>508</text:p>
          </table:table-cell>
          <table:table-cell table:style-name="ce29" office:value-type="string">
            <text:p>Diver Deer Azal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9">
            <text:p>509</text:p>
          </table:table-cell>
          <table:table-cell table:style-name="ce29" office:value-type="string">
            <text:p>Diver Deer Ziny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0">
            <text:p>510</text:p>
          </table:table-cell>
          <table:table-cell table:style-name="ce29" office:value-type="string">
            <text:p>Diver Deer Elite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1">
            <text:p>511</text:p>
          </table:table-cell>
          <table:table-cell table:style-name="ce29" office:value-type="string">
            <text:p>Diver Deer Veteran Feiyanc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2">
            <text:p>512</text:p>
          </table:table-cell>
          <table:table-cell table:style-name="ce29" office:value-type="string">
            <text:p>Diver Deer Elite Blue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3">
            <text:p>513</text:p>
          </table:table-cell>
          <table:table-cell table:style-name="ce29" office:value-type="string">
            <text:p>Diver Deer Veteran Snowglor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4">
            <text:p>514</text:p>
          </table:table-cell>
          <table:table-cell table:style-name="ce29" office:value-type="string">
            <text:p>Diver Deer Master Popoha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5">
            <text:p>515</text:p>
          </table:table-cell>
          <table:table-cell table:style-name="ce29" office:value-type="string">
            <text:p>Diver Deer Dedale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6">
            <text:p>516</text:p>
          </table:table-cell>
          <table:table-cell table:style-name="ce29" office:value-type="string">
            <text:p>Diver Deer Elite Koki'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7">
            <text:p>517</text:p>
          </table:table-cell>
          <table:table-cell table:style-name="ce29" office:value-type="string">
            <text:p>Diver Deer Veteran Jindeug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8">
            <text:p>518</text:p>
          </table:table-cell>
          <table:table-cell table:style-name="ce29" office:value-type="string">
            <text:p>Diver Deer Master Salv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9">
            <text:p>519</text:p>
          </table:table-cell>
          <table:table-cell table:style-name="ce29" office:value-type="string">
            <text:p>Diver Deer Underwater Trai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0">
            <text:p>520</text:p>
          </table:table-cell>
          <table:table-cell table:style-name="ce29" office:value-type="string">
            <text:p>Diver Deer Partner Ta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1">
            <text:p>521</text:p>
          </table:table-cell>
          <table:table-cell table:style-name="ce29" office:value-type="string">
            <text:p>Diver Deer Ocean War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2">
            <text:p>522</text:p>
          </table:table-cell>
          <table:table-cell table:style-name="ce29" office:value-type="string">
            <text:p>Diver Deer Reserve Asag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3">
            <text:p>523</text:p>
          </table:table-cell>
          <table:table-cell table:style-name="ce29" office:value-type="string">
            <text:p>Diver Deer Florenti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4">
            <text:p>524</text:p>
          </table:table-cell>
          <table:table-cell table:style-name="ce29" office:value-type="string">
            <text:p>Diver Deer Lanlan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5">
            <text:p>525</text:p>
          </table:table-cell>
          <table:table-cell table:style-name="ce29" office:value-type="string">
            <text:p>Diver Deer Anseuliu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6">
            <text:p>526</text:p>
          </table:table-cell>
          <table:table-cell table:style-name="ce29" office:value-type="string">
            <text:p>Diver Deer Commander P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7">
            <text:p>527</text:p>
          </table:table-cell>
          <table:table-cell table:style-name="ce29" office:value-type="string">
            <text:p>Diver Deer Gear Replacem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8">
            <text:p>528</text:p>
          </table:table-cell>
          <table:table-cell table:style-name="ce29" office:value-type="string">
            <text:p>Diver Deer Naval Explo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9">
            <text:p>529</text:p>
          </table:table-cell>
          <table:table-cell table:style-name="ce29" office:value-type="string">
            <text:p>Diver Deer Recruit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0">
            <text:p>530</text:p>
          </table:table-cell>
          <table:table-cell table:style-name="ce29" office:value-type="string">
            <text:p>Diver Deer Trainee Token (Green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1">
            <text:p>531</text:p>
          </table:table-cell>
          <table:table-cell table:style-name="ce29" office:value-type="string">
            <text:p>Diver Deer Trainee Token (Blue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2">
            <text:p>532</text:p>
          </table:table-cell>
          <table:table-cell table:style-name="ce29" office:value-type="string">
            <text:p>Diver Deer Champion Xifanli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3">
            <text:p>533</text:p>
          </table:table-cell>
          <table:table-cell table:style-name="ce29" office:value-type="string">
            <text:p>Diver Deer Alqanfdh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4">
            <text:p>534</text:p>
          </table:table-cell>
          <table:table-cell table:style-name="ce29" office:value-type="string">
            <text:p>Diver Deer Ancol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5">
            <text:p>535</text:p>
          </table:table-cell>
          <table:table-cell table:style-name="ce29" office:value-type="string">
            <text:p>Diver Deer Veteran Himaw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6">
            <text:p>536</text:p>
          </table:table-cell>
          <table:table-cell table:style-name="ce29" office:value-type="string">
            <text:p>Diver Deer Ryuzetsur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7">
            <text:p>537</text:p>
          </table:table-cell>
          <table:table-cell table:style-name="ce29" office:value-type="string">
            <text:p>Diver Deer Cingcot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8">
            <text:p>538</text:p>
          </table:table-cell>
          <table:table-cell table:style-name="ce29" office:value-type="string">
            <text:p>Diver Deer Captain Jiangens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9">
            <text:p>539</text:p>
          </table:table-cell>
          <table:table-cell table:style-name="ce29" office:value-type="string">
            <text:p>Diver Deer Major Rangikou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0">
            <text:p>540</text:p>
          </table:table-cell>
          <table:table-cell table:style-name="ce29" office:value-type="string">
            <text:p>Diver Deer Veteran Lak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1">
            <text:p>541</text:p>
          </table:table-cell>
          <table:table-cell table:style-name="ce29" office:value-type="string">
            <text:p>Diver Deer Combat Fighter Azal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2">
            <text:p>542</text:p>
          </table:table-cell>
          <table:table-cell table:style-name="ce29" office:value-type="string">
            <text:p>Diver Deer Lieutenant Hinahina Anuen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3">
            <text:p>543</text:p>
          </table:table-cell>
          <table:table-cell table:style-name="ce29" office:value-type="string">
            <text:p>Diver Deer General Teui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4">
            <text:p>544</text:p>
          </table:table-cell>
          <table:table-cell table:style-name="ce29" office:value-type="string">
            <text:p>Diver Deer Colonel Nakona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5">
            <text:p>545</text:p>
          </table:table-cell>
          <table:table-cell table:style-name="ce29" office:value-type="string">
            <text:p>Diver Deer Lieutenant General Pīkake Ānuen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6">
            <text:p>546</text:p>
          </table:table-cell>
          <table:table-cell table:style-name="ce29" office:value-type="string">
            <text:p>Hazmat Diver Deer Bogyazot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7">
            <text:p>547</text:p>
          </table:table-cell>
          <table:table-cell table:style-name="ce29" office:value-type="string">
            <text:p>Hazmat Diver Deer Kuro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8">
            <text:p>548</text:p>
          </table:table-cell>
          <table:table-cell table:style-name="ce29" office:value-type="string">
            <text:p>Hazmat Diver Deer Maalingyn Sara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9">
            <text:p>549</text:p>
          </table:table-cell>
          <table:table-cell table:style-name="ce29" office:value-type="string">
            <text:p>Diver Deer Hazard Prepa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0">
            <text:p>550</text:p>
          </table:table-cell>
          <table:table-cell table:style-name="ce29" office:value-type="string">
            <text:p>Diver Equine Ak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1">
            <text:p>551</text:p>
          </table:table-cell>
          <table:table-cell table:style-name="ce29" office:value-type="string">
            <text:p>Diver Equine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2">
            <text:p>552</text:p>
          </table:table-cell>
          <table:table-cell table:style-name="ce29" office:value-type="string">
            <text:p>Diver Equine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3">
            <text:p>553</text:p>
          </table:table-cell>
          <table:table-cell table:style-name="ce29" office:value-type="string">
            <text:p>Diver Equine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4">
            <text:p>554</text:p>
          </table:table-cell>
          <table:table-cell table:style-name="ce29" office:value-type="string">
            <text:p>Diver Equine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5">
            <text:p>555</text:p>
          </table:table-cell>
          <table:table-cell table:style-name="ce29" office:value-type="string">
            <text:p>Diver Equine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6">
            <text:p>556</text:p>
          </table:table-cell>
          <table:table-cell table:style-name="ce29" office:value-type="string">
            <text:p>Superstar Diver Equine Ak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7">
            <text:p>557</text:p>
          </table:table-cell>
          <table:table-cell table:style-name="ce29" office:value-type="string">
            <text:p>Superstar Diver Equine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8">
            <text:p>558</text:p>
          </table:table-cell>
          <table:table-cell table:style-name="ce29" office:value-type="string">
            <text:p>Superstar Diver Equine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9">
            <text:p>559</text:p>
          </table:table-cell>
          <table:table-cell table:style-name="ce29" office:value-type="string">
            <text:p>Superstar Diver Equine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0">
            <text:p>560</text:p>
          </table:table-cell>
          <table:table-cell table:style-name="ce29" office:value-type="string">
            <text:p>Superstar Dimension Diver Equine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1">
            <text:p>561</text:p>
          </table:table-cell>
          <table:table-cell table:style-name="ce29" office:value-type="string">
            <text:p>Diver Equine Trai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2">
            <text:p>562</text:p>
          </table:table-cell>
          <table:table-cell table:style-name="ce29" office:value-type="string">
            <text:p>Diver Equine Waiak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3">
            <text:p>563</text:p>
          </table:table-cell>
          <table:table-cell table:style-name="ce29" office:value-type="string">
            <text:p>Diver Equine Partner Ta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4">
            <text:p>564</text:p>
          </table:table-cell>
          <table:table-cell table:style-name="ce29" office:value-type="string">
            <text:p>Navy Diver Equine Aquamari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5">
            <text:p>565</text:p>
          </table:table-cell>
          <table:table-cell table:style-name="ce29" office:value-type="string">
            <text:p>Hazmat Diver Equine As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6">
            <text:p>566</text:p>
          </table:table-cell>
          <table:table-cell table:style-name="ce29" office:value-type="string">
            <text:p>Hazmat Diver Equine R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7">
            <text:p>567</text:p>
          </table:table-cell>
          <table:table-cell table:style-name="ce29" office:value-type="string">
            <text:p>Diver Equine Hazard Prepa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8">
            <text:p>568</text:p>
          </table:table-cell>
          <table:table-cell table:style-name="ce29" office:value-type="string">
            <text:p>Hazmat Diver Equine Kyokug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9">
            <text:p>569</text:p>
          </table:table-cell>
          <table:table-cell table:style-name="ce29" office:value-type="string">
            <text:p>Diver Equine Ho'ola Pai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0">
            <text:p>570</text:p>
          </table:table-cell>
          <table:table-cell table:style-name="ce29" office:value-type="string">
            <text:p>Hazmat Animal B-Class - Pink Flare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1">
            <text:p>571</text:p>
          </table:table-cell>
          <table:table-cell table:style-name="ce29" office:value-type="string">
            <text:p>Hazmat Animal A-Class - White Flame 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2">
            <text:p>572</text:p>
          </table:table-cell>
          <table:table-cell table:style-name="ce29" office:value-type="string">
            <text:p>Hazmat Animal Blue Fire Pand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3">
            <text:p>573</text:p>
          </table:table-cell>
          <table:table-cell table:style-name="ce29" office:value-type="string">
            <text:p>Hazmat Animal Purple Burn Ailur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4">
            <text:p>574</text:p>
          </table:table-cell>
          <table:table-cell table:style-name="ce29" office:value-type="string">
            <text:p>Hazmat Animal A-Class - Black Flame Ti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5">
            <text:p>575</text:p>
          </table:table-cell>
          <table:table-cell table:style-name="ce29" office:value-type="string">
            <text:p>Hazmat Animal Red Spark Kangaro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6">
            <text:p>576</text:p>
          </table:table-cell>
          <table:table-cell table:style-name="ce29" office:value-type="string">
            <text:p>Hazmat Animal Yellow Fire Wol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7">
            <text:p>577</text:p>
          </table:table-cell>
          <table:table-cell table:style-name="ce29" office:value-type="string">
            <text:p>Hazmat Animal Trainee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8">
            <text:p>578</text:p>
          </table:table-cell>
          <table:table-cell table:style-name="ce29" office:value-type="string">
            <text:p>Hazmat Animal Green Heat Cheeta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9">
            <text:p>579</text:p>
          </table:table-cell>
          <table:table-cell table:style-name="ce29" office:value-type="string">
            <text:p>Hazmat Animal C-Class - Silver Blaze Fo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0">
            <text:p>580</text:p>
          </table:table-cell>
          <table:table-cell table:style-name="ce29" office:value-type="string">
            <text:p>Hazmat Animal Orange Conflagoril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1">
            <text:p>581</text:p>
          </table:table-cell>
          <table:table-cell table:style-name="ce29" office:value-type="string">
            <text:p>Hazmat Animal Biodoma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2">
            <text:p>582</text:p>
          </table:table-cell>
          <table:table-cell table:style-name="ce29" office:value-type="string">
            <text:p>Hazmat Animal Indigo Burn Hedgeho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3">
            <text:p>583</text:p>
          </table:table-cell>
          <table:table-cell table:style-name="ce29" office:value-type="string">
            <text:p>Hazmat Animal B-Class - Brown Inferno C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4">
            <text:p>584</text:p>
          </table:table-cell>
          <table:table-cell table:style-name="ce29" office:value-type="string">
            <text:p>Hazmat Animal C-Class - Gold Ember Gazel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5">
            <text:p>585</text:p>
          </table:table-cell>
          <table:table-cell table:style-name="ce29" office:value-type="string">
            <text:p>Hazmat Animal A-Class - Gray Flame Zeb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6">
            <text:p>586</text:p>
          </table:table-cell>
          <table:table-cell table:style-name="ce29" office:value-type="string">
            <text:p>Hazmat Animal Contag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7">
            <text:p>587</text:p>
          </table:table-cell>
          <table:table-cell table:style-name="ce29" office:value-type="string">
            <text:p>Hazmat Animal Delta Variant Black Bu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8">
            <text:p>588</text:p>
          </table:table-cell>
          <table:table-cell table:style-name="ce29" office:value-type="string">
            <text:p>Hazmat Animal Instigator Scarlet Shee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9">
            <text:p>589</text:p>
          </table:table-cell>
          <table:table-cell table:style-name="ce29" office:value-type="string">
            <text:p>Hazmat Animal Fu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0">
            <text:p>590</text:p>
          </table:table-cell>
          <table:table-cell table:style-name="ce29" office:value-type="string">
            <text:p>Diver Deer Recruiter Karanfi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1">
            <text:p>591</text:p>
          </table:table-cell>
          <table:table-cell table:style-name="ce29" office:value-type="string">
            <text:p>Diver Deer SEAL Admiral Khma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2">
            <text:p>592</text:p>
          </table:table-cell>
          <table:table-cell table:style-name="ce29" office:value-type="string">
            <text:p>Diver Deer Grand Marshal Kimjongilia</text:p>
          </table:table-cell>
          <table:table-cell table:style-name="ce29"/>
          <table:table-cell table:style-name="ce36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3">
            <text:p>593</text:p>
          </table:table-cell>
          <table:table-cell table:style-name="ce29" office:value-type="string">
            <text:p>Diver Deer Chemical Confrontation</text:p>
          </table:table-cell>
          <table:table-cell table:style-name="ce29"/>
          <table:table-cell table:style-name="ce36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4">
            <text:p>594</text:p>
          </table:table-cell>
          <table:table-cell table:style-name="ce29" office:value-type="string">
            <text:p>Diver Deer Capture</text:p>
          </table:table-cell>
          <table:table-cell table:style-name="ce29"/>
          <table:table-cell table:style-name="ce36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5">
            <text:p>595</text:p>
          </table:table-cell>
          <table:table-cell table:style-name="ce29" office:value-type="string">
            <text:p>Hazmat Diver Equine Shira</text:p>
          </table:table-cell>
          <table:table-cell table:style-name="ce29"/>
          <table:table-cell table:style-name="ce36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6">
            <text:p>596</text:p>
          </table:table-cell>
          <table:table-cell table:style-name="ce29" office:value-type="string">
            <text:p>Hazmat Diver Equine Akari</text:p>
          </table:table-cell>
          <table:table-cell table:style-name="ce29"/>
          <table:table-cell table:style-name="ce36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7">
            <text:p>597</text:p>
          </table:table-cell>
          <table:table-cell table:style-name="ce29" office:value-type="string">
            <text:p>Diver Equine Face Off</text:p>
          </table:table-cell>
          <table:table-cell table:style-name="ce29"/>
          <table:table-cell table:style-name="ce36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8">
            <text:p>598</text:p>
          </table:table-cell>
          <table:table-cell table:style-name="ce29" office:value-type="string">
            <text:p>Diver Equine Sanitizing Operation</text:p>
          </table:table-cell>
          <table:table-cell table:style-name="ce29"/>
          <table:table-cell table:style-name="ce36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9">
            <text:p>599</text:p>
          </table:table-cell>
          <table:table-cell table:style-name="ce29" office:value-type="string">
            <text:p>Diver Hazmat Crackdown</text:p>
          </table:table-cell>
          <table:table-cell table:style-name="ce29"/>
          <table:table-cell table:style-name="ce36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0">
            <text:p>600</text:p>
          </table:table-cell>
          <table:table-cell table:style-name="ce29" office:value-type="string">
            <text:p>Superstar Professional Equestrian Rider Enríque F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1">
            <text:p>601</text:p>
          </table:table-cell>
          <table:table-cell table:style-name="ce29" office:value-type="string">
            <text:p>Superstar Pony Duelist Aka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2">
            <text:p>602</text:p>
          </table:table-cell>
          <table:table-cell table:style-name="ce29" office:value-type="string">
            <text:p>Superstar Pony Duelist Akané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3">
            <text:p>603</text:p>
          </table:table-cell>
          <table:table-cell table:style-name="ce29" office:value-type="string">
            <text:p>Superstar Pony Duelist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4">
            <text:p>604</text:p>
          </table:table-cell>
          <table:table-cell table:style-name="ce29" office:value-type="string">
            <text:p>Superstar Pony Duelist Kail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5">
            <text:p>605</text:p>
          </table:table-cell>
          <table:table-cell table:style-name="ce29" office:value-type="string">
            <text:p>Superstar Pony Duelist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6">
            <text:p>606</text:p>
          </table:table-cell>
          <table:table-cell table:style-name="ce29" office:value-type="string">
            <text:p>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7">
            <text:p>607</text:p>
          </table:table-cell>
          <table:table-cell table:style-name="ce29" office:value-type="string">
            <text:p>Superstar Pony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8">
            <text:p>608</text:p>
          </table:table-cell>
          <table:table-cell table:style-name="ce29" office:value-type="string">
            <text:p>Superstar Pony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9">
            <text:p>609</text:p>
          </table:table-cell>
          <table:table-cell table:style-name="ce29" office:value-type="string">
            <text:p>Scuba Pony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0">
            <text:p>610</text:p>
          </table:table-cell>
          <table:table-cell table:style-name="ce29" office:value-type="string">
            <text:p>Scuba Pony Shira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1">
            <text:p>611</text:p>
          </table:table-cell>
          <table:table-cell table:style-name="ce29" office:value-type="string">
            <text:p>Scuba Pony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2">
            <text:p>612</text:p>
          </table:table-cell>
          <table:table-cell table:style-name="ce29" office:value-type="string">
            <text:p>Scuba Pony Akar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3">
            <text:p>613</text:p>
          </table:table-cell>
          <table:table-cell table:style-name="ce29" office:value-type="string">
            <text:p>Superstar Pony Scuba Duelist Aka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4">
            <text:p>614</text:p>
          </table:table-cell>
          <table:table-cell table:style-name="ce29" office:value-type="string">
            <text:p>Superstar Pony Scuba Duelist Akané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5">
            <text:p>615</text:p>
          </table:table-cell>
          <table:table-cell table:style-name="ce29" office:value-type="string">
            <text:p>Superstar Pony Scuba Duelist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6">
            <text:p>616</text:p>
          </table:table-cell>
          <table:table-cell table:style-name="ce29" office:value-type="string">
            <text:p>Superstar Pony Scuba Duelist Kail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7">
            <text:p>617</text:p>
          </table:table-cell>
          <table:table-cell table:style-name="ce29" office:value-type="string">
            <text:p>Superstar Pony Scuba Duelist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8">
            <text:p>618</text:p>
          </table:table-cell>
          <table:table-cell table:style-name="ce29" office:value-type="string">
            <text:p>Superstar Pony Scuba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9">
            <text:p>619</text:p>
          </table:table-cell>
          <table:table-cell table:style-name="ce29" office:value-type="string">
            <text:p>Superstar Pony Scuba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0">
            <text:p>620</text:p>
          </table:table-cell>
          <table:table-cell table:style-name="ce29" office:value-type="string">
            <text:p>Superstar Pony Scuba Duelist Sayur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1">
            <text:p>621</text:p>
          </table:table-cell>
          <table:table-cell table:style-name="ce29" office:value-type="string">
            <text:p>Superstar Professional Equestrian Duelist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2">
            <text:p>622</text:p>
          </table:table-cell>
          <table:table-cell table:style-name="ce29" office:value-type="string">
            <text:p>Superstar Professional Equestrian Duelist Enríque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3">
            <text:p>623</text:p>
          </table:table-cell>
          <table:table-cell table:style-name="ce29" office:value-type="string">
            <text:p>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4">
            <text:p>624</text:p>
          </table:table-cell>
          <table:table-cell table:style-name="ce29" office:value-type="string">
            <text:p>Superstar Pony Duelist Koumat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5">
            <text:p>625</text:p>
          </table:table-cell>
          <table:table-cell table:style-name="ce29" office:value-type="string">
            <text:p>Superstar Pony Enabl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6">
            <text:p>626</text:p>
          </table:table-cell>
          <table:table-cell table:style-name="ce29" office:value-type="string">
            <text:p>Advanced Superstar Pony Duelist Aka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7">
            <text:p>627</text:p>
          </table:table-cell>
          <table:table-cell table:style-name="ce29" office:value-type="string">
            <text:p>Advanced Superstar Pony Duelist Akané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8">
            <text:p>628</text:p>
          </table:table-cell>
          <table:table-cell table:style-name="ce29" office:value-type="string">
            <text:p>Advanced Superstar Pony Duelist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9">
            <text:p>629</text:p>
          </table:table-cell>
          <table:table-cell table:style-name="ce29" office:value-type="string">
            <text:p>Advanced Superstar Pony Duelist Kail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0">
            <text:p>630</text:p>
          </table:table-cell>
          <table:table-cell table:style-name="ce29" office:value-type="string">
            <text:p>Advanced Superstar Pony Duelist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1">
            <text:p>631</text:p>
          </table:table-cell>
          <table:table-cell table:style-name="ce29" office:value-type="string">
            <text:p>Advanced 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2">
            <text:p>632</text:p>
          </table:table-cell>
          <table:table-cell table:style-name="ce29" office:value-type="string">
            <text:p>Advanced 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3">
            <text:p>633</text:p>
          </table:table-cell>
          <table:table-cell table:style-name="ce29" office:value-type="string">
            <text:p>Advanced 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4">
            <text:p>634</text:p>
          </table:table-cell>
          <table:table-cell table:style-name="ce29" office:value-type="string">
            <text:p>Advanced Superstar Pony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5">
            <text:p>635</text:p>
          </table:table-cell>
          <table:table-cell table:style-name="ce29" office:value-type="string">
            <text:p>Advanced Superstar Pony Duelist Sayur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6">
            <text:p>636</text:p>
          </table:table-cell>
          <table:table-cell table:style-name="ce29" office:value-type="string">
            <text:p>Superstar Pony American Blitz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7">
            <text:p>637</text:p>
          </table:table-cell>
          <table:table-cell table:style-name="ce29" office:value-type="string">
            <text:p>Superstar Scubapro Equestrian Duelist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8">
            <text:p>638</text:p>
          </table:table-cell>
          <table:table-cell table:style-name="ce29" office:value-type="string">
            <text:p>Pony Corr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9">
            <text:p>639</text:p>
          </table:table-cell>
          <table:table-cell table:style-name="ce29" office:value-type="string">
            <text:p>Superstar Pony Soldier Kaw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0">
            <text:p>640</text:p>
          </table:table-cell>
          <table:table-cell table:style-name="ce29" office:value-type="string">
            <text:p>Superstar Pony Diver Ténsó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1">
            <text:p>641</text:p>
          </table:table-cell>
          <table:table-cell table:style-name="ce29" office:value-type="string">
            <text:p>Advanced Scuba Pony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2">
            <text:p>642</text:p>
          </table:table-cell>
          <table:table-cell table:style-name="ce29" office:value-type="string">
            <text:p>Advanced Scuba Pony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3">
            <text:p>643</text:p>
          </table:table-cell>
          <table:table-cell table:style-name="ce29" office:value-type="string">
            <text:p>Supreme Superstar Pony Stablem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4">
            <text:p>644</text:p>
          </table:table-cell>
          <table:table-cell table:style-name="ce29" office:value-type="string">
            <text:p>Pony Excel Calling For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5">
            <text:p>645</text:p>
          </table:table-cell>
          <table:table-cell table:style-name="ce29" office:value-type="string">
            <text:p>Superstar Pony Traine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6">
            <text:p>646</text:p>
          </table:table-cell>
          <table:table-cell table:style-name="ce29" office:value-type="string">
            <text:p>Pony Cyber Training Ar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7">
            <text:p>647</text:p>
          </table:table-cell>
          <table:table-cell table:style-name="ce29" office:value-type="string">
            <text:p>Pony Summon Rea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8">
            <text:p>648</text:p>
          </table:table-cell>
          <table:table-cell table:style-name="ce29" office:value-type="string">
            <text:p>Superstar Pony Nik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9">
            <text:p>649</text:p>
          </table:table-cell>
          <table:table-cell table:style-name="ce29" office:value-type="string">
            <text:p>Superstar Pony Black Op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0">
            <text:p>650</text:p>
          </table:table-cell>
          <table:table-cell table:style-name="ce29" office:value-type="string">
            <text:p>Pony Apprent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1">
            <text:p>651</text:p>
          </table:table-cell>
          <table:table-cell table:style-name="ce29" office:value-type="string">
            <text:p>Superstar Pony Kikob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2">
            <text:p>652</text:p>
          </table:table-cell>
          <table:table-cell table:style-name="ce29" office:value-type="string">
            <text:p>Superstar Pony Comman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3">
            <text:p>653</text:p>
          </table:table-cell>
          <table:table-cell table:style-name="ce29" office:value-type="string">
            <text:p>Pony Conscrip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4">
            <text:p>654</text:p>
          </table:table-cell>
          <table:table-cell table:style-name="ce29" office:value-type="string">
            <text:p>Pony Assault Lieuten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5">
            <text:p>655</text:p>
          </table:table-cell>
          <table:table-cell table:style-name="ce29" office:value-type="string">
            <text:p>Pony Strike Admir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6">
            <text:p>656</text:p>
          </table:table-cell>
          <table:table-cell table:style-name="ce29" office:value-type="string">
            <text:p>Pony Assault Sold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7">
            <text:p>657</text:p>
          </table:table-cell>
          <table:table-cell table:style-name="ce29" office:value-type="string">
            <text:p>Pony Fu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8">
            <text:p>658</text:p>
          </table:table-cell>
          <table:table-cell table:style-name="ce29" office:value-type="string">
            <text:p>Superstar Pony Support Maj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9">
            <text:p>659</text:p>
          </table:table-cell>
          <table:table-cell table:style-name="ce29" office:value-type="string">
            <text:p>Superstar Pony Adv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0">
            <text:p>660</text:p>
          </table:table-cell>
          <table:table-cell table:style-name="ce29" office:value-type="string">
            <text:p>Superstar Pony Recrui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1">
            <text:p>661</text:p>
          </table:table-cell>
          <table:table-cell table:style-name="ce29" office:value-type="string">
            <text:p>Superstar Pony Duelist Akané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2">
            <text:p>662</text:p>
          </table:table-cell>
          <table:table-cell table:style-name="ce29" office:value-type="string">
            <text:p>Superstar Pony Duelist Kailan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3">
            <text:p>663</text:p>
          </table:table-cell>
          <table:table-cell table:style-name="ce29" office:value-type="string">
            <text:p>Superstar Pony Duelist Makan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4">
            <text:p>664</text:p>
          </table:table-cell>
          <table:table-cell table:style-name="ce29" office:value-type="string">
            <text:p>Superstar Pony Duelist Sayur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5">
            <text:p>665</text:p>
          </table:table-cell>
          <table:table-cell table:style-name="ce29" office:value-type="string">
            <text:p>Pony Navy Diver Aquamari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6">
            <text:p>666</text:p>
          </table:table-cell>
          <table:table-cell table:style-name="ce29" office:value-type="string">
            <text:p>Pony Navy Diver Command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7">
            <text:p>667</text:p>
          </table:table-cell>
          <table:table-cell table:style-name="ce29" office:value-type="string">
            <text:p>Pony Assault Securit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8">
            <text:p>668</text:p>
          </table:table-cell>
          <table:table-cell table:style-name="ce29" office:value-type="string">
            <text:p>Hazmat Pony Excavat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9">
            <text:p>669</text:p>
          </table:table-cell>
          <table:table-cell table:style-name="ce29" office:value-type="string">
            <text:p>Hazmat Pony Vanguar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0">
            <text:p>670</text:p>
          </table:table-cell>
          <table:table-cell table:style-name="ce29" office:value-type="string">
            <text:p>Pony Rebreather Super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1">
            <text:p>671</text:p>
          </table:table-cell>
          <table:table-cell table:style-name="ce29" office:value-type="string">
            <text:p>Scuba Pony Akar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2">
            <text:p>672</text:p>
          </table:table-cell>
          <table:table-cell table:style-name="ce29" office:value-type="string">
            <text:p>Scuba Pony Shira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3">
            <text:p>673</text:p>
          </table:table-cell>
          <table:table-cell table:style-name="ce29" office:value-type="string">
            <text:p>Advanced Superstar Professional Equestrian Duelist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4">
            <text:p>674</text:p>
          </table:table-cell>
          <table:table-cell table:style-name="ce29" office:value-type="string">
            <text:p>Rank-Up-Magic Pony For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5">
            <text:p>675</text:p>
          </table:table-cell>
          <table:table-cell table:style-name="ce29" office:value-type="string">
            <text:p>Enhanced 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6">
            <text:p>676</text:p>
          </table:table-cell>
          <table:table-cell table:style-name="ce29" office:value-type="string">
            <text:p>Scuba Pony Aq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7">
            <text:p>677</text:p>
          </table:table-cell>
          <table:table-cell table:style-name="ce29" office:value-type="string">
            <text:p>Scuba Pony Hotl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8">
            <text:p>678</text:p>
          </table:table-cell>
          <table:table-cell table:style-name="ce29" office:value-type="string">
            <text:p>Scuba Pony Smok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9">
            <text:p>679</text:p>
          </table:table-cell>
          <table:table-cell table:style-name="ce29" office:value-type="string">
            <text:p>Scuba Pony Ti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0">
            <text:p>680</text:p>
          </table:table-cell>
          <table:table-cell table:style-name="ce29" office:value-type="string">
            <text:p>Superscuba Pony Zealot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1">
            <text:p>681</text:p>
          </table:table-cell>
          <table:table-cell table:style-name="ce29" office:value-type="string">
            <text:p>Superstar Pony Duelist Uli'ahika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2">
            <text:p>682</text:p>
          </table:table-cell>
          <table:table-cell table:style-name="ce29" office:value-type="string">
            <text:p>Enhanced Scuba Pony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3">
            <text:p>683</text:p>
          </table:table-cell>
          <table:table-cell table:style-name="ce29" office:value-type="string">
            <text:p>Enhanced Scuba Pony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4">
            <text:p>684</text:p>
          </table:table-cell>
          <table:table-cell table:style-name="ce29" office:value-type="string">
            <text:p>Superstar Pony Planetary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5">
            <text:p>685</text:p>
          </table:table-cell>
          <table:table-cell table:style-name="ce29" office:value-type="string">
            <text:p>Enhanced 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6">
            <text:p>686</text:p>
          </table:table-cell>
          <table:table-cell table:style-name="ce29" office:value-type="string">
            <text:p>Superstar Pony Cad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7">
            <text:p>687</text:p>
          </table:table-cell>
          <table:table-cell table:style-name="ce29" office:value-type="string">
            <text:p>Pony Show Jumper Baloutin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8">
            <text:p>688</text:p>
          </table:table-cell>
          <table:table-cell table:style-name="ce29" office:value-type="string">
            <text:p>Pony Show Jumper Saphy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9">
            <text:p>689</text:p>
          </table:table-cell>
          <table:table-cell table:style-name="ce29" office:value-type="string">
            <text:p>Pony Show Jumper Cherry Flow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0">
            <text:p>690</text:p>
          </table:table-cell>
          <table:table-cell table:style-name="ce29" office:value-type="string">
            <text:p>Pony Resour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1">
            <text:p>691</text:p>
          </table:table-cell>
          <table:table-cell table:style-name="ce29" office:value-type="string">
            <text:p>Pony Camouflage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2">
            <text:p>692</text:p>
          </table:table-cell>
          <table:table-cell table:style-name="ce29" office:value-type="string">
            <text:p>Pony Show Jumper Blue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3">
            <text:p>693</text:p>
          </table:table-cell>
          <table:table-cell table:style-name="ce29" office:value-type="string">
            <text:p>Pony Assistant Ri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4">
            <text:p>694</text:p>
          </table:table-cell>
          <table:table-cell table:style-name="ce29" office:value-type="string">
            <text:p>Number 137: Champion Rider - Pony Kizu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5">
            <text:p>695</text:p>
          </table:table-cell>
          <table:table-cell table:style-name="ce29" office:value-type="string">
            <text:p>Superstar Pony Reserve Mayl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6">
            <text:p>696</text:p>
          </table:table-cell>
          <table:table-cell table:style-name="ce29" office:value-type="string">
            <text:p>Superstar Pony Reserve Kaik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7">
            <text:p>697</text:p>
          </table:table-cell>
          <table:table-cell table:style-name="ce29" office:value-type="string">
            <text:p>Superstar Pony Reserve Kuraya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8">
            <text:p>698</text:p>
          </table:table-cell>
          <table:table-cell table:style-name="ce29" office:value-type="string">
            <text:p>Superstar Pony Reserve Daidaib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9">
            <text:p>699</text:p>
          </table:table-cell>
          <table:table-cell table:style-name="ce29" office:value-type="string">
            <text:p>Advanced 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1">
            <text:p>701</text:p>
          </table:table-cell>
          <table:table-cell table:style-name="ce29" office:value-type="string">
            <text:p>Skateboard Dragon Himaw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2">
            <text:p>702</text:p>
          </table:table-cell>
          <table:table-cell table:style-name="ce29" office:value-type="string">
            <text:p>Skateboard Dragon Suis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3">
            <text:p>703</text:p>
          </table:table-cell>
          <table:table-cell table:style-name="ce29" office:value-type="string">
            <text:p>Skateboard Dragon Ba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4">
            <text:p>704</text:p>
          </table:table-cell>
          <table:table-cell table:style-name="ce29" office:value-type="string">
            <text:p>Skateboard Dragon Fuj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5">
            <text:p>705</text:p>
          </table:table-cell>
          <table:table-cell table:style-name="ce29" office:value-type="string">
            <text:p>Skateboard Dragon Rá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6">
            <text:p>706</text:p>
          </table:table-cell>
          <table:table-cell table:style-name="ce29" office:value-type="string">
            <text:p>Skateboard Dragon Anemo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7">
            <text:p>707</text:p>
          </table:table-cell>
          <table:table-cell table:style-name="ce29" office:value-type="string">
            <text:p>Skateboard Dragon Champion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8">
            <text:p>708</text:p>
          </table:table-cell>
          <table:table-cell table:style-name="ce29" office:value-type="string">
            <text:p>Skateboard Dragon Ramp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9">
            <text:p>709</text:p>
          </table:table-cell>
          <table:table-cell table:style-name="ce29" office:value-type="string">
            <text:p>Skateboard Dragon Tri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0">
            <text:p>710</text:p>
          </table:table-cell>
          <table:table-cell table:style-name="ce29" office:value-type="string">
            <text:p>Skateboard Dragon Resurge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1">
            <text:p>711</text:p>
          </table:table-cell>
          <table:table-cell table:style-name="ce29" office:value-type="string">
            <text:p>Skateboard Dragon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2">
            <text:p>712</text:p>
          </table:table-cell>
          <table:table-cell table:style-name="ce29" office:value-type="string">
            <text:p>Skateboard Dragon Rechar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3">
            <text:p>713</text:p>
          </table:table-cell>
          <table:table-cell table:style-name="ce29" office:value-type="string">
            <text:p>Skateboard Dragon Champion Hiens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4">
            <text:p>714</text:p>
          </table:table-cell>
          <table:table-cell table:style-name="ce29" office:value-type="string">
            <text:p>Skateboard Dragon Flare Ramp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5">
            <text:p>715</text:p>
          </table:table-cell>
          <table:table-cell table:style-name="ce29" office:value-type="string">
            <text:p>Skateboard Dragon Ascension Par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6">
            <text:p>716</text:p>
          </table:table-cell>
          <table:table-cell table:style-name="ce29" office:value-type="string">
            <text:p>Elite Skateboard Dragon Shiragik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7">
            <text:p>717</text:p>
          </table:table-cell>
          <table:table-cell table:style-name="ce29" office:value-type="string">
            <text:p>Skateboard Dragon Asag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8">
            <text:p>718</text:p>
          </table:table-cell>
          <table:table-cell table:style-name="ce29" office:value-type="string">
            <text:p>Skateboard Dragon Hyakunichisou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9">
            <text:p>719</text:p>
          </table:table-cell>
          <table:table-cell table:style-name="ce29" office:value-type="string">
            <text:p>Skateboard Dragon Primal Rampage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1">
            <text:p>721</text:p>
          </table:table-cell>
          <table:table-cell table:style-name="ce29" office:value-type="string">
            <text:p>Sunbeast K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2">
            <text:p>722</text:p>
          </table:table-cell>
          <table:table-cell table:style-name="ce29" office:value-type="string">
            <text:p>Sunbeast Lāpa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3">
            <text:p>723</text:p>
          </table:table-cell>
          <table:table-cell table:style-name="ce29" office:value-type="string">
            <text:p>Sunbeast Lio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4">
            <text:p>724</text:p>
          </table:table-cell>
          <table:table-cell table:style-name="ce29" office:value-type="string">
            <text:p>Sunbeast Kāke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5">
            <text:p>725</text:p>
          </table:table-cell>
          <table:table-cell table:style-name="ce29" office:value-type="string">
            <text:p>Sunbeast K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6">
            <text:p>726</text:p>
          </table:table-cell>
          <table:table-cell table:style-name="ce29" office:value-type="string">
            <text:p>Sunbeast Li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7">
            <text:p>727</text:p>
          </table:table-cell>
          <table:table-cell table:style-name="ce29" office:value-type="string">
            <text:p>Sunbeast ʻĪlīoha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8">
            <text:p>728</text:p>
          </table:table-cell>
          <table:table-cell table:style-name="ce29" office:value-type="string">
            <text:p>Sunbeast Unle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9">
            <text:p>729</text:p>
          </table:table-cell>
          <table:table-cell table:style-name="ce29" office:value-type="string">
            <text:p>Sunbeast Mayhe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0">
            <text:p>730</text:p>
          </table:table-cell>
          <table:table-cell table:style-name="ce29" office:value-type="string">
            <text:p>Sunbeast Leinek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1">
            <text:p>731</text:p>
          </table:table-cell>
          <table:table-cell table:style-name="ce29" office:value-type="string">
            <text:p>Sunbeast ʻElep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2">
            <text:p>732</text:p>
          </table:table-cell>
          <table:table-cell table:style-name="ce29" office:value-type="string">
            <text:p>Sunbeast ʻAlopek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3">
            <text:p>733</text:p>
          </table:table-cell>
          <table:table-cell table:style-name="ce29" office:value-type="string">
            <text:p>Sunbeast Laku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4">
            <text:p>734</text:p>
          </table:table-cell>
          <table:table-cell table:style-name="ce29" office:value-type="string">
            <text:p>Sunbeast Kilap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5">
            <text:p>735</text:p>
          </table:table-cell>
          <table:table-cell table:style-name="ce29" office:value-type="string">
            <text:p>Sunbeast Kili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6">
            <text:p>736</text:p>
          </table:table-cell>
          <table:table-cell table:style-name="ce29" office:value-type="string">
            <text:p>Sunbeast Pōpo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7">
            <text:p>737</text:p>
          </table:table-cell>
          <table:table-cell table:style-name="ce29" office:value-type="string">
            <text:p>Sunbeast Iākua a ka Mōlehu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8">
            <text:p>738</text:p>
          </table:table-cell>
          <table:table-cell table:style-name="ce29" office:value-type="string">
            <text:p>Sunbeast Heiau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9">
            <text:p>739</text:p>
          </table:table-cell>
          <table:table-cell table:style-name="ce29" office:value-type="string">
            <text:p>Sunbeast Chaotic Frenzy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0">
            <text:p>740</text:p>
          </table:table-cell>
          <table:table-cell table:style-name="ce29" office:value-type="string">
            <text:p>Phoenix Guardian - Assault Explo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1">
            <text:p>741</text:p>
          </table:table-cell>
          <table:table-cell table:style-name="ce29" office:value-type="string">
            <text:p>Phoenix Guardian - Assault Strik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2">
            <text:p>742</text:p>
          </table:table-cell>
          <table:table-cell table:style-name="ce29" office:value-type="string">
            <text:p>Phoenix Guardian – Defender Ko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3">
            <text:p>743</text:p>
          </table:table-cell>
          <table:table-cell table:style-name="ce29" office:value-type="string">
            <text:p>Phoenix Guardian – Defender Sent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4">
            <text:p>744</text:p>
          </table:table-cell>
          <table:table-cell table:style-name="ce29" office:value-type="string">
            <text:p>Phoenix Guardian – Double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5">
            <text:p>745</text:p>
          </table:table-cell>
          <table:table-cell table:style-name="ce29" office:value-type="string">
            <text:p>Phoenix Guardian – Eterna Ulti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6">
            <text:p>746</text:p>
          </table:table-cell>
          <table:table-cell table:style-name="ce29" office:value-type="string">
            <text:p>Phoenix Guardian - Flare Infern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7">
            <text:p>747</text:p>
          </table:table-cell>
          <table:table-cell table:style-name="ce29" office:value-type="string">
            <text:p>Phoenix Guardian - Flash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8">
            <text:p>748</text:p>
          </table:table-cell>
          <table:table-cell table:style-name="ce29" office:value-type="string">
            <text:p>Phoenix Guardian - Paralyzing Infern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9">
            <text:p>749</text:p>
          </table:table-cell>
          <table:table-cell table:style-name="ce29" office:value-type="string">
            <text:p>Phoenix Guardian - Support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0">
            <text:p>750</text:p>
          </table:table-cell>
          <table:table-cell table:style-name="ce29" office:value-type="string">
            <text:p>Phoenix Guardian - Swift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1">
            <text:p>751</text:p>
          </table:table-cell>
          <table:table-cell table:style-name="ce29" office:value-type="string">
            <text:p>Number 118: Phoenix Guardian - Hellfire Incarnate</text:p>
          </table:table-cell>
          <table:table-cell table:style-name="ce29" table:number-columns-repeated="4"/>
          <table:table-cell table:style-name="ce29" office:value-type="string">
            <text:p>Need to update pic with new effect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2">
            <text:p>752</text:p>
          </table:table-cell>
          <table:table-cell table:style-name="ce29" office:value-type="string">
            <text:p>Phoenix Cyc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3">
            <text:p>753</text:p>
          </table:table-cell>
          <table:table-cell table:style-name="ce29" office:value-type="string">
            <text:p>Raging Phoenix Guardi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4">
            <text:p>754</text:p>
          </table:table-cell>
          <table:table-cell table:style-name="ce29" office:value-type="string">
            <text:p>Phoenix Guardian Cru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5">
            <text:p>755</text:p>
          </table:table-cell>
          <table:table-cell table:style-name="ce29" office:value-type="string">
            <text:p>Phoenix Guardian Neutraliz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6">
            <text:p>756</text:p>
          </table:table-cell>
          <table:table-cell table:style-name="ce29" office:value-type="string">
            <text:p>High Phoenix Guardi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60">
            <text:p>760</text:p>
          </table:table-cell>
          <table:table-cell table:style-name="ce33" office:value-type="string">
            <text:p>A.G.M. Eon Champion Commander - Azure Sakura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2]+1" office:value-type="float" office:value="761">
            <text:p>761</text:p>
          </table:table-cell>
          <table:table-cell table:style-name="ce33" office:value-type="string">
            <text:p>A.G.M. Progenitor Dragon - High Draconus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3]+1" office:value-type="float" office:value="762">
            <text:p>762</text:p>
          </table:table-cell>
          <table:table-cell table:style-name="ce33" office:value-type="string">
            <text:p>A.G.M. Enigmatic Chair - Anonynomaly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4]+1" office:value-type="float" office:value="763">
            <text:p>763</text:p>
          </table:table-cell>
          <table:table-cell table:style-name="ce33" office:value-type="string">
            <text:p>A.G.M. Reaper - Nyx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5]+1" office:value-type="float" office:value="764">
            <text:p>764</text:p>
          </table:table-cell>
          <table:table-cell table:style-name="ce33" office:value-type="string">
            <text:p>A.G.M. Virtual Domain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6]+1" office:value-type="float" office:value="765">
            <text:p>765</text:p>
          </table:table-cell>
          <table:table-cell table:style-name="ce33" office:value-type="string">
            <text:p>A.G.M. Blaze Kobold - Raven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7]+1" office:value-type="float" office:value="766">
            <text:p>766</text:p>
          </table:table-cell>
          <table:table-cell table:style-name="ce33" office:value-type="string">
            <text:p>A.G.M. Archiver - Octosquid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8]+1" office:value-type="float" office:value="767">
            <text:p>767</text:p>
          </table:table-cell>
          <table:table-cell table:style-name="ce33" office:value-type="string">
            <text:p>A.G.M. Art Deer - Sleepy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9]+1" office:value-type="float" office:value="768">
            <text:p>768</text:p>
          </table:table-cell>
          <table:table-cell table:style-name="ce33" office:value-type="string">
            <text:p>A.G.M. Recruitment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0]+1" office:value-type="float" office:value="769">
            <text:p>769</text:p>
          </table:table-cell>
          <table:table-cell table:style-name="ce33" office:value-type="string">
            <text:p>A.G.M. Succession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1]+1" office:value-type="float" office:value="770">
            <text:p>770</text:p>
          </table:table-cell>
          <table:table-cell table:style-name="ce33" office:value-type="string">
            <text:p>A.G.M. Primal Serpent - Dova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2]+1" office:value-type="float" office:value="771">
            <text:p>771</text:p>
          </table:table-cell>
          <table:table-cell table:style-name="ce33" office:value-type="string">
            <text:p>A.G.M. Whimsical Designer - Eshai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3]+1" office:value-type="float" office:value="772">
            <text:p>772</text:p>
          </table:table-cell>
          <table:table-cell table:style-name="ce33" office:value-type="string">
            <text:p>A.G.M. Avenger - GarlandChaos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4]+1" office:value-type="float" office:value="773">
            <text:p>773</text:p>
          </table:table-cell>
          <table:table-cell table:style-name="ce33" office:value-type="string">
            <text:p>A.G.M. Legacy - Eternal Bond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5]+1" office:value-type="float" office:value="774">
            <text:p>774</text:p>
          </table:table-cell>
          <table:table-cell table:style-name="ce33" office:value-type="string">
            <text:p>A.G.M. Guest Winged Lion - LHK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6]+1" office:value-type="float" office:value="775">
            <text:p>775</text:p>
          </table:table-cell>
          <table:table-cell table:style-name="ce33" office:value-type="string">
            <text:p>A.G.M. Art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0">
            <text:p>800</text:p>
          </table:table-cell>
          <table:table-cell table:style-name="ce29" office:value-type="string">
            <text:p>Flash Step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1">
            <text:p>801</text:p>
          </table:table-cell>
          <table:table-cell table:style-name="ce29" office:value-type="string">
            <text:p>Sunset Liberator the Blazing Stall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2">
            <text:p>802</text:p>
          </table:table-cell>
          <table:table-cell table:style-name="ce29" office:value-type="string">
            <text:p>Majestic Unicorn Zetagam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3">
            <text:p>803</text:p>
          </table:table-cell>
          <table:table-cell table:style-name="ce29" office:value-type="string">
            <text:p>Tenmashiro the Celestial White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4">
            <text:p>804</text:p>
          </table:table-cell>
          <table:table-cell table:style-name="ce29" office:value-type="string">
            <text:p>Tairénage the Celestial Black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5">
            <text:p>805</text:p>
          </table:table-cell>
          <table:table-cell table:style-name="ce29" office:value-type="string">
            <text:p>Guânrâohû</text:p>
          </table:table-cell>
          <table:table-cell table:style-name="ce29" table:number-columns-repeated="4"/>
          <table:table-cell table:style-name="ce29" office:value-type="string">
            <text:p>Need to check if negation works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6">
            <text:p>806</text:p>
          </table:table-cell>
          <table:table-cell table:style-name="ce29" office:value-type="string">
            <text:p>Ascension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7">
            <text:p>807</text:p>
          </table:table-cell>
          <table:table-cell table:style-name="ce29" office:value-type="string">
            <text:p>Rainbow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8">
            <text:p>808</text:p>
          </table:table-cell>
          <table:table-cell table:style-name="ce29" office:value-type="string">
            <text:p>Midnight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9">
            <text:p>809</text:p>
          </table:table-cell>
          <table:table-cell table:style-name="ce29" office:value-type="string">
            <text:p>Scarlet Char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0">
            <text:p>810</text:p>
          </table:table-cell>
          <table:table-cell table:style-name="ce29" office:value-type="string">
            <text:p>Shine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1">
            <text:p>811</text:p>
          </table:table-cell>
          <table:table-cell table:style-name="ce29" office:value-type="string">
            <text:p>Spirit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2">
            <text:p>812</text:p>
          </table:table-cell>
          <table:table-cell table:style-name="ce29" office:value-type="string">
            <text:p>Defender Moon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3">
            <text:p>813</text:p>
          </table:table-cell>
          <table:table-cell table:style-name="ce29" office:value-type="string">
            <text:p>Wild Stall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4">
            <text:p>814</text:p>
          </table:table-cell>
          <table:table-cell table:style-name="ce29" office:value-type="string">
            <text:p>Radiant Unicorn Omegatt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5">
            <text:p>815</text:p>
          </table:table-cell>
          <table:table-cell table:style-name="ce29" office:value-type="string">
            <text:p>Crimson Galactic Pegasus Alphacentauri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6">
            <text:p>816</text:p>
          </table:table-cell>
          <table:table-cell table:style-name="ce29" office:value-type="string">
            <text:p>Fallen Pegasus Omicr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7">
            <text:p>817</text:p>
          </table:table-cell>
          <table:table-cell table:style-name="ce29" office:value-type="string">
            <text:p>Grand Night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8">
            <text:p>818</text:p>
          </table:table-cell>
          <table:table-cell table:style-name="ce29" office:value-type="string">
            <text:p>Darkside Requiem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9">
            <text:p>819</text:p>
          </table:table-cell>
          <table:table-cell table:style-name="ce29" office:value-type="string">
            <text:p>Purgatory Stallion Deltar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0">
            <text:p>820</text:p>
          </table:table-cell>
          <table:table-cell table:style-name="ce29" office:value-type="string">
            <text:p>Battlefield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1">
            <text:p>821</text:p>
          </table:table-cell>
          <table:table-cell table:style-name="ce29" office:value-type="string">
            <text:p>Stardream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2">
            <text:p>822</text:p>
          </table:table-cell>
          <table:table-cell table:style-name="ce29" office:value-type="string">
            <text:p>Emerald Sky Prair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3">
            <text:p>823</text:p>
          </table:table-cell>
          <table:table-cell table:style-name="ce29" office:value-type="string">
            <text:p>Herd Gather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4">
            <text:p>824</text:p>
          </table:table-cell>
          <table:table-cell table:style-name="ce29" office:value-type="string">
            <text:p>Pegasus Ascen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0">
            <text:p>900</text:p>
          </table:table-cell>
          <table:table-cell table:style-name="ce29" office:value-type="string">
            <text:p>Sakura the Accel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1">
            <text:p>901</text:p>
          </table:table-cell>
          <table:table-cell table:style-name="ce29" office:value-type="string">
            <text:p>Sayuri the Tech Genius Anthr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2">
            <text:p>902</text:p>
          </table:table-cell>
          <table:table-cell table:style-name="ce29" office:value-type="string">
            <text:p>Forbidden Emptin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3">
            <text:p>903</text:p>
          </table:table-cell>
          <table:table-cell table:style-name="ce29" office:value-type="string">
            <text:p>Legendary Dragon Hero of the Sacred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4">
            <text:p>904</text:p>
          </table:table-cell>
          <table:table-cell table:style-name="ce29" office:value-type="string">
            <text:p>Black Enforcer the Legendary Crime Figh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5">
            <text:p>905</text:p>
          </table:table-cell>
          <table:table-cell table:style-name="ce29" office:value-type="string">
            <text:p>Xerneas the Ruler of Eternal Lif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6">
            <text:p>906</text:p>
          </table:table-cell>
          <table:table-cell table:style-name="ce29" office:value-type="string">
            <text:p>Yveltal the Ruler of Infinite Destru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7">
            <text:p>907</text:p>
          </table:table-cell>
          <table:table-cell table:style-name="ce29" office:value-type="string">
            <text:p>Senkoukura the High Savio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8">
            <text:p>908</text:p>
          </table:table-cell>
          <table:table-cell table:style-name="ce29" office:value-type="string">
            <text:p>Equestrian Fullri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9">
            <text:p>909</text:p>
          </table:table-cell>
          <table:table-cell table:style-name="ce29" office:value-type="string">
            <text:p>Senkoukura Infinity the Supreme Savior Dragon</text:p>
          </table:table-cell>
          <table:table-cell table:style-name="ce29" table:number-columns-repeated="4"/>
          <table:table-cell table:style-name="ce29" office:value-type="string">
            <text:p>Need to check if the 3rd effect works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0">
            <text:p>910</text:p>
          </table:table-cell>
          <table:table-cell table:style-name="ce29" office:value-type="string">
            <text:p>Fêngbàoshén the Sacred Blade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1">
            <text:p>911</text:p>
          </table:table-cell>
          <table:table-cell table:style-name="ce29" office:value-type="string">
            <text:p>Arashizakura the War Dragon Sovereig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2">
            <text:p>912</text:p>
          </table:table-cell>
          <table:table-cell table:style-name="ce29" office:value-type="string">
            <text:p>Shaymin the Graceful Sky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3">
            <text:p>913</text:p>
          </table:table-cell>
          <table:table-cell table:style-name="ce29" office:value-type="string">
            <text:p>Kirikiri, Deer of Rising Dawn</text:p>
          </table:table-cell>
          <table:table-cell table:style-name="ce29" table:number-columns-repeated="4"/>
          <table:table-cell table:style-name="ce29" office:value-type="string">
            <text:p>Make sure the effects work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4">
            <text:p>914</text:p>
          </table:table-cell>
          <table:table-cell table:style-name="ce29" office:value-type="string">
            <text:p>Tails the Kitsune Mechanic</text:p>
          </table:table-cell>
          <table:table-cell table:style-name="ce29" table:number-columns-repeated="4"/>
          <table:table-cell table:style-name="ce29" office:value-type="string">
            <text:p>Make sure the effects work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5">
            <text:p>915</text:p>
          </table:table-cell>
          <table:table-cell table:style-name="ce29" office:value-type="string">
            <text:p>Fluffy Wonder Pupp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6">
            <text:p>916</text:p>
          </table:table-cell>
          <table:table-cell table:style-name="ce29" office:value-type="string">
            <text:p>Serena the Performer Trainer</text:p>
          </table:table-cell>
          <table:table-cell table:style-name="ce29" table:number-columns-repeated="4"/>
          <table:table-cell table:style-name="ce29" office:value-type="string">
            <text:p>Make sure you can only trigger it if you have open MMZ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7">
            <text:p>917</text:p>
          </table:table-cell>
          <table:table-cell table:style-name="ce29" office:value-type="string">
            <text:p>Dawn the Coordinator Tra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8">
            <text:p>918</text:p>
          </table:table-cell>
          <table:table-cell table:style-name="ce29" office:value-type="string">
            <text:p>Sakura the Leaf Ninja of Scarlet Spr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9">
            <text:p>919</text:p>
          </table:table-cell>
          <table:table-cell table:style-name="ce29" office:value-type="string">
            <text:p>Blue Aurora, Magical Deer of the Eternal Valle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0">
            <text:p>920</text:p>
          </table:table-cell>
          <table:table-cell table:style-name="ce29" office:value-type="string">
            <text:p>Housebutler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1">
            <text:p>921</text:p>
          </table:table-cell>
          <table:table-cell table:style-name="ce29" office:value-type="string">
            <text:p>Latias the Eon Dragon of Altoma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2">
            <text:p>922</text:p>
          </table:table-cell>
          <table:table-cell table:style-name="ce29" office:value-type="string">
            <text:p>Latios the Eon Dragon of Altoma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3">
            <text:p>923</text:p>
          </table:table-cell>
          <table:table-cell table:style-name="ce29" office:value-type="string">
            <text:p>Rayquaza M-EX the Divine Heaven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4">
            <text:p>924</text:p>
          </table:table-cell>
          <table:table-cell table:style-name="ce29" office:value-type="string">
            <text:p>Shikenmaru, Blade of the Twiligh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5">
            <text:p>925</text:p>
          </table:table-cell>
          <table:table-cell table:style-name="ce29" office:value-type="string">
            <text:p>Sakura the Cherry Blossom Dragon of Revolu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6">
            <text:p>926</text:p>
          </table:table-cell>
          <table:table-cell table:style-name="ce29" office:value-type="string">
            <text:p>March of the Brave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7">
            <text:p>927</text:p>
          </table:table-cell>
          <table:table-cell table:style-name="ce29" office:value-type="string">
            <text:p>Sky Dragon Apprent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8">
            <text:p>928</text:p>
          </table:table-cell>
          <table:table-cell table:style-name="ce29" office:value-type="string">
            <text:p>Sakura the Accel Vanguard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9">
            <text:p>929</text:p>
          </table:table-cell>
          <table:table-cell table:style-name="ce29" office:value-type="string">
            <text:p>Underwater Search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30">
            <text:p>930</text:p>
          </table:table-cell>
          <table:table-cell table:style-name="ce29" office:value-type="string">
            <text:p>Makani &amp; Kailani, the Team Hau'oli Ambassador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1">
            <text:p>1001</text:p>
          </table:table-cell>
          <table:table-cell table:style-name="ce29" office:value-type="string">
            <text:p>Golden Dreamlight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2">
            <text:p>1002</text:p>
          </table:table-cell>
          <table:table-cell table:style-name="ce29" office:value-type="string">
            <text:p>Sparkling Dreamsta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3">
            <text:p>1003</text:p>
          </table:table-cell>
          <table:table-cell table:style-name="ce29" office:value-type="string">
            <text:p>Dreamlight Aura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4">
            <text:p>1004</text:p>
          </table:table-cell>
          <table:table-cell table:style-name="ce29" office:value-type="string">
            <text:p>Dreamlight Princ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5">
            <text:p>1005</text:p>
          </table:table-cell>
          <table:table-cell table:style-name="ce29" office:value-type="string">
            <text:p>Dreamlight Tra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6">
            <text:p>1006</text:p>
          </table:table-cell>
          <table:table-cell table:style-name="ce29" office:value-type="string">
            <text:p>Dreamlight Priest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7">
            <text:p>1007</text:p>
          </table:table-cell>
          <table:table-cell table:style-name="ce29" office:value-type="string">
            <text:p>Dreamlight Speedstar</text:p>
          </table:table-cell>
          <table:table-cell table:style-name="ce29" table:number-columns-repeated="4"/>
          <table:table-cell table:style-name="ce29" office:value-type="string">
            <text:p>Need to modify the Level alteration thing so can Synchro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8">
            <text:p>1008</text:p>
          </table:table-cell>
          <table:table-cell table:style-name="ce29" office:value-type="string">
            <text:p>Dreamlight Eg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9">
            <text:p>1009</text:p>
          </table:table-cell>
          <table:table-cell table:style-name="ce29" office:value-type="string">
            <text:p>Dreamlight Buster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0">
            <text:p>1010</text:p>
          </table:table-cell>
          <table:table-cell table:style-name="ce29" office:value-type="string">
            <text:p>Dreamlight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1">
            <text:p>1011</text:p>
          </table:table-cell>
          <table:table-cell table:style-name="ce29" office:value-type="string">
            <text:p>Dreamlight Run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2">
            <text:p>1012</text:p>
          </table:table-cell>
          <table:table-cell table:style-name="ce29" office:value-type="string">
            <text:p>Dreamligh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3">
            <text:p>1013</text:p>
          </table:table-cell>
          <table:table-cell table:style-name="ce29" office:value-type="string">
            <text:p>Dreamlight Cast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4">
            <text:p>1014</text:p>
          </table:table-cell>
          <table:table-cell table:style-name="ce29" office:value-type="string">
            <text:p>Dreamlight Heavenly Se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5">
            <text:p>1015</text:p>
          </table:table-cell>
          <table:table-cell table:style-name="ce29" office:value-type="string">
            <text:p>Dreamlight Judgm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6">
            <text:p>1016</text:p>
          </table:table-cell>
          <table:table-cell table:style-name="ce29" office:value-type="string">
            <text:p>Dreamlight M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7">
            <text:p>1017</text:p>
          </table:table-cell>
          <table:table-cell table:style-name="ce29" office:value-type="string">
            <text:p>Dreamlight Shock Pa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8">
            <text:p>1018</text:p>
          </table:table-cell>
          <table:table-cell table:style-name="ce29" office:value-type="string">
            <text:p>Dreamlight Skyscrap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9">
            <text:p>1019</text:p>
          </table:table-cell>
          <table:table-cell table:style-name="ce29" office:value-type="string">
            <text:p>Dreamlight Kitsu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0">
            <text:p>1020</text:p>
          </table:table-cell>
          <table:table-cell table:style-name="ce29" office:value-type="string">
            <text:p>Dreamlight J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1">
            <text:p>1021</text:p>
          </table:table-cell>
          <table:table-cell table:style-name="ce29" office:value-type="string">
            <text:p>Dreamlight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2">
            <text:p>1022</text:p>
          </table:table-cell>
          <table:table-cell table:style-name="ce29" office:value-type="string">
            <text:p>Dreamlight Sky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3">
            <text:p>1023</text:p>
          </table:table-cell>
          <table:table-cell table:style-name="ce29" office:value-type="string">
            <text:p>Dreamlight Valkyr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4">
            <text:p>1024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5">
            <text:p>1025</text:p>
          </table:table-cell>
          <table:table-cell table:style-name="ce29" office:value-type="string">
            <text:p>Dreamlight R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6">
            <text:p>1026</text:p>
          </table:table-cell>
          <table:table-cell table:style-name="ce29" office:value-type="string">
            <text:p>Dreamight Sacred Dragon Champ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7">
            <text:p>1027</text:p>
          </table:table-cell>
          <table:table-cell table:style-name="ce29" office:value-type="string">
            <text:p>Azure Dreamlight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8">
            <text:p>1028</text:p>
          </table:table-cell>
          <table:table-cell table:style-name="ce29" office:value-type="string">
            <text:p>Dreamlight Moon Wol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9">
            <text:p>1029</text:p>
          </table:table-cell>
          <table:table-cell table:style-name="ce29" office:value-type="string">
            <text:p>Dreamlight Apprent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0">
            <text:p>1030</text:p>
          </table:table-cell>
          <table:table-cell table:style-name="ce29" office:value-type="string">
            <text:p>Dreamlight Mirr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1">
            <text:p>1031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2">
            <text:p>1032</text:p>
          </table:table-cell>
          <table:table-cell table:style-name="ce29" office:value-type="string">
            <text:p>Thousand Blossom Dreamlight</text:p>
          </table:table-cell>
          <table:table-cell table:style-name="ce29" table:number-columns-repeated="4"/>
          <table:table-cell table:style-name="ce29" office:value-type="string">
            <text:p>Need to add stat gain to 2<text:span text:style-name="T1">nd</text:span> effect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3">
            <text:p>1033</text:p>
          </table:table-cell>
          <table:table-cell table:style-name="ce29" office:value-type="string">
            <text:p>Reality Dream Dra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4">
            <text:p>1034</text:p>
          </table:table-cell>
          <table:table-cell table:style-name="ce29" office:value-type="string">
            <text:p>Dreamlight Total Sublim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5">
            <text:p>1035</text:p>
          </table:table-cell>
          <table:table-cell table:style-name="ce29" office:value-type="string">
            <text:p>Dreamlight Punishment</text:p>
          </table:table-cell>
          <table:table-cell table:style-name="ce29" table:number-columns-repeated="4"/>
          <table:table-cell table:style-name="ce29" office:value-type="string">
            <text:p>Need to script the additional deck banish effect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6">
            <text:p>1036</text:p>
          </table:table-cell>
          <table:table-cell table:style-name="ce29" office:value-type="string">
            <text:p>Dreamlight Legac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7">
            <text:p>1037</text:p>
          </table:table-cell>
          <table:table-cell table:style-name="ce29" office:value-type="string">
            <text:p>Dreamlight Awake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8">
            <text:p>1038</text:p>
          </table:table-cell>
          <table:table-cell table:style-name="ce29" office:value-type="string">
            <text:p>Dreamlight Kir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9">
            <text:p>1039</text:p>
          </table:table-cell>
          <table:table-cell table:style-name="ce29" office:value-type="string">
            <text:p>Dreamlight Racco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0">
            <text:p>1040</text:p>
          </table:table-cell>
          <table:table-cell table:style-name="ce29" office:value-type="string">
            <text:p>Dreamlight Tenkō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2">
            <text:p>1042</text:p>
          </table:table-cell>
          <table:table-cell table:style-name="ce29" office:value-type="string">
            <text:p>Golden Dreamlight Fantasy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3">
            <text:p>1043</text:p>
          </table:table-cell>
          <table:table-cell table:style-name="ce29" office:value-type="string">
            <text:p>Dreamlight Spirit Charge</text:p>
          </table:table-cell>
          <table:table-cell table:style-name="ce29" table:number-columns-repeated="4"/>
          <table:table-cell table:style-name="ce29" office:value-type="string">
            <text:p>Need to check if it will work outside of test mode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6">
            <text:p>1046</text:p>
          </table:table-cell>
          <table:table-cell table:style-name="ce29" office:value-type="string">
            <text:p>Solar Dreamsta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8">
            <text:p>1048</text:p>
          </table:table-cell>
          <table:table-cell table:style-name="ce29" office:value-type="string">
            <text:p>Dreamlight Deer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0">
            <text:p>1060</text:p>
          </table:table-cell>
          <table:table-cell table:style-name="ce29" office:value-type="string">
            <text:p>Eclipse Dream Aura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1">
            <text:p>1061</text:p>
          </table:table-cell>
          <table:table-cell table:style-name="ce29" office:value-type="string">
            <text:p>Eclise Dream Call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2">
            <text:p>1062</text:p>
          </table:table-cell>
          <table:table-cell table:style-name="ce29" office:value-type="string">
            <text:p>Eclipse Dream Tra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3">
            <text:p>1063</text:p>
          </table:table-cell>
          <table:table-cell table:style-name="ce29" office:value-type="string">
            <text:p>Eclipse Dream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4">
            <text:p>1064</text:p>
          </table:table-cell>
          <table:table-cell table:style-name="ce29" office:value-type="string">
            <text:p>Eclipse Dream Signe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5">
            <text:p>1065</text:p>
          </table:table-cell>
          <table:table-cell table:style-name="ce29" office:value-type="string">
            <text:p>Eclipse Dragon Dragon Champ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6">
            <text:p>1066</text:p>
          </table:table-cell>
          <table:table-cell table:style-name="ce29" office:value-type="string">
            <text:p>Eclipse Dream Speed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7">
            <text:p>1067</text:p>
          </table:table-cell>
          <table:table-cell table:style-name="ce29" office:value-type="string">
            <text:p>Eclipse Dream Blade J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8">
            <text:p>1068</text:p>
          </table:table-cell>
          <table:table-cell table:style-name="ce29" office:value-type="string">
            <text:p>Eclipse Dream Aeon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9">
            <text:p>1069</text:p>
          </table:table-cell>
          <table:table-cell table:style-name="ce29" office:value-type="string">
            <text:p>Eclipse Dream M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0">
            <text:p>1070</text:p>
          </table:table-cell>
          <table:table-cell table:style-name="ce29" office:value-type="string">
            <text:p>Eclipse Dream Kyūb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1">
            <text:p>1071</text:p>
          </table:table-cell>
          <table:table-cell table:style-name="ce29" office:value-type="string">
            <text:p>Eclipse Dream Data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2">
            <text:p>1072</text:p>
          </table:table-cell>
          <table:table-cell table:style-name="ce29" office:value-type="string">
            <text:p>Eclipse Dream Tech R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3">
            <text:p>1073</text:p>
          </table:table-cell>
          <table:table-cell table:style-name="ce29" office:value-type="string">
            <text:p>Eclipse Dream Strategi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4">
            <text:p>1074</text:p>
          </table:table-cell>
          <table:table-cell table:style-name="ce29" office:value-type="string">
            <text:p>Eclipse Dream Delphini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0">
            <text:p>1100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1">
            <text:p>1101</text:p>
          </table:table-cell>
          <table:table-cell table:style-name="ce29" office:value-type="string">
            <text:p>Hikari the Genius Bunny</text:p>
          </table:table-cell>
          <table:table-cell table:style-name="ce29" table:number-columns-repeated="4"/>
          <table:table-cell table:style-name="ce29" office:value-type="string">
            <text:p>Check if script is working...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2">
            <text:p>1102</text:p>
          </table:table-cell>
          <table:table-cell table:style-name="ce29" office:value-type="string">
            <text:p>Muranaka the Pe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3">
            <text:p>1103</text:p>
          </table:table-cell>
          <table:table-cell table:style-name="ce29" office:value-type="string">
            <text:p>Sayaka the Schoolgir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4">
            <text:p>1104</text:p>
          </table:table-cell>
          <table:table-cell table:style-name="ce29" office:value-type="string">
            <text:p>Magician Sta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5">
            <text:p>1105</text:p>
          </table:table-cell>
          <table:table-cell table:style-name="ce29" office:value-type="string">
            <text:p>Jun'ichi the Guerrilla Fighter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6">
            <text:p>1106</text:p>
          </table:table-cell>
          <table:table-cell table:style-name="ce29" office:value-type="string">
            <text:p>Apple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7">
            <text:p>1107</text:p>
          </table:table-cell>
          <table:table-cell table:style-name="ce29" office:value-type="string">
            <text:p>Bunny Idol Sin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8">
            <text:p>1108</text:p>
          </table:table-cell>
          <table:table-cell table:style-name="ce29" office:value-type="string">
            <text:p>Bunny Scarlet Convoc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9">
            <text:p>1109</text:p>
          </table:table-cell>
          <table:table-cell table:style-name="ce29" office:value-type="string">
            <text:p>Chibi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0">
            <text:p>1110</text:p>
          </table:table-cell>
          <table:table-cell table:style-name="ce29" office:value-type="string">
            <text:p>Phoenix Ange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1">
            <text:p>1111</text:p>
          </table:table-cell>
          <table:table-cell table:style-name="ce29" office:value-type="string">
            <text:p>Angel Bunny P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2">
            <text:p>1112</text:p>
          </table:table-cell>
          <table:table-cell table:style-name="ce29" office:value-type="string">
            <text:p>Flare Bunny Cinnam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3">
            <text:p>1113</text:p>
          </table:table-cell>
          <table:table-cell table:style-name="ce29" office:value-type="string">
            <text:p>Sayako the Veteran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4">
            <text:p>1114</text:p>
          </table:table-cell>
          <table:table-cell table:style-name="ce29" office:value-type="string">
            <text:p>Natsumi the Student Counci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5">
            <text:p>1115</text:p>
          </table:table-cell>
          <table:table-cell table:style-name="ce29" office:value-type="string">
            <text:p>Sibling Bunny R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6">
            <text:p>1116</text:p>
          </table:table-cell>
          <table:table-cell table:style-name="ce29" office:value-type="string">
            <text:p>Transform Bunny Ha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7">
            <text:p>1117</text:p>
          </table:table-cell>
          <table:table-cell table:style-name="ce29" office:value-type="string">
            <text:p>Bunny Training Ground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8">
            <text:p>1118</text:p>
          </table:table-cell>
          <table:table-cell table:style-name="ce29" office:value-type="string">
            <text:p>Bunny Sibling Sublim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9">
            <text:p>1119</text:p>
          </table:table-cell>
          <table:table-cell table:style-name="ce29" office:value-type="string">
            <text:p>Tempest Bunny P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0">
            <text:p>1120</text:p>
          </table:table-cell>
          <table:table-cell table:style-name="ce29" office:value-type="string">
            <text:p>Inferno Bunny Cinnam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1">
            <text:p>1121</text:p>
          </table:table-cell>
          <table:table-cell table:style-name="ce29" office:value-type="string">
            <text:p>Riding Star Bunny Harukit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2">
            <text:p>1122</text:p>
          </table:table-cell>
          <table:table-cell table:style-name="ce29" office:value-type="string">
            <text:p>Christmas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3">
            <text:p>1123</text:p>
          </table:table-cell>
          <table:table-cell table:style-name="ce29" office:value-type="string">
            <text:p>Shoot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4">
            <text:p>1124</text:p>
          </table:table-cell>
          <table:table-cell table:style-name="ce29" office:value-type="string">
            <text:p>Midnigh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5">
            <text:p>1125</text:p>
          </table:table-cell>
          <table:table-cell table:style-name="ce29" office:value-type="string">
            <text:p>Moonligh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6">
            <text:p>1126</text:p>
          </table:table-cell>
          <table:table-cell table:style-name="ce29" office:value-type="string">
            <text:p>Strawberry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7">
            <text:p>1127</text:p>
          </table:table-cell>
          <table:table-cell table:style-name="ce29" office:value-type="string">
            <text:p>Scattering Peta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8">
            <text:p>1128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9">
            <text:p>1129</text:p>
          </table:table-cell>
          <table:table-cell table:style-name="ce29" office:value-type="string">
            <text:p>Bunny Transform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0">
            <text:p>1130</text:p>
          </table:table-cell>
          <table:table-cell table:style-name="ce29" office:value-type="string">
            <text:p>Shortcake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1">
            <text:p>1131</text:p>
          </table:table-cell>
          <table:table-cell table:style-name="ce29" office:value-type="string">
            <text:p>Bunny Shrine M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2">
            <text:p>1132</text:p>
          </table:table-cell>
          <table:table-cell table:style-name="ce29" office:value-type="string">
            <text:p>Bunny Mélancol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3">
            <text:p>1133</text:p>
          </table:table-cell>
          <table:table-cell table:style-name="ce29" office:value-type="string">
            <text:p>Bunny Pet Gir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4">
            <text:p>1134</text:p>
          </table:table-cell>
          <table:table-cell table:style-name="ce29" office:value-type="string">
            <text:p>Karate Bunny R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5">
            <text:p>1135</text:p>
          </table:table-cell>
          <table:table-cell table:style-name="ce29" office:value-type="string">
            <text:p>Akariko the Sacred Ange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6">
            <text:p>1136</text:p>
          </table:table-cell>
          <table:table-cell table:style-name="ce29" office:value-type="string">
            <text:p>Cherry the Elite Schoolgir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7">
            <text:p>1137</text:p>
          </table:table-cell>
          <table:table-cell table:style-name="ce29" office:value-type="string">
            <text:p>Bunny Radiant Fu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8">
            <text:p>1138</text:p>
          </table:table-cell>
          <table:table-cell table:style-name="ce29" office:value-type="string">
            <text:p>Bunny Dimension Jum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9">
            <text:p>1139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0">
            <text:p>1140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1">
            <text:p>1141</text:p>
          </table:table-cell>
          <table:table-cell table:style-name="ce29" office:value-type="string">
            <text:p>Bunny Storm Call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2">
            <text:p>1142</text:p>
          </table:table-cell>
          <table:table-cell table:style-name="ce29" office:value-type="string">
            <text:p>Offic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3">
            <text:p>1143</text:p>
          </table:table-cell>
          <table:table-cell table:style-name="ce29" office:value-type="string">
            <text:p>Air Force Colonel Bunny Ay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4">
            <text:p>1144</text:p>
          </table:table-cell>
          <table:table-cell table:style-name="ce29" office:value-type="string">
            <text:p>Air Force Commander General Bunny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5">
            <text:p>1145</text:p>
          </table:table-cell>
          <table:table-cell table:style-name="ce29" office:value-type="string">
            <text:p>Storm Rid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6">
            <text:p>1146</text:p>
          </table:table-cell>
          <table:table-cell table:style-name="ce29" office:value-type="string">
            <text:p>Cybernetic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7">
            <text:p>1147</text:p>
          </table:table-cell>
          <table:table-cell table:style-name="ce29" office:value-type="string">
            <text:p>Tech Sta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8">
            <text:p>1148</text:p>
          </table:table-cell>
          <table:table-cell table:style-name="ce29" office:value-type="string">
            <text:p>Moon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9">
            <text:p>1149</text:p>
          </table:table-cell>
          <table:table-cell table:style-name="ce29" office:value-type="string">
            <text:p>Starry Perform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0">
            <text:p>1150</text:p>
          </table:table-cell>
          <table:table-cell table:style-name="ce29" office:value-type="string">
            <text:p>Bartend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1">
            <text:p>1151</text:p>
          </table:table-cell>
          <table:table-cell table:style-name="ce29" office:value-type="string">
            <text:p>Fantasy Ange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2">
            <text:p>1152</text:p>
          </table:table-cell>
          <table:table-cell table:style-name="ce29" office:value-type="string">
            <text:p>Bunny Pet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3">
            <text:p>1153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4">
            <text:p>1154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5">
            <text:p>1155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6">
            <text:p>1156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7">
            <text:p>1157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8">
            <text:p>1158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9">
            <text:p>1159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0">
            <text:p>1160</text:p>
          </table:table-cell>
          <table:table-cell table:style-name="ce29" office:value-type="string">
            <text:p>Posie the Blizzard Maiden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1">
            <text:p>1161</text:p>
          </table:table-cell>
          <table:table-cell table:style-name="ce29" office:value-type="string">
            <text:p>Cinnamon the Flare Sta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2">
            <text:p>1162</text:p>
          </table:table-cell>
          <table:table-cell table:style-name="ce29" office:value-type="string">
            <text:p>Rosie the Sibling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3">
            <text:p>1163</text:p>
          </table:table-cell>
          <table:table-cell table:style-name="ce29" office:value-type="string">
            <text:p>Cherry Rabbit Pala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4">
            <text:p>1164</text:p>
          </table:table-cell>
          <table:table-cell table:style-name="ce29" office:value-type="string">
            <text:p>Mocha the Baseball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5">
            <text:p>1165</text:p>
          </table:table-cell>
          <table:table-cell table:style-name="ce29" office:value-type="string">
            <text:p>Hikari the Easte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6">
            <text:p>1166</text:p>
          </table:table-cell>
          <table:table-cell table:style-name="ce29" office:value-type="string">
            <text:p>Hayashi the Easte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7">
            <text:p>1167</text:p>
          </table:table-cell>
          <table:table-cell table:style-name="ce29" office:value-type="string">
            <text:p>Blue Vanilla the Swirling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8">
            <text:p>1168</text:p>
          </table:table-cell>
          <table:table-cell table:style-name="ce29" office:value-type="string">
            <text:p>Honey Bunny the Strike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9">
            <text:p>1169</text:p>
          </table:table-cell>
          <table:table-cell table:style-name="ce29" office:value-type="string">
            <text:p>Fluffy the Snow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0">
            <text:p>1170</text:p>
          </table:table-cell>
          <table:table-cell table:style-name="ce29" office:value-type="string">
            <text:p>Posie the Scarlet Dragon Cherry Rabbit Sig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1">
            <text:p>1171</text:p>
          </table:table-cell>
          <table:table-cell table:style-name="ce29" office:value-type="string">
            <text:p>Cherry Rabbit Petal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2">
            <text:p>1172</text:p>
          </table:table-cell>
          <table:table-cell table:style-name="ce29" office:value-type="string">
            <text:p>Jason the Storm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3">
            <text:p>1173</text:p>
          </table:table-cell>
          <table:table-cell table:style-name="ce29" office:value-type="string">
            <text:p>Cherry Rabbit Tempe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4">
            <text:p>1174</text:p>
          </table:table-cell>
          <table:table-cell table:style-name="ce29" office:value-type="string">
            <text:p>Cherry Rabbit Radiant Bur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5">
            <text:p>1175</text:p>
          </table:table-cell>
          <table:table-cell table:style-name="ce29" office:value-type="string">
            <text:p>Cinnamon the Phoenix Star Cherry Rabbit Sig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0">
            <text:p>1200</text:p>
          </table:table-cell>
          <table:table-cell table:style-name="ce29" office:value-type="string">
            <text:p>Illuminating Red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1">
            <text:p>1201</text:p>
          </table:table-cell>
          <table:table-cell table:style-name="ce29" office:value-type="string">
            <text:p>Snow Flyer - Rudolp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2">
            <text:p>1202</text:p>
          </table:table-cell>
          <table:table-cell table:style-name="ce29" office:value-type="string">
            <text:p>Snow Flyer - Dash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3">
            <text:p>1203</text:p>
          </table:table-cell>
          <table:table-cell table:style-name="ce29" office:value-type="string">
            <text:p>Snow Flyer -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4">
            <text:p>1204</text:p>
          </table:table-cell>
          <table:table-cell table:style-name="ce29" office:value-type="string">
            <text:p>Snow Flyer - Pr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5">
            <text:p>1205</text:p>
          </table:table-cell>
          <table:table-cell table:style-name="ce29" office:value-type="string">
            <text:p>Snow Flyer - Vix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6">
            <text:p>1206</text:p>
          </table:table-cell>
          <table:table-cell table:style-name="ce29" office:value-type="string">
            <text:p>Snow Flyer - Com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7">
            <text:p>1207</text:p>
          </table:table-cell>
          <table:table-cell table:style-name="ce29" office:value-type="string">
            <text:p>Snow Flyer - Cup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8">
            <text:p>1208</text:p>
          </table:table-cell>
          <table:table-cell table:style-name="ce29" office:value-type="string">
            <text:p>Snow Flyer - Don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9">
            <text:p>1209</text:p>
          </table:table-cell>
          <table:table-cell table:style-name="ce29" office:value-type="string">
            <text:p>Snow Flyer - Blitz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0">
            <text:p>1210</text:p>
          </table:table-cell>
          <table:table-cell table:style-name="ce29" office:value-type="string">
            <text:p>Snowy Front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1">
            <text:p>1211</text:p>
          </table:table-cell>
          <table:table-cell table:style-name="ce29" office:value-type="string">
            <text:p>Flyer Launc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2">
            <text:p>1212</text:p>
          </table:table-cell>
          <table:table-cell table:style-name="ce29" office:value-type="string">
            <text:p>Flyer Reson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3">
            <text:p>1213</text:p>
          </table:table-cell>
          <table:table-cell table:style-name="ce29" office:value-type="string">
            <text:p>Flyer Medallion of Val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4">
            <text:p>1214</text:p>
          </table:table-cell>
          <table:table-cell table:style-name="ce29" office:value-type="string">
            <text:p>Village of the Northern Light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5">
            <text:p>1215</text:p>
          </table:table-cell>
          <table:table-cell table:style-name="ce29" office:value-type="string">
            <text:p>Saint of the Northern Lights - Sant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6">
            <text:p>1216</text:p>
          </table:table-cell>
          <table:table-cell table:style-name="ce29" office:value-type="string">
            <text:p>Flyer Ally - Slyl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7">
            <text:p>1217</text:p>
          </table:table-cell>
          <table:table-cell table:style-name="ce29" office:value-type="string">
            <text:p>Flyer Ally - Leonar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8">
            <text:p>1218</text:p>
          </table:table-cell>
          <table:table-cell table:style-name="ce29" office:value-type="string">
            <text:p>Flyer Radiant Bur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9">
            <text:p>1219</text:p>
          </table:table-cell>
          <table:table-cell table:style-name="ce29" office:value-type="string">
            <text:p>Flyer Spirit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0">
            <text:p>1220</text:p>
          </table:table-cell>
          <table:table-cell table:style-name="ce29" office:value-type="string">
            <text:p>Champion Snow Flyer - Rudolp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1">
            <text:p>1221</text:p>
          </table:table-cell>
          <table:table-cell table:style-name="ce29" office:value-type="string">
            <text:p>Flash Flyer - Zoe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2">
            <text:p>1222</text:p>
          </table:table-cell>
          <table:table-cell table:style-name="ce29" office:value-type="string">
            <text:p>Flash Flyer - Arr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3">
            <text:p>1223</text:p>
          </table:table-cell>
          <table:table-cell table:style-name="ce29" office:value-type="string">
            <text:p>Flash Flyer - Fireba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4">
            <text:p>1224</text:p>
          </table:table-cell>
          <table:table-cell table:style-name="ce29" office:value-type="string">
            <text:p>Flash Flyer - Clar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5">
            <text:p>1225</text:p>
          </table:table-cell>
          <table:table-cell table:style-name="ce29" office:value-type="string">
            <text:p>Flash Flyer - Haya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6">
            <text:p>1226</text:p>
          </table:table-cell>
          <table:table-cell table:style-name="ce29" office:value-type="string">
            <text:p>Flash Flyer - Kao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7">
            <text:p>1227</text:p>
          </table:table-cell>
          <table:table-cell table:style-name="ce29" office:value-type="string">
            <text:p>Flash Flyer - Mitz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8">
            <text:p>1228</text:p>
          </table:table-cell>
          <table:table-cell table:style-name="ce29" office:value-type="string">
            <text:p>Flash Flyer - Ni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9">
            <text:p>1229</text:p>
          </table:table-cell>
          <table:table-cell table:style-name="ce29" office:value-type="string">
            <text:p>Thousand Blossom Fly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0">
            <text:p>1230</text:p>
          </table:table-cell>
          <table:table-cell table:style-name="ce29" office:value-type="string">
            <text:p>Shining Light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1">
            <text:p>1231</text:p>
          </table:table-cell>
          <table:table-cell table:style-name="ce29" office:value-type="string">
            <text:p>Reindeer of the Northern Light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2">
            <text:p>1232</text:p>
          </table:table-cell>
          <table:table-cell table:style-name="ce29" office:value-type="string">
            <text:p>Champion Flash Flyer -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3">
            <text:p>1233</text:p>
          </table:table-cell>
          <table:table-cell table:style-name="ce29" office:value-type="string">
            <text:p>Flyer Victory Mountain - Lanaki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4">
            <text:p>1234</text:p>
          </table:table-cell>
          <table:table-cell table:style-name="ce29" office:value-type="string">
            <text:p>Number 119: Blizzard Flyer - Shiray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5">
            <text:p>1235</text:p>
          </table:table-cell>
          <table:table-cell table:style-name="ce29" office:value-type="string">
            <text:p>Flash Flyer - Hi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6">
            <text:p>1236</text:p>
          </table:table-cell>
          <table:table-cell table:style-name="ce29" office:value-type="string">
            <text:p>Flyer Guid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7">
            <text:p>1237</text:p>
          </table:table-cell>
          <table:table-cell table:style-name="ce29" office:value-type="string">
            <text:p>Blizzard Flyer - Xinghongx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8">
            <text:p>1238</text:p>
          </table:table-cell>
          <table:table-cell table:style-name="ce29" office:value-type="string">
            <text:p>Flash Flyer - Zoey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9">
            <text:p>1239</text:p>
          </table:table-cell>
          <table:table-cell table:style-name="ce29" office:value-type="string">
            <text:p>Flash Flyer - Hayashi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0">
            <text:p>1240</text:p>
          </table:table-cell>
          <table:table-cell table:style-name="ce29" office:value-type="string">
            <text:p>Blizzard Flyer - Haukeaul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1">
            <text:p>1241</text:p>
          </table:table-cell>
          <table:table-cell table:style-name="ce29" office:value-type="string">
            <text:p>Snow Flyer - Rudolph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2">
            <text:p>1242</text:p>
          </table:table-cell>
          <table:table-cell table:style-name="ce29" office:value-type="string">
            <text:p>Snow Flyer - Rudolph (alt. art 2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3">
            <text:p>1243</text:p>
          </table:table-cell>
          <table:table-cell table:style-name="ce29" office:value-type="string">
            <text:p>Snow Flyer - Comet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4">
            <text:p>1244</text:p>
          </table:table-cell>
          <table:table-cell table:style-name="ce29" office:value-type="string">
            <text:p>Snow Flyer - Cupid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5">
            <text:p>1245</text:p>
          </table:table-cell>
          <table:table-cell table:style-name="ce29" office:value-type="string">
            <text:p>Snow Flyer - Donner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6">
            <text:p>1246</text:p>
          </table:table-cell>
          <table:table-cell table:style-name="ce29" office:value-type="string">
            <text:p>Snow Flyer - Blitzen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7">
            <text:p>1247</text:p>
          </table:table-cell>
          <table:table-cell table:style-name="ce29" office:value-type="string">
            <text:p>Flash Flyer - Arrow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8">
            <text:p>1248</text:p>
          </table:table-cell>
          <table:table-cell table:style-name="ce29" office:value-type="string">
            <text:p>Champion Flash Flyer - Sakura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9">
            <text:p>1249</text:p>
          </table:table-cell>
          <table:table-cell table:style-name="ce29" office:value-type="string">
            <text:p>Spirit Flyer - Raikiri 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0">
            <text:p>1250</text:p>
          </table:table-cell>
          <table:table-cell table:style-name="ce29" office:value-type="string">
            <text:p>Advent of the Spirit Fly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1">
            <text:p>1251</text:p>
          </table:table-cell>
          <table:table-cell table:style-name="ce29" office:value-type="string">
            <text:p>Rudolph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2">
            <text:p>1252</text:p>
          </table:table-cell>
          <table:table-cell table:style-name="ce29" office:value-type="string">
            <text:p>Dash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3">
            <text:p>1253</text:p>
          </table:table-cell>
          <table:table-cell table:style-name="ce29" office:value-type="string">
            <text:p>Danc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4">
            <text:p>1254</text:p>
          </table:table-cell>
          <table:table-cell table:style-name="ce29" office:value-type="string">
            <text:p>Pranc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5">
            <text:p>1255</text:p>
          </table:table-cell>
          <table:table-cell table:style-name="ce29" office:value-type="string">
            <text:p>Vixen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6">
            <text:p>1256</text:p>
          </table:table-cell>
          <table:table-cell table:style-name="ce29" office:value-type="string">
            <text:p>Comet <text:s/>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7">
            <text:p>1257</text:p>
          </table:table-cell>
          <table:table-cell table:style-name="ce29" office:value-type="string">
            <text:p>Cupid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8">
            <text:p>1258</text:p>
          </table:table-cell>
          <table:table-cell table:style-name="ce29" office:value-type="string">
            <text:p>Donn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9">
            <text:p>1259</text:p>
          </table:table-cell>
          <table:table-cell table:style-name="ce29" office:value-type="string">
            <text:p>Blitzen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0">
            <text:p>1260</text:p>
          </table:table-cell>
          <table:table-cell table:style-name="ce29" office:value-type="string">
            <text:p>Sakura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1">
            <text:p>1261</text:p>
          </table:table-cell>
          <table:table-cell table:style-name="ce29" office:value-type="string">
            <text:p>Rudolph the Chūnin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2">
            <text:p>1262</text:p>
          </table:table-cell>
          <table:table-cell table:style-name="ce29" office:value-type="string">
            <text:p>Sakura the Jōnin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3">
            <text:p>1263</text:p>
          </table:table-cell>
          <table:table-cell table:style-name="ce29" office:value-type="string">
            <text:p>Zoey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4">
            <text:p>1264</text:p>
          </table:table-cell>
          <table:table-cell table:style-name="ce29" office:value-type="string">
            <text:p>Hayashi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5">
            <text:p>1265</text:p>
          </table:table-cell>
          <table:table-cell table:style-name="ce29" office:value-type="string">
            <text:p>Snowstorm Reindeer Hidden Leaf Vill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6">
            <text:p>1266</text:p>
          </table:table-cell>
          <table:table-cell table:style-name="ce29" office:value-type="string">
            <text:p>Snowstorm Reindeer Jutsu: Hidden Mi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7">
            <text:p>1267</text:p>
          </table:table-cell>
          <table:table-cell table:style-name="ce29" office:value-type="string">
            <text:p>Snowstorm Reindeer Jutsu: Blizzard D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8">
            <text:p>1268</text:p>
          </table:table-cell>
          <table:table-cell table:style-name="ce29" office:value-type="string">
            <text:p>Snowstorm Reindeer Jutsu: Summo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9">
            <text:p>1269</text:p>
          </table:table-cell>
          <table:table-cell table:style-name="ce29" office:value-type="string">
            <text:p>Snowstorm Reindeer Jutsu: Sharing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0">
            <text:p>1270</text:p>
          </table:table-cell>
          <table:table-cell table:style-name="ce29" office:value-type="string">
            <text:p>Rudolph the Chūnin Snowstorm Reindeer Ninja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1">
            <text:p>1271</text:p>
          </table:table-cell>
          <table:table-cell table:style-name="ce29" office:value-type="string">
            <text:p>Sakura the Jōnin Snowstorm Reindeer Ninja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2">
            <text:p>1272</text:p>
          </table:table-cell>
          <table:table-cell table:style-name="ce29" office:value-type="string">
            <text:p>Snowstorm Reindeer Food Pill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3">
            <text:p>1273</text:p>
          </table:table-cell>
          <table:table-cell table:style-name="ce29" office:value-type="string">
            <text:p>Snowstorm Reindeer Jutsu: Tempest Blast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4">
            <text:p>1274</text:p>
          </table:table-cell>
          <table:table-cell table:style-name="ce29" office:value-type="string">
            <text:p>Snowstorm Reindeer Secret Art Scro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5">
            <text:p>1275</text:p>
          </table:table-cell>
          <table:table-cell table:style-name="ce29" office:value-type="string">
            <text:p>Hinata the Chūnin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6">
            <text:p>1276</text:p>
          </table:table-cell>
          <table:table-cell table:style-name="ce29" office:value-type="string">
            <text:p>Snowstorm Reindeer Jutsu: Creation Rebir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7">
            <text:p>1277</text:p>
          </table:table-cell>
          <table:table-cell table:style-name="ce29" office:value-type="string">
            <text:p>Snowstorm Reindeer Jutsu: Winter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8">
            <text:p>1278</text:p>
          </table:table-cell>
          <table:table-cell table:style-name="ce29" office:value-type="string">
            <text:p>Sakura the Snowstorm Reindeer Hok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9">
            <text:p>1279</text:p>
          </table:table-cell>
          <table:table-cell table:style-name="ce29" office:value-type="string">
            <text:p>Ruka the Spirit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80">
            <text:p>1280</text:p>
          </table:table-cell>
          <table:table-cell table:style-name="ce29" office:value-type="string">
            <text:p>Snowstorm Reindeer Jutsu: Spirit Adv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81">
            <text:p>1281</text:p>
          </table:table-cell>
          <table:table-cell table:style-name="ce29" office:value-type="string">
            <text:p>Minato the Flash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0">
            <text:p>1300</text:p>
          </table:table-cell>
          <table:table-cell table:style-name="ce29" office:value-type="string">
            <text:p>Blazefur Athlete Champion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1">
            <text:p>1301</text:p>
          </table:table-cell>
          <table:table-cell table:style-name="ce29" office:value-type="string">
            <text:p>Blazefur Athlete Kao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2">
            <text:p>1302</text:p>
          </table:table-cell>
          <table:table-cell table:style-name="ce29" office:value-type="string">
            <text:p>Blazefur Athlete Momo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3">
            <text:p>1303</text:p>
          </table:table-cell>
          <table:table-cell table:style-name="ce29" office:value-type="string">
            <text:p>Blazefur Athlete Ha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4">
            <text:p>1304</text:p>
          </table:table-cell>
          <table:table-cell table:style-name="ce29" office:value-type="string">
            <text:p>Blazefur Athlete Hi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5">
            <text:p>1305</text:p>
          </table:table-cell>
          <table:table-cell table:style-name="ce29" office:value-type="string">
            <text:p>Blazefur Athlete Saya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6">
            <text:p>1306</text:p>
          </table:table-cell>
          <table:table-cell table:style-name="ce29" office:value-type="string">
            <text:p>Blazefur Athlete Dream Stadiu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7">
            <text:p>1307</text:p>
          </table:table-cell>
          <table:table-cell table:style-name="ce29" office:value-type="string">
            <text:p>Blazefur Athlete Cinnam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8">
            <text:p>1308</text:p>
          </table:table-cell>
          <table:table-cell table:style-name="ce29" office:value-type="string">
            <text:p>Blazefur Athlete Champion Huas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9">
            <text:p>1309</text:p>
          </table:table-cell>
          <table:table-cell table:style-name="ce29" office:value-type="string">
            <text:p>Blazefur Athlete Flare Driv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0">
            <text:p>1310</text:p>
          </table:table-cell>
          <table:table-cell table:style-name="ce29" office:value-type="string">
            <text:p>Blazefur Athlete Miya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1">
            <text:p>1311</text:p>
          </table:table-cell>
          <table:table-cell table:style-name="ce29" office:value-type="string">
            <text:p>Blazefur Athlete Fiery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2">
            <text:p>1312</text:p>
          </table:table-cell>
          <table:table-cell table:style-name="ce29" office:value-type="string">
            <text:p>Blazefur Athlete Flagbearer Re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3">
            <text:p>1313</text:p>
          </table:table-cell>
          <table:table-cell table:style-name="ce29" office:value-type="string">
            <text:p>Blazefur Athlete Fighting A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4">
            <text:p>1314</text:p>
          </table:table-cell>
          <table:table-cell table:style-name="ce29" office:value-type="string">
            <text:p>Baofeng Dragon - Ho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5">
            <text:p>1315</text:p>
          </table:table-cell>
          <table:table-cell table:style-name="ce29" office:value-type="string">
            <text:p>Baofeng Dragon <text:s/>Che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6">
            <text:p>1316</text:p>
          </table:table-cell>
          <table:table-cell table:style-name="ce29" office:value-type="string">
            <text:p>Baofeng Dragon - Hua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7">
            <text:p>1317</text:p>
          </table:table-cell>
          <table:table-cell table:style-name="ce29" office:value-type="string">
            <text:p>Baofeng Dragon - Lu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8">
            <text:p>1318</text:p>
          </table:table-cell>
          <table:table-cell table:style-name="ce29" office:value-type="string">
            <text:p>Baofeng Dragon - Lan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9">
            <text:p>1319</text:p>
          </table:table-cell>
          <table:table-cell table:style-name="ce29" office:value-type="string">
            <text:p>Baofeng Dragon - Dianqi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0">
            <text:p>1320</text:p>
          </table:table-cell>
          <table:table-cell table:style-name="ce29" office:value-type="string">
            <text:p>Baofeng Dragon - Zi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1">
            <text:p>1321</text:p>
          </table:table-cell>
          <table:table-cell table:style-name="ce29" office:value-type="string">
            <text:p>Brilliant Baofeng Dragon - Bai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2">
            <text:p>1322</text:p>
          </table:table-cell>
          <table:table-cell table:style-name="ce29" office:value-type="string">
            <text:p>Royal Baofeng Dragon - Hei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3">
            <text:p>1323</text:p>
          </table:table-cell>
          <table:table-cell table:style-name="ce29" office:value-type="string">
            <text:p>Divine Baofeng Dragon - Caihong Huas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4">
            <text:p>1324</text:p>
          </table:table-cell>
          <table:table-cell table:style-name="ce29" office:value-type="string">
            <text:p>Baofeng Dragon Supremac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5">
            <text:p>1325</text:p>
          </table:table-cell>
          <table:table-cell table:style-name="ce29" office:value-type="string">
            <text:p>Baofeng Dragon Floral Lo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6">
            <text:p>1326</text:p>
          </table:table-cell>
          <table:table-cell table:style-name="ce29" office:value-type="string">
            <text:p>Baofeng Dragon Storm Vorte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7">
            <text:p>1327</text:p>
          </table:table-cell>
          <table:table-cell table:style-name="ce29" office:value-type="string">
            <text:p>Baofeng Dragon Transfigu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8">
            <text:p>1328</text:p>
          </table:table-cell>
          <table:table-cell table:style-name="ce29" office:value-type="string">
            <text:p>Sakura the Flash Blossom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9">
            <text:p>1329</text:p>
          </table:table-cell>
          <table:table-cell table:style-name="ce29" office:value-type="string">
            <text:p>Rudolph the Flash Blossom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4">
          <table:table-cell table:style-name="ce29" office:value-type="float" office:value="1330">
            <text:p>1330</text:p>
          </table:table-cell>
          <table:table-cell table:style-name="ce29" office:value-type="string">
            <text:p>Reik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1">
            <text:p>1331</text:p>
          </table:table-cell>
          <table:table-cell table:style-name="ce29" office:value-type="string">
            <text:p>Mitsuko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2">
            <text:p>1332</text:p>
          </table:table-cell>
          <table:table-cell table:style-name="ce29" office:value-type="string">
            <text:p>Tenrai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3">
            <text:p>1333</text:p>
          </table:table-cell>
          <table:table-cell table:style-name="ce29" office:value-type="string">
            <text:p>Inazum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4">
            <text:p>1334</text:p>
          </table:table-cell>
          <table:table-cell table:style-name="ce29" office:value-type="string">
            <text:p>Hayashi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5">
            <text:p>1335</text:p>
          </table:table-cell>
          <table:table-cell table:style-name="ce29" office:value-type="string">
            <text:p>Zoey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6">
            <text:p>1336</text:p>
          </table:table-cell>
          <table:table-cell table:style-name="ce29" office:value-type="string">
            <text:p>Sakura the Champi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7">
            <text:p>1337</text:p>
          </table:table-cell>
          <table:table-cell table:style-name="ce29" office:value-type="string">
            <text:p>Rudolph the Champi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8">
            <text:p>1338</text:p>
          </table:table-cell>
          <table:table-cell table:style-name="ce29" office:value-type="string">
            <text:p>Flash Blossom Reindeer Victory Mountain - Lanakil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9">
            <text:p>1339</text:p>
          </table:table-cell>
          <table:table-cell table:style-name="ce29" office:value-type="string">
            <text:p>Flash Blossom Reindeer Launch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0">
            <text:p>1340</text:p>
          </table:table-cell>
          <table:table-cell table:style-name="ce29" office:value-type="string">
            <text:p>Flash Blossom Reindeer Storm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1">
            <text:p>1341</text:p>
          </table:table-cell>
          <table:table-cell table:style-name="ce29" office:value-type="string">
            <text:p>Flash Blossom Reindeer Sky Resonating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2">
            <text:p>1342</text:p>
          </table:table-cell>
          <table:table-cell table:style-name="ce29" office:value-type="string">
            <text:p>Ruka the E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3">
            <text:p>1343</text:p>
          </table:table-cell>
          <table:table-cell table:style-name="ce29" office:value-type="string">
            <text:p>Advent of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4">
            <text:p>1344</text:p>
          </table:table-cell>
          <table:table-cell table:style-name="ce29" office:value-type="string">
            <text:p>Hikari the E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5">
            <text:p>1345</text:p>
          </table:table-cell>
          <table:table-cell table:style-name="ce29" office:value-type="string">
            <text:p>Blazefur Athlete Victory Goddess Amateras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6">
            <text:p>1346</text:p>
          </table:table-cell>
          <table:table-cell table:style-name="ce29" office:value-type="string">
            <text:p>Blazefur Athlete Opening Ceremony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7">
            <text:p>1347</text:p>
          </table:table-cell>
          <table:table-cell table:style-name="ce29" office:value-type="string">
            <text:p>Akane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8">
            <text:p>1348</text:p>
          </table:table-cell>
          <table:table-cell table:style-name="ce29" office:value-type="string">
            <text:p>Haruk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9">
            <text:p>1349</text:p>
          </table:table-cell>
          <table:table-cell table:style-name="ce29" office:value-type="string">
            <text:p>Takay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50">
            <text:p>1350</text:p>
          </table:table-cell>
          <table:table-cell table:style-name="ce29" office:value-type="string">
            <text:p>Yusei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51">
            <text:p>1351</text:p>
          </table:table-cell>
          <table:table-cell table:style-name="ce29" office:value-type="string">
            <text:p>Raika the Support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52">
            <text:p>1352</text:p>
          </table:table-cell>
          <table:table-cell table:style-name="ce29" office:value-type="string">
            <text:p>Clarice the Magical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893]+1" office:value-type="float" office:value="1353">
            <text:p>1353</text:p>
          </table:table-cell>
          <table:table-cell table:style-name="ce29" office:value-type="string">
            <text:p>Nick the Wushu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894]+1" office:value-type="float" office:value="1354">
            <text:p>1354</text:p>
          </table:table-cell>
          <table:table-cell table:style-name="ce29" office:value-type="string">
            <text:p>Blazefur Athlete R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895]+1" office:value-type="float" office:value="1355">
            <text:p>1355</text:p>
          </table:table-cell>
          <table:table-cell table:style-name="ce29" office:value-type="string">
            <text:p>Blazefur Athlete Moch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896]+1" office:value-type="float" office:value="1356">
            <text:p>135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897]+1" office:value-type="float" office:value="1357">
            <text:p>135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898]+1" office:value-type="float" office:value="1358">
            <text:p>135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899]+1" office:value-type="float" office:value="1359">
            <text:p>135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00]+1" office:value-type="float" office:value="1360">
            <text:p>1360</text:p>
          </table:table-cell>
          <table:table-cell table:style-name="ce29" office:value-type="string">
            <text:p>Skyfurry Officer -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01]+1" office:value-type="float" office:value="1361">
            <text:p>1361</text:p>
          </table:table-cell>
          <table:table-cell table:style-name="ce29" office:value-type="string">
            <text:p>Skyfurry Officer - Nick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02]+1" office:value-type="float" office:value="1362">
            <text:p>1362</text:p>
          </table:table-cell>
          <table:table-cell table:style-name="ce29" office:value-type="string">
            <text:p>Skyfurry Officer – K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03]+1" office:value-type="float" office:value="1363">
            <text:p>1363</text:p>
          </table:table-cell>
          <table:table-cell table:style-name="ce29" office:value-type="string">
            <text:p>Skyfurry Officer – Gangx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04]+1" office:value-type="float" office:value="1364">
            <text:p>1364</text:p>
          </table:table-cell>
          <table:table-cell table:style-name="ce29" office:value-type="string">
            <text:p>Skyfurry Officer – Cinnamo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05]+1" office:value-type="float" office:value="1365">
            <text:p>1365</text:p>
          </table:table-cell>
          <table:table-cell table:style-name="ce29" office:value-type="string">
            <text:p>Skyfurry Officer – Seiro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06]+1" office:value-type="float" office:value="1366">
            <text:p>1366</text:p>
          </table:table-cell>
          <table:table-cell table:style-name="ce29" office:value-type="string">
            <text:p>Skyfurry Officer – Haru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07]+1" office:value-type="float" office:value="1367">
            <text:p>1367</text:p>
          </table:table-cell>
          <table:table-cell table:style-name="ce29" office:value-type="string">
            <text:p>Skyfurry Chief – Akaryuk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08]+1" office:value-type="float" office:value="1368">
            <text:p>1368</text:p>
          </table:table-cell>
          <table:table-cell table:style-name="ce29" office:value-type="string">
            <text:p>Skyfurry Veteran Officer –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09]+1" office:value-type="float" office:value="1369">
            <text:p>1369</text:p>
          </table:table-cell>
          <table:table-cell table:style-name="ce29" office:value-type="string">
            <text:p>Skyfurry Veteran Officer – Nick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0]+1" office:value-type="float" office:value="1370">
            <text:p>1370</text:p>
          </table:table-cell>
          <table:table-cell table:style-name="ce29" office:value-type="string">
            <text:p>Skyfurry Central Command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1]+1" office:value-type="float" office:value="1371">
            <text:p>1371</text:p>
          </table:table-cell>
          <table:table-cell table:style-name="ce29" office:value-type="string">
            <text:p>Skyfurry Storm Operatio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2]+1" office:value-type="float" office:value="1372">
            <text:p>1372</text:p>
          </table:table-cell>
          <table:table-cell table:style-name="ce29" office:value-type="string">
            <text:p>Skyfurry Checkpoin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3]+1" office:value-type="float" office:value="1373">
            <text:p>1373</text:p>
          </table:table-cell>
          <table:table-cell table:style-name="ce29" office:value-type="string">
            <text:p>Skyfurry Arres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4]+1" office:value-type="float" office:value="1374">
            <text:p>1374</text:p>
          </table:table-cell>
          <table:table-cell table:style-name="ce29" office:value-type="string">
            <text:p>Skyfurry Assist Officer – Sakura-Sh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5]+1" office:value-type="float" office:value="1375">
            <text:p>1375</text:p>
          </table:table-cell>
          <table:table-cell table:style-name="ce29" office:value-type="string">
            <text:p>Skyfurry Officer – Lieba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6]+1" office:value-type="float" office:value="1376">
            <text:p>1376</text:p>
          </table:table-cell>
          <table:table-cell table:style-name="ce29" office:value-type="string">
            <text:p>Skyfurry Emergency Dispatch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7]+1" office:value-type="float" office:value="1377">
            <text:p>1377</text:p>
          </table:table-cell>
          <table:table-cell table:style-name="ce29" office:value-type="string">
            <text:p>Skyfurry Honor Guard – Gacel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8]+1" office:value-type="float" office:value="1378">
            <text:p>1378</text:p>
          </table:table-cell>
          <table:table-cell table:style-name="ce29" office:value-type="string">
            <text:p>Skyfurry Gale Commander –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9]+1" office:value-type="float" office:value="1379">
            <text:p>1379</text:p>
          </table:table-cell>
          <table:table-cell table:style-name="ce29" office:value-type="string">
            <text:p>Skyfurry Meteor Assaul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0]+1" office:value-type="float" office:value="1380">
            <text:p>1380</text:p>
          </table:table-cell>
          <table:table-cell table:style-name="ce29" office:value-type="string">
            <text:p>Techzodiac Nezum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1]+1" office:value-type="float" office:value="1381">
            <text:p>1381</text:p>
          </table:table-cell>
          <table:table-cell table:style-name="ce29" office:value-type="string">
            <text:p>Techzodiac Usag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2]+1" office:value-type="float" office:value="1382">
            <text:p>1382</text:p>
          </table:table-cell>
          <table:table-cell table:style-name="ce29" office:value-type="string">
            <text:p>Techzodiac Oroch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3]+1" office:value-type="float" office:value="1383">
            <text:p>1383</text:p>
          </table:table-cell>
          <table:table-cell table:style-name="ce29" office:value-type="string">
            <text:p>Techzodiac Paromin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4]+1" office:value-type="float" office:value="1384">
            <text:p>1384</text:p>
          </table:table-cell>
          <table:table-cell table:style-name="ce29" office:value-type="string">
            <text:p>Techzodiac Hitsuj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5]+1" office:value-type="float" office:value="1385">
            <text:p>1385</text:p>
          </table:table-cell>
          <table:table-cell table:style-name="ce29" office:value-type="string">
            <text:p>Techzodiac Sar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6]+1" office:value-type="float" office:value="1386">
            <text:p>1386</text:p>
          </table:table-cell>
          <table:table-cell table:style-name="ce29" office:value-type="string">
            <text:p>Techzodiac Kyoseigyu Gyuk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7]+1" office:value-type="float" office:value="1387">
            <text:p>1387</text:p>
          </table:table-cell>
          <table:table-cell table:style-name="ce29" office:value-type="string">
            <text:p>Techzodiac Kintora Raiko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8]+1" office:value-type="float" office:value="1388">
            <text:p>1388</text:p>
          </table:table-cell>
          <table:table-cell table:style-name="ce29" office:value-type="string">
            <text:p>Techzodiac Akakiryu Ru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9]+1" office:value-type="float" office:value="1389">
            <text:p>1389</text:p>
          </table:table-cell>
          <table:table-cell table:style-name="ce29" office:value-type="string">
            <text:p>Techzodiac Gomandori Peng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0]+1" office:value-type="float" office:value="1390">
            <text:p>1390</text:p>
          </table:table-cell>
          <table:table-cell table:style-name="ce29" office:value-type="string">
            <text:p>Techzodiac Chuken Hachik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1]+1" office:value-type="float" office:value="1391">
            <text:p>1391</text:p>
          </table:table-cell>
          <table:table-cell table:style-name="ce29" office:value-type="string">
            <text:p>Techzodiac Houyokubuta Kamapuaʻ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2]+1" office:value-type="float" office:value="1392">
            <text:p>1392</text:p>
          </table:table-cell>
          <table:table-cell table:style-name="ce29" office:value-type="string">
            <text:p>Rank-Up-Magic Techzodiac Evolutio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3]+1" office:value-type="float" office:value="1393">
            <text:p>1393</text:p>
          </table:table-cell>
          <table:table-cell table:style-name="ce29" office:value-type="string">
            <text:p>Rank-Up-Magic Techzodiac Forc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4]+1" office:value-type="float" office:value="1394">
            <text:p>139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35]+1" office:value-type="float" office:value="1395">
            <text:p>139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36]+1" office:value-type="float" office:value="1396">
            <text:p>139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37]+1" office:value-type="float" office:value="1397">
            <text:p>139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38]+1" office:value-type="float" office:value="1398">
            <text:p>139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39]+1" office:value-type="float" office:value="1399">
            <text:p>139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40]+1" office:value-type="float" office:value="1400">
            <text:p>1400</text:p>
          </table:table-cell>
          <table:table-cell table:style-name="ce29" office:value-type="string">
            <text:p>Rudolph, Radiant Dragon Reindeer of Scarlet Legend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1]+1" office:value-type="float" office:value="1401">
            <text:p>1401</text:p>
          </table:table-cell>
          <table:table-cell table:style-name="ce29" office:value-type="string">
            <text:p>Dasher, Radiant Dragon Reindeer of Racing Flash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2]+1" office:value-type="float" office:value="1402">
            <text:p>1402</text:p>
          </table:table-cell>
          <table:table-cell table:style-name="ce29" office:value-type="string">
            <text:p>Dancer, Radiant Dragon Reindeer of Graceful Sky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3]+1" office:value-type="float" office:value="1403">
            <text:p>1403</text:p>
          </table:table-cell>
          <table:table-cell table:style-name="ce29" office:value-type="string">
            <text:p>Prancer, Radiant Dragon Reindeer of Affectionate Hear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4]+1" office:value-type="float" office:value="1404">
            <text:p>1404</text:p>
          </table:table-cell>
          <table:table-cell table:style-name="ce29" office:value-type="string">
            <text:p>Vixen, Radiant Dragon Reindeer of Magical Flow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5]+1" office:value-type="float" office:value="1405">
            <text:p>1405</text:p>
          </table:table-cell>
          <table:table-cell table:style-name="ce29" office:value-type="string">
            <text:p>Comet, Radiant Dragon Reindeer of Shooting Sta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6]+1" office:value-type="float" office:value="1406">
            <text:p>1406</text:p>
          </table:table-cell>
          <table:table-cell table:style-name="ce29" office:value-type="string">
            <text:p>Cupid, Radiant Dragon Reindeer of Connecting Spiri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7]+1" office:value-type="float" office:value="1407">
            <text:p>1407</text:p>
          </table:table-cell>
          <table:table-cell table:style-name="ce29" office:value-type="string">
            <text:p>Donner, Radiant Dragon Reindeer of Thunder Blad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8]+1" office:value-type="float" office:value="1408">
            <text:p>1408</text:p>
          </table:table-cell>
          <table:table-cell table:style-name="ce29" office:value-type="string">
            <text:p>Blitzen, Radiant Dragon Reindeer of Lightning Speed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9]+1" office:value-type="float" office:value="1409">
            <text:p>1409</text:p>
          </table:table-cell>
          <table:table-cell table:style-name="ce29" office:value-type="string">
            <text:p>Radiant Dragon Reindeer Winter Villag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50]+1" office:value-type="float" office:value="1410">
            <text:p>1410</text:p>
          </table:table-cell>
          <table:table-cell table:style-name="ce29" office:value-type="string">
            <text:p>Radiant Dragon Reindeer Midnight Launch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51]+1" office:value-type="float" office:value="1411">
            <text:p>1411</text:p>
          </table:table-cell>
          <table:table-cell table:style-name="ce29" office:value-type="string">
            <text:p>Radiant Dragon Reindeer Regifting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52]+1" office:value-type="float" office:value="1412">
            <text:p>1412</text:p>
          </table:table-cell>
          <table:table-cell table:style-name="ce29" office:value-type="string">
            <text:p>Radiant Dragon Reindeer Scarlet Lightshow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53]+1" office:value-type="float" office:value="1413">
            <text:p>1413</text:p>
          </table:table-cell>
          <table:table-cell table:style-name="ce29" office:value-type="string">
            <text:p>Radiant Dragon Reindeer Light Resonanc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54]+1" office:value-type="float" office:value="1414">
            <text:p>141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5]+1" office:value-type="float" office:value="1415">
            <text:p>141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6]+1" office:value-type="float" office:value="1416">
            <text:p>141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7]+1" office:value-type="float" office:value="1417">
            <text:p>141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8]+1" office:value-type="float" office:value="1418">
            <text:p>141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9]+1" office:value-type="float" office:value="1419">
            <text:p>141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60]+1" office:value-type="float" office:value="1420">
            <text:p>1420</text:p>
          </table:table-cell>
          <table:table-cell table:style-name="ce29" office:value-type="string">
            <text:p>Sapphire☆Dream Rider Ru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1]+1" office:value-type="float" office:value="1421">
            <text:p>1421</text:p>
          </table:table-cell>
          <table:table-cell table:style-name="ce29" office:value-type="string">
            <text:p>Sapphire☆Dream Rider Akan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2]+1" office:value-type="float" office:value="1422">
            <text:p>1422</text:p>
          </table:table-cell>
          <table:table-cell table:style-name="ce29" office:value-type="string">
            <text:p>Sapphire☆Dream Rider Himawar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3]+1" office:value-type="float" office:value="1423">
            <text:p>1423</text:p>
          </table:table-cell>
          <table:table-cell table:style-name="ce29" office:value-type="string">
            <text:p>Sapphire☆Dream Feiyanca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4]+1" office:value-type="float" office:value="1424">
            <text:p>1424</text:p>
          </table:table-cell>
          <table:table-cell table:style-name="ce29" office:value-type="string">
            <text:p>Sapphire☆Dream Satok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5]+1" office:value-type="float" office:value="1425">
            <text:p>1425</text:p>
          </table:table-cell>
          <table:table-cell table:style-name="ce29" office:value-type="string">
            <text:p>Sapphire☆Dream Akar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6]+1" office:value-type="float" office:value="1426">
            <text:p>1426</text:p>
          </table:table-cell>
          <table:table-cell table:style-name="ce29" office:value-type="string">
            <text:p>Sapphire☆Dream Coaching Rider Auro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7]+1" office:value-type="float" office:value="1427">
            <text:p>1427</text:p>
          </table:table-cell>
          <table:table-cell table:style-name="ce29" office:value-type="string">
            <text:p>Sapphire☆Dream Champion Rider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8]+1" office:value-type="float" office:value="1428">
            <text:p>1428</text:p>
          </table:table-cell>
          <table:table-cell table:style-name="ce29" office:value-type="string">
            <text:p>Sapphire☆Dream Champion Rider R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9]+1" office:value-type="float" office:value="1429">
            <text:p>1429</text:p>
          </table:table-cell>
          <table:table-cell table:style-name="ce29" office:value-type="string">
            <text:p>Sapphire☆Dream Performer Rider Yuk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0]+1" office:value-type="float" office:value="1430">
            <text:p>1430</text:p>
          </table:table-cell>
          <table:table-cell table:style-name="ce29" office:value-type="string">
            <text:p>Sapphire☆Dream Show Aren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1]+1" office:value-type="float" office:value="1431">
            <text:p>1431</text:p>
          </table:table-cell>
          <table:table-cell table:style-name="ce29" office:value-type="string">
            <text:p>Sapphire☆Dream Passpor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2]+1" office:value-type="float" office:value="1432">
            <text:p>1432</text:p>
          </table:table-cell>
          <table:table-cell table:style-name="ce29" office:value-type="string">
            <text:p>Sapphire☆Dream Competitio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3]+1" office:value-type="float" office:value="1433">
            <text:p>1433</text:p>
          </table:table-cell>
          <table:table-cell table:style-name="ce29" office:value-type="string">
            <text:p>Sapphire☆Dream Fighting Driv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4]+1" office:value-type="float" office:value="1434">
            <text:p>1434</text:p>
          </table:table-cell>
          <table:table-cell table:style-name="ce29" office:value-type="string">
            <text:p>Sapphire☆Dream Refusal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5]+1" office:value-type="float" office:value="1435">
            <text:p>1435</text:p>
          </table:table-cell>
          <table:table-cell table:style-name="ce29" office:value-type="string">
            <text:p>Sapphire☆Dream Honor Guard Rider Naoto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6]+1" office:value-type="float" office:value="1436">
            <text:p>1436</text:p>
          </table:table-cell>
          <table:table-cell table:style-name="ce29" office:value-type="string">
            <text:p>Sapphire☆Dream Suibaza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7]+1" office:value-type="float" office:value="1437">
            <text:p>1437</text:p>
          </table:table-cell>
          <table:table-cell table:style-name="ce29" office:value-type="string">
            <text:p>Sapphire☆Dream Honor Guard Command Rider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8]+1" office:value-type="float" office:value="1438">
            <text:p>1438</text:p>
          </table:table-cell>
          <table:table-cell table:style-name="ce29" office:value-type="string">
            <text:p>Sapphire☆Dream Senbonzakura Rider R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9]+1" office:value-type="float" office:value="1439">
            <text:p>143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0]+1" office:value-type="float" office:value="1440">
            <text:p>1440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1]+1" office:value-type="float" office:value="1441">
            <text:p>1441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2]+1" office:value-type="float" office:value="1442">
            <text:p>1442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3]+1" office:value-type="float" office:value="1443">
            <text:p>1443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4]+1" office:value-type="float" office:value="1444">
            <text:p>144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5]+1" office:value-type="float" office:value="1445">
            <text:p>144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6]+1" office:value-type="float" office:value="1446">
            <text:p>144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7]+1" office:value-type="float" office:value="1447">
            <text:p>144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8]+1" office:value-type="float" office:value="1448">
            <text:p>144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89]+1" office:value-type="float" office:value="1449">
            <text:p>144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90]+1" office:value-type="float" office:value="1450">
            <text:p>1450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91]+1" office:value-type="float" office:value="1451">
            <text:p>1451</text:p>
          </table:table-cell>
          <table:table-cell table:style-name="ce29" table:number-columns-repeated="6"/>
          <table:table-cell table:number-columns-repeated="1017"/>
        </table:table-row>
        <table:table-row table:style-name="ro4" table:number-rows-repeated="1047525">
          <table:table-cell table:number-columns-repeated="1024"/>
        </table:table-row>
        <table:table-row table:style-name="ro8" table:number-rows-repeated="5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893"/>
        </table:named-expressions>
      </table:table>
      <table:table table:name="Individual Cards (Rush)" table:style-name="ta3">
        <table:table-column table:style-name="co4" table:default-cell-style-name="ce42"/>
        <table:table-column table:style-name="co9" table:default-cell-style-name="ce42"/>
        <table:table-column table:style-name="co4" table:number-columns-repeated="4" table:default-cell-style-name="ce42"/>
        <table:table-column table:style-name="co10" table:default-cell-style-name="ce42"/>
        <table:table-column table:style-name="co4" table:number-columns-repeated="1017" table:default-cell-style-name="ce42"/>
        <table:table-row table:style-name="ro5">
          <table:table-cell table:style-name="ce37" office:value-type="string">
            <text:p>Card IDs for Rush Duels will be listed by the numbers after the [ 221 ] XXXXXX. Using this range to ensure no conflicts.</text:p>
          </table:table-cell>
          <table:table-cell table:style-name="ce43" table:number-columns-repeated="6"/>
          <table:table-cell table:style-name="ce38" table:number-columns-repeated="19"/>
          <table:table-cell table:number-columns-repeated="998"/>
        </table:table-row>
        <table:table-row table:style-name="ro1">
          <table:table-cell table:style-name="ce38" table:number-columns-repeated="26"/>
          <table:table-cell table:number-columns-repeated="998"/>
        </table:table-row>
        <table:table-row table:style-name="ro3">
          <table:table-cell table:style-name="ce39" office:value-type="string">
            <text:p>ID</text:p>
          </table:table-cell>
          <table:table-cell table:style-name="ce39" office:value-type="string">
            <text:p>Card name</text:p>
          </table:table-cell>
          <table:table-cell table:style-name="ce44"/>
          <table:table-cell table:style-name="ce44" office:value-type="string">
            <text:p>Needs pic</text:p>
          </table:table-cell>
          <table:table-cell table:style-name="ce44" office:value-type="string">
            <text:p>Needs script</text:p>
          </table:table-cell>
          <table:table-cell table:style-name="ce44"/>
          <table:table-cell table:style-name="ce44" office:value-type="string">
            <text:p>Comment</text:p>
          </table:table-cell>
          <table:table-cell table:style-name="ce38" table:number-columns-repeated="19"/>
          <table:table-cell table:number-columns-repeated="998"/>
        </table:table-row>
        <table:table-row table:style-name="ro2">
          <table:table-cell table:style-name="ce40" office:value-type="float" office:value="1">
            <text:p>1</text:p>
          </table:table-cell>
          <table:table-cell table:style-name="ce40" office:value-type="string">
            <text:p>Astrobreaker Dragon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1">
          <table:table-cell table:style-name="ce40" office:value-type="float" office:value="2">
            <text:p>2</text:p>
          </table:table-cell>
          <table:table-cell table:style-name="ce40" office:value-type="string">
            <text:p>Grand Stage Idol, Harmony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0" office:value-type="string">
            <text:p>Loyalist Fencer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1">
          <table:table-cell table:style-name="ce40" office:value-type="float" office:value="4">
            <text:p>4</text:p>
          </table:table-cell>
          <table:table-cell table:style-name="ce40" office:value-type="string">
            <text:p>Emergency Pegasus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2">
          <table:table-cell table:style-name="ce40" office:value-type="float" office:value="5">
            <text:p>5</text:p>
          </table:table-cell>
          <table:table-cell table:style-name="ce40" office:value-type="string">
            <text:p>Vulpine Skateboarder, Matsubara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2">
          <table:table-cell table:style-name="ce40" office:value-type="float" office:value="6">
            <text:p>6</text:p>
          </table:table-cell>
          <table:table-cell table:style-name="ce40" office:value-type="string">
            <text:p>Wetsuit Deer Camellia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2">
          <table:table-cell table:style-name="ce40" office:value-type="float" office:value="7">
            <text:p>7</text:p>
          </table:table-cell>
          <table:table-cell table:style-name="ce40" office:value-type="string">
            <text:p>Blackwater Diving Horse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40" office:value-type="string">
            <text:p>Liberating Falcon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2">
          <table:table-cell table:style-name="ce40" office:value-type="float" office:value="9">
            <text:p>9</text:p>
          </table:table-cell>
          <table:table-cell table:style-name="ce40" office:value-type="string">
            <text:p>Spearholder Ayu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0" office:value-type="string">
            <text:p>Fried Snowball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1">
          <table:table-cell table:style-name="ce40" office:value-type="float" office:value="11">
            <text:p>11</text:p>
          </table:table-cell>
          <table:table-cell table:style-name="ce40" office:value-type="string">
            <text:p>Dreaming Star Dragon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2">
          <table:table-cell table:style-name="ce40" office:value-type="float" office:value="12">
            <text:p>12</text:p>
          </table:table-cell>
          <table:table-cell table:style-name="ce40" office:value-type="string">
            <text:p>Infinity Dragon Latias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2">
          <table:table-cell table:style-name="ce40" office:value-type="float" office:value="13">
            <text:p>13</text:p>
          </table:table-cell>
          <table:table-cell table:style-name="ce40" office:value-type="string">
            <text:p>Magical Prefect Luca</text:p>
          </table:table-cell>
          <table:table-cell table:style-name="ce40" table:number-columns-repeated="4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998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ce41" office:value-type="string">
            <text:p>Shadow Thunderclap Maiden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office:value-type="float" office:value="15">
            <text:p>15</text:p>
          </table:table-cell>
          <table:table-cell table:style-name="ce41" office:value-type="string">
            <text:p>Soulburner Stallion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18]+1" office:value-type="float" office:value="16">
            <text:p>16</text:p>
          </table:table-cell>
          <table:table-cell table:style-name="ce41" office:value-type="string">
            <text:p>Silver Wolfblade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19]+1" office:value-type="float" office:value="17">
            <text:p>17</text:p>
          </table:table-cell>
          <table:table-cell table:style-name="ce41" office:value-type="string">
            <text:p>Elf Rogue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20]+1" office:value-type="float" office:value="18">
            <text:p>18</text:p>
          </table:table-cell>
          <table:table-cell table:style-name="ce41" office:value-type="string">
            <text:p>Sky Dragon Apprentice (Rush)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21]+1" office:value-type="float" office:value="19">
            <text:p>19</text:p>
          </table:table-cell>
          <table:table-cell table:style-name="ce41" office:value-type="string">
            <text:p>Dreaming Painter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22]+1" office:value-type="float" office:value="20">
            <text:p>20</text:p>
          </table:table-cell>
          <table:table-cell table:style-name="ce41" office:value-type="string">
            <text:p>Healer Pegasus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23]+1" office:value-type="float" office:value="21">
            <text:p>21</text:p>
          </table:table-cell>
          <table:table-cell table:style-name="ce41" office:value-type="string">
            <text:p>Mechanthro Brawler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24]+1" office:value-type="float" office:value="22">
            <text:p>22</text:p>
          </table:table-cell>
          <table:table-cell table:style-name="ce41" office:value-type="string">
            <text:p>Voltic Bicorn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25]+1" office:value-type="float" office:value="23">
            <text:p>23</text:p>
          </table:table-cell>
          <table:table-cell table:style-name="ce41" office:value-type="string">
            <text:p>Kiba the Stealth Beast Wolf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26]+1" office:value-type="float" office:value="24">
            <text:p>24</text:p>
          </table:table-cell>
          <table:table-cell table:style-name="ce41" office:value-type="string">
            <text:p>Underwater Searching (Rush)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27]+1" office:value-type="float" office:value="25">
            <text:p>25</text:p>
          </table:table-cell>
          <table:table-cell table:style-name="ce41" office:value-type="string">
            <text:p>Navalfur Officer - Sakura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28]+1" office:value-type="float" office:value="26">
            <text:p>26</text:p>
          </table:table-cell>
          <table:table-cell table:style-name="ce41" office:value-type="string">
            <text:p>Navalfur Officer - Bara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29]+1" office:value-type="float" office:value="27">
            <text:p>27</text:p>
          </table:table-cell>
          <table:table-cell table:style-name="ce41" office:value-type="string">
            <text:p>Navalfur Officer - Ayame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0]+1" office:value-type="float" office:value="28">
            <text:p>28</text:p>
          </table:table-cell>
          <table:table-cell table:style-name="ce41" office:value-type="string">
            <text:p>Navalfur Officer - Himawari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1]+1" office:value-type="float" office:value="29">
            <text:p>29</text:p>
          </table:table-cell>
          <table:table-cell table:style-name="ce41" office:value-type="string">
            <text:p>Navalfur Ensign - Shirayuri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2]+1" office:value-type="float" office:value="30">
            <text:p>30</text:p>
          </table:table-cell>
          <table:table-cell table:style-name="ce41" office:value-type="string">
            <text:p>Navalfur Lieutenant - Anemone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3]+1" office:value-type="float" office:value="31">
            <text:p>31</text:p>
          </table:table-cell>
          <table:table-cell table:style-name="ce41" office:value-type="string">
            <text:p>Navalfur Captain - Kigiku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4]+1" office:value-type="float" office:value="32">
            <text:p>32</text:p>
          </table:table-cell>
          <table:table-cell table:style-name="ce41" office:value-type="string">
            <text:p>Navalfur Commander - Suisen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5]+1" office:value-type="float" office:value="33">
            <text:p>33</text:p>
          </table:table-cell>
          <table:table-cell table:style-name="ce41" office:value-type="string">
            <text:p>Navalfur Admiral - Hyakunichisou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6]+1" office:value-type="float" office:value="34">
            <text:p>34</text:p>
          </table:table-cell>
          <table:table-cell table:style-name="ce41" office:value-type="string">
            <text:p>Navalfur Admiral - Higanbana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7]+1" office:value-type="float" office:value="35">
            <text:p>35</text:p>
          </table:table-cell>
          <table:table-cell table:style-name="ce41" office:value-type="string">
            <text:p>Navalfur Academy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8]+1" office:value-type="float" office:value="36">
            <text:p>36</text:p>
          </table:table-cell>
          <table:table-cell table:style-name="ce41" office:value-type="string">
            <text:p>Navalfur Conscription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39]+1" office:value-type="float" office:value="37">
            <text:p>37</text:p>
          </table:table-cell>
          <table:table-cell table:style-name="ce41" office:value-type="string">
            <text:p>Navalfur Assault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40]+1" office:value-type="float" office:value="38">
            <text:p>38</text:p>
          </table:table-cell>
          <table:table-cell table:style-name="ce41" office:value-type="string">
            <text:p>Navalfur Coast Seizure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41]+1" office:value-type="float" office:value="39">
            <text:p>39</text:p>
          </table:table-cell>
          <table:table-cell table:style-name="ce41" office:value-type="string">
            <text:p>Navalfur Fleet Admiral - Huashu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42]+1" office:value-type="float" office:value="40">
            <text:p>40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43]+1" office:value-type="float" office:value="41">
            <text:p>41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44]+1" office:value-type="float" office:value="42">
            <text:p>42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45]+1" office:value-type="float" office:value="43">
            <text:p>43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46]+1" office:value-type="float" office:value="44">
            <text:p>44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47]+1" office:value-type="float" office:value="45">
            <text:p>45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48]+1" office:value-type="float" office:value="46">
            <text:p>46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49]+1" office:value-type="float" office:value="47">
            <text:p>47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50]+1" office:value-type="float" office:value="48">
            <text:p>48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51]+1" office:value-type="float" office:value="49">
            <text:p>49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52]+1" office:value-type="float" office:value="50">
            <text:p>50</text:p>
          </table:table-cell>
          <table:table-cell table:style-name="ce41" office:value-type="string">
            <text:p>Moana Lio Gate Navigator Akané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53]+1" office:value-type="float" office:value="51">
            <text:p>51</text:p>
          </table:table-cell>
          <table:table-cell table:style-name="ce41" office:value-type="string">
            <text:p>Moana Lio Coast Guard Kailani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54]+1" office:value-type="float" office:value="52">
            <text:p>52</text:p>
          </table:table-cell>
          <table:table-cell table:style-name="ce41" office:value-type="string">
            <text:p>Moana Lio Strategist Sayuri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55]+1" office:value-type="float" office:value="53">
            <text:p>53</text:p>
          </table:table-cell>
          <table:table-cell table:style-name="ce41" office:value-type="string">
            <text:p>Moana Lio Commander Makani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56]+1" office:value-type="float" office:value="54">
            <text:p>54</text:p>
          </table:table-cell>
          <table:table-cell table:style-name="ce41" office:value-type="string">
            <text:p>Moana Lio Combat Diver Akali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57]+1" office:value-type="float" office:value="55">
            <text:p>55</text:p>
          </table:table-cell>
          <table:table-cell table:style-name="ce41" office:value-type="string">
            <text:p>Moana Lio Combat Diver Shira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58]+1" office:value-type="float" office:value="56">
            <text:p>56</text:p>
          </table:table-cell>
          <table:table-cell table:style-name="ce41" office:value-type="string">
            <text:p>Moana Lio Seaman Koumatari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59]+1" office:value-type="float" office:value="57">
            <text:p>57</text:p>
          </table:table-cell>
          <table:table-cell table:style-name="ce41" office:value-type="string">
            <text:p>Moana Lio Ensign Asuka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60]+1" office:value-type="float" office:value="58">
            <text:p>58</text:p>
          </table:table-cell>
          <table:table-cell table:style-name="ce41" office:value-type="string">
            <text:p>Moana Lio Commander Smoke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61]+1" office:value-type="float" office:value="59">
            <text:p>59</text:p>
          </table:table-cell>
          <table:table-cell table:style-name="ce41" office:value-type="string">
            <text:p>Moana Lio Captain Tiki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41" table:formula="of:=[.A62]+1" office:value-type="float" office:value="60">
            <text:p>60</text:p>
          </table:table-cell>
          <table:table-cell table:style-name="ce41" office:value-type="string">
            <text:p>Moana Lio BUD-S Kurouma</text:p>
          </table:table-cell>
          <table:table-cell table:style-name="ce41" table:number-columns-repeated="4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63]+1" office:value-type="float" office:value="61">
            <text:p>61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64]+1" office:value-type="float" office:value="62">
            <text:p>62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65]+1" office:value-type="float" office:value="63">
            <text:p>63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66]+1" office:value-type="float" office:value="64">
            <text:p>64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67]+1" office:value-type="float" office:value="65">
            <text:p>65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68]+1" office:value-type="float" office:value="66">
            <text:p>66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69]+1" office:value-type="float" office:value="67">
            <text:p>67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0]+1" office:value-type="float" office:value="68">
            <text:p>68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1]+1" office:value-type="float" office:value="69">
            <text:p>69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2]+1" office:value-type="float" office:value="70">
            <text:p>70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3]+1" office:value-type="float" office:value="71">
            <text:p>71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4]+1" office:value-type="float" office:value="72">
            <text:p>72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5]+1" office:value-type="float" office:value="73">
            <text:p>73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6]+1" office:value-type="float" office:value="74">
            <text:p>74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7]+1" office:value-type="float" office:value="75">
            <text:p>75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8]+1" office:value-type="float" office:value="76">
            <text:p>76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79]+1" office:value-type="float" office:value="77">
            <text:p>77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80]+1" office:value-type="float" office:value="78">
            <text:p>78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81]+1" office:value-type="float" office:value="79">
            <text:p>79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82]+1" office:value-type="float" office:value="80">
            <text:p>80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83]+1" office:value-type="float" office:value="81">
            <text:p>81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41" table:formula="of:=[.A84]+1" office:value-type="float" office:value="82">
            <text:p>82</text:p>
          </table:table-cell>
          <table:table-cell table:style-name="ce41" table:number-columns-repeated="5"/>
          <table:table-cell table:style-name="ce40" office:value-type="string">
            <text:p>Rush Duel</text:p>
          </table:table-cell>
          <table:table-cell table:number-columns-repeated="1017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99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Archetypes.A1:Archetypes.E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0">05/30/2022</text:date>, <text:time>11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5-30T11:20:01.64</dc:date>
    <dc:creator>Jason </dc:creator>
    <meta:editing-duration>P1DT23H50M32S</meta:editing-duration>
    <meta:editing-cycles>61</meta:editing-cycles>
    <meta:document-statistic meta:table-count="3" meta:cell-count="2450" meta:object-count="0"/>
    <meta:user-defined meta:name="date">YYYY-05-DDT22:34:56.750</meta:user-defined>
  </office:meta>
</office:document-meta>
</file>